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  <style:style style:name="T8_281" style:family="text"/>
    <style:style style:name="T8_282" style:family="text"/>
    <style:style style:name="T8_283" style:family="text"/>
    <style:style style:name="T8_284" style:family="text"/>
    <style:style style:name="T8_285" style:family="text"/>
    <style:style style:name="T8_286" style:family="text"/>
    <style:style style:name="T8_287" style:family="text"/>
    <style:style style:name="T8_288" style:family="text"/>
    <style:style style:name="T8_289" style:family="text"/>
    <style:style style:name="T8_290" style:family="text"/>
    <style:style style:name="T8_291" style:family="text"/>
    <style:style style:name="T8_292" style:family="text"/>
    <style:style style:name="T8_293" style:family="text"/>
    <style:style style:name="T8_294" style:family="text"/>
    <style:style style:name="T8_295" style:family="text"/>
    <style:style style:name="T8_296" style:family="text"/>
    <style:style style:name="T8_297" style:family="text"/>
    <style:style style:name="T8_298" style:family="text"/>
    <style:style style:name="T8_299" style:family="text"/>
    <style:style style:name="T8_300" style:family="text"/>
    <style:style style:name="T8_301" style:family="text"/>
    <style:style style:name="T8_302" style:family="text"/>
    <style:style style:name="T8_303" style:family="text"/>
    <style:style style:name="T8_304" style:family="text"/>
    <style:style style:name="T8_305" style:family="text"/>
    <style:style style:name="T8_306" style:family="text"/>
    <style:style style:name="T8_307" style:family="text"/>
    <style:style style:name="T8_308" style:family="text"/>
    <style:style style:name="T8_309" style:family="text"/>
    <style:style style:name="T8_310" style:family="text"/>
    <style:style style:name="T8_311" style:family="text"/>
    <style:style style:name="T8_312" style:family="text"/>
    <style:style style:name="T8_313" style:family="text"/>
    <style:style style:name="T8_314" style:family="text"/>
    <style:style style:name="T8_315" style:family="text"/>
    <style:style style:name="T8_316" style:family="text"/>
    <style:style style:name="T8_317" style:family="text"/>
    <style:style style:name="T8_318" style:family="text"/>
    <style:style style:name="T8_319" style:family="text"/>
    <style:style style:name="T8_320" style:family="text"/>
    <style:style style:name="T8_321" style:family="text"/>
    <style:style style:name="T8_322" style:family="text"/>
    <style:style style:name="T8_323" style:family="text"/>
    <style:style style:name="T8_324" style:family="text"/>
    <style:style style:name="T8_325" style:family="text"/>
    <style:style style:name="T8_326" style:family="text"/>
    <style:style style:name="T8_327" style:family="text"/>
    <style:style style:name="T8_328" style:family="text"/>
    <style:style style:name="T8_329" style:family="text"/>
    <style:style style:name="T8_330" style:family="text"/>
    <style:style style:name="T8_331" style:family="text"/>
    <style:style style:name="T8_332" style:family="text"/>
    <style:style style:name="T8_333" style:family="text"/>
    <style:style style:name="T8_334" style:family="text"/>
    <style:style style:name="T8_335" style:family="text"/>
    <style:style style:name="T8_336" style:family="text"/>
    <style:style style:name="T8_337" style:family="text"/>
    <style:style style:name="T8_338" style:family="text"/>
    <style:style style:name="T8_339" style:family="text"/>
    <style:style style:name="T8_340" style:family="text"/>
    <style:style style:name="T8_341" style:family="text"/>
    <style:style style:name="T8_342" style:family="text"/>
    <style:style style:name="T8_343" style:family="text"/>
    <style:style style:name="T8_344" style:family="text"/>
    <style:style style:name="T8_345" style:family="text"/>
    <style:style style:name="T8_346" style:family="text"/>
    <style:style style:name="T8_347" style:family="text"/>
    <style:style style:name="T8_348" style:family="text"/>
    <style:style style:name="T8_349" style:family="text"/>
    <style:style style:name="T8_350" style:family="text"/>
    <style:style style:name="T8_351" style:family="text"/>
    <style:style style:name="T8_352" style:family="text"/>
    <style:style style:name="T8_353" style:family="text"/>
    <style:style style:name="T8_354" style:family="text"/>
    <style:style style:name="T8_355" style:family="text"/>
    <style:style style:name="T8_356" style:family="text"/>
    <style:style style:name="T8_357" style:family="text"/>
    <style:style style:name="T8_358" style:family="text"/>
    <style:style style:name="T8_359" style:family="text"/>
    <style:style style:name="T8_360" style:family="text"/>
    <style:style style:name="T8_361" style:family="text"/>
    <style:style style:name="T8_362" style:family="text"/>
    <style:style style:name="T8_363" style:family="text"/>
    <style:style style:name="T8_364" style:family="text"/>
    <style:style style:name="T8_365" style:family="text"/>
    <style:style style:name="T8_366" style:family="text"/>
    <style:style style:name="T8_367" style:family="text"/>
    <style:style style:name="T8_368" style:family="text"/>
    <style:style style:name="T8_369" style:family="text"/>
    <style:style style:name="T8_370" style:family="text"/>
    <style:style style:name="T8_371" style:family="text"/>
    <style:style style:name="T8_372" style:family="text"/>
    <style:style style:name="T8_373" style:family="text"/>
    <style:style style:name="T8_374" style:family="text"/>
    <style:style style:name="T8_375" style:family="text"/>
    <style:style style:name="T8_376" style:family="text"/>
    <style:style style:name="T8_377" style:family="text"/>
    <style:style style:name="T8_378" style:family="text"/>
    <style:style style:name="T8_379" style:family="text"/>
    <style:style style:name="T8_380" style:family="text"/>
    <style:style style:name="T8_381" style:family="text"/>
    <style:style style:name="T8_382" style:family="text"/>
    <style:style style:name="T8_383" style:family="text"/>
    <style:style style:name="T8_384" style:family="text"/>
    <style:style style:name="T8_385" style:family="text"/>
    <style:style style:name="T8_386" style:family="text"/>
    <style:style style:name="T8_387" style:family="text"/>
    <style:style style:name="T8_388" style:family="text"/>
    <style:style style:name="T8_389" style:family="text"/>
    <style:style style:name="T8_390" style:family="text"/>
    <style:style style:name="T8_391" style:family="text"/>
    <style:style style:name="T8_392" style:family="text"/>
    <style:style style:name="T8_393" style:family="text"/>
    <style:style style:name="T8_394" style:family="text"/>
    <style:style style:name="T8_395" style:family="text"/>
    <style:style style:name="T8_396" style:family="text"/>
    <style:style style:name="T8_397" style:family="text"/>
    <style:style style:name="T8_398" style:family="text"/>
    <style:style style:name="T8_399" style:family="text"/>
    <style:style style:name="T8_400" style:family="text"/>
    <style:style style:name="T8_401" style:family="text"/>
    <style:style style:name="T8_402" style:family="text"/>
    <style:style style:name="T8_403" style:family="text"/>
    <style:style style:name="T8_404" style:family="text"/>
    <style:style style:name="T8_405" style:family="text"/>
    <style:style style:name="T8_406" style:family="text"/>
    <style:style style:name="T8_407" style:family="text"/>
    <style:style style:name="T8_408" style:family="text"/>
    <style:style style:name="T8_409" style:family="text"/>
    <style:style style:name="T8_410" style:family="text"/>
    <style:style style:name="T8_411" style:family="text"/>
    <style:style style:name="T8_412" style:family="text"/>
    <style:style style:name="T8_413" style:family="text"/>
    <style:style style:name="T8_414" style:family="text"/>
    <style:style style:name="T8_415" style:family="text"/>
    <style:style style:name="T8_416" style:family="text"/>
    <style:style style:name="T8_417" style:family="text"/>
    <style:style style:name="T8_418" style:family="text"/>
    <style:style style:name="T8_419" style:family="text"/>
    <style:style style:name="T8_420" style:family="text"/>
    <style:style style:name="T8_421" style:family="text"/>
    <style:style style:name="T8_422" style:family="text"/>
    <style:style style:name="T8_423" style:family="text"/>
    <style:style style:name="T8_424" style:family="text"/>
    <style:style style:name="T8_425" style:family="text"/>
    <style:style style:name="T8_426" style:family="text"/>
    <style:style style:name="T8_427" style:family="text"/>
    <style:style style:name="T8_428" style:family="text"/>
    <style:style style:name="T8_429" style:family="text"/>
    <style:style style:name="T8_430" style:family="text"/>
    <style:style style:name="T8_431" style:family="text"/>
    <style:style style:name="T8_432" style:family="text"/>
    <style:style style:name="T8_433" style:family="text"/>
    <style:style style:name="T8_434" style:family="text"/>
    <style:style style:name="T8_435" style:family="text"/>
    <style:style style:name="T8_436" style:family="text"/>
    <style:style style:name="T8_437" style:family="text"/>
    <style:style style:name="T8_438" style:family="text"/>
    <style:style style:name="T8_439" style:family="text"/>
    <style:style style:name="T8_440" style:family="text"/>
    <style:style style:name="T8_441" style:family="text"/>
    <style:style style:name="T8_442" style:family="text"/>
    <style:style style:name="T8_443" style:family="text"/>
    <style:style style:name="T8_444" style:family="text"/>
    <style:style style:name="T8_445" style:family="text"/>
    <style:style style:name="T8_446" style:family="text"/>
    <style:style style:name="T8_447" style:family="text"/>
    <style:style style:name="T8_448" style:family="text"/>
    <style:style style:name="T8_449" style:family="text"/>
    <style:style style:name="T8_450" style:family="text"/>
    <style:style style:name="T8_451" style:family="text"/>
    <style:style style:name="T8_452" style:family="text"/>
    <style:style style:name="T8_453" style:family="text"/>
    <style:style style:name="T8_454" style:family="text"/>
    <style:style style:name="T8_455" style:family="text"/>
    <style:style style:name="T8_456" style:family="text"/>
    <style:style style:name="T8_457" style:family="text"/>
    <style:style style:name="T8_458" style:family="text"/>
    <style:style style:name="T8_459" style:family="text"/>
    <style:style style:name="T8_460" style:family="text"/>
    <style:style style:name="T8_461" style:family="text"/>
    <style:style style:name="T8_462" style:family="text"/>
    <style:style style:name="T8_463" style:family="text"/>
    <style:style style:name="T8_464" style:family="text"/>
    <style:style style:name="T8_465" style:family="text"/>
    <style:style style:name="T8_466" style:family="text"/>
    <style:style style:name="T8_467" style:family="text"/>
    <style:style style:name="T8_468" style:family="text"/>
    <style:style style:name="T8_469" style:family="text"/>
    <style:style style:name="T8_470" style:family="text"/>
    <style:style style:name="T8_471" style:family="text"/>
    <style:style style:name="T8_472" style:family="text"/>
    <style:style style:name="T8_473" style:family="text"/>
    <style:style style:name="T8_474" style:family="text"/>
    <style:style style:name="T8_475" style:family="text"/>
    <style:style style:name="T8_476" style:family="text"/>
    <style:style style:name="T8_477" style:family="text"/>
    <style:style style:name="T8_478" style:family="text"/>
    <style:style style:name="T8_479" style:family="text"/>
    <style:style style:name="T8_480" style:family="text"/>
    <style:style style:name="T8_481" style:family="text"/>
    <style:style style:name="T8_482" style:family="text"/>
    <style:style style:name="T8_483" style:family="text"/>
    <style:style style:name="T8_484" style:family="text"/>
    <style:style style:name="T8_485" style:family="text"/>
    <style:style style:name="T8_486" style:family="text"/>
    <style:style style:name="T8_487" style:family="text"/>
    <style:style style:name="T8_488" style:family="text"/>
    <style:style style:name="T8_489" style:family="text"/>
    <style:style style:name="T8_490" style:family="text"/>
    <style:style style:name="T8_491" style:family="text"/>
    <style:style style:name="T8_492" style:family="text"/>
    <style:style style:name="T8_493" style:family="text"/>
    <style:style style:name="T8_494" style:family="text"/>
    <style:style style:name="T8_495" style:family="text"/>
    <style:style style:name="T8_496" style:family="text"/>
    <style:style style:name="T8_497" style:family="text"/>
    <style:style style:name="T8_498" style:family="text"/>
    <style:style style:name="T8_499" style:family="text"/>
    <style:style style:name="T8_500" style:family="text"/>
    <style:style style:name="T8_501" style:family="text"/>
    <style:style style:name="T8_502" style:family="text"/>
    <style:style style:name="T8_503" style:family="text"/>
    <style:style style:name="T8_504" style:family="text"/>
    <style:style style:name="T8_505" style:family="text"/>
    <style:style style:name="T8_506" style:family="text"/>
    <style:style style:name="T8_507" style:family="text"/>
    <style:style style:name="T8_508" style:family="text"/>
    <style:style style:name="T8_509" style:family="text"/>
    <style:style style:name="T8_510" style:family="text"/>
    <style:style style:name="T8_511" style:family="text"/>
    <style:style style:name="T8_512" style:family="text"/>
    <style:style style:name="T8_513" style:family="text"/>
    <style:style style:name="T8_514" style:family="text"/>
    <style:style style:name="T8_515" style:family="text"/>
    <style:style style:name="T8_516" style:family="text"/>
    <style:style style:name="T8_517" style:family="text"/>
    <style:style style:name="T8_518" style:family="text"/>
    <style:style style:name="T8_519" style:family="text"/>
    <style:style style:name="T8_520" style:family="text"/>
    <style:style style:name="T8_521" style:family="text"/>
    <style:style style:name="T8_522" style:family="text"/>
    <style:style style:name="T8_523" style:family="text"/>
    <style:style style:name="T8_524" style:family="text"/>
    <style:style style:name="T8_525" style:family="text"/>
    <style:style style:name="T8_526" style:family="text"/>
    <style:style style:name="T8_527" style:family="text"/>
    <style:style style:name="T8_528" style:family="text"/>
    <style:style style:name="T8_529" style:family="text"/>
    <style:style style:name="T8_530" style:family="text"/>
    <style:style style:name="T8_531" style:family="text"/>
    <style:style style:name="T8_532" style:family="text"/>
    <style:style style:name="T8_533" style:family="text"/>
    <style:style style:name="T8_534" style:family="text"/>
    <style:style style:name="T8_535" style:family="text"/>
    <style:style style:name="T8_536" style:family="text"/>
    <style:style style:name="T8_537" style:family="text"/>
    <style:style style:name="T8_538" style:family="text"/>
    <style:style style:name="T8_539" style:family="text"/>
    <style:style style:name="T8_540" style:family="text"/>
    <style:style style:name="T8_541" style:family="text"/>
    <style:style style:name="T8_542" style:family="text"/>
    <style:style style:name="T8_543" style:family="text"/>
    <style:style style:name="T8_544" style:family="text"/>
    <style:style style:name="T8_545" style:family="text"/>
    <style:style style:name="T8_546" style:family="text">
      <style:text-properties style:text-position="super 58%"/>
    </style:style>
    <style:style style:name="T8_547" style:family="text"/>
    <style:style style:name="T8_548" style:family="text"/>
    <style:style style:name="T8_549" style:family="text"/>
    <style:style style:name="T8_550" style:family="text"/>
    <style:style style:name="T8_551" style:family="text"/>
    <style:style style:name="T8_552" style:family="text"/>
    <style:style style:name="T8_553" style:family="text"/>
    <style:style style:name="T8_554" style:family="text"/>
    <style:style style:name="T8_555" style:family="text"/>
    <style:style style:name="T8_556" style:family="text"/>
    <style:style style:name="T8_557" style:family="text"/>
    <style:style style:name="T8_558" style:family="text"/>
    <style:style style:name="T8_559" style:family="text"/>
    <style:style style:name="T8_560" style:family="text"/>
    <style:style style:name="T8_561" style:family="text"/>
    <style:style style:name="T8_562" style:family="text"/>
    <style:style style:name="T8_563" style:family="text"/>
    <style:style style:name="T8_564" style:family="text"/>
    <style:style style:name="T8_565" style:family="text"/>
    <style:style style:name="T8_566" style:family="text"/>
    <style:style style:name="T8_567" style:family="text"/>
    <style:style style:name="T8_568" style:family="text"/>
    <style:style style:name="T8_569" style:family="text"/>
    <style:style style:name="T8_570" style:family="text"/>
    <style:style style:name="T8_571" style:family="text"/>
    <style:style style:name="T8_572" style:family="text"/>
    <style:style style:name="T8_573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T10_315" style:family="text"/>
    <style:style style:name="T10_316" style:family="text"/>
    <style:style style:name="T10_317" style:family="text"/>
    <style:style style:name="T10_318" style:family="text"/>
    <style:style style:name="T10_319" style:family="text"/>
    <style:style style:name="T10_320" style:family="text"/>
    <style:style style:name="T10_321" style:family="text"/>
    <style:style style:name="T10_322" style:family="text"/>
    <style:style style:name="T10_323" style:family="text"/>
    <style:style style:name="T10_324" style:family="text"/>
    <style:style style:name="T10_325" style:family="text"/>
    <style:style style:name="T10_326" style:family="text"/>
    <style:style style:name="T10_327" style:family="text"/>
    <style:style style:name="T10_328" style:family="text"/>
    <style:style style:name="T10_329" style:family="text"/>
    <style:style style:name="T10_330" style:family="text"/>
    <style:style style:name="T10_331" style:family="text"/>
    <style:style style:name="T10_332" style:family="text"/>
    <style:style style:name="T10_333" style:family="text"/>
    <style:style style:name="T10_334" style:family="text"/>
    <style:style style:name="T10_335" style:family="text"/>
    <style:style style:name="T10_336" style:family="text"/>
    <style:style style:name="T10_337" style:family="text"/>
    <style:style style:name="T10_338" style:family="text"/>
    <style:style style:name="T10_339" style:family="text"/>
    <style:style style:name="T10_340" style:family="text"/>
    <style:style style:name="T10_341" style:family="text"/>
    <style:style style:name="T10_342" style:family="text"/>
    <style:style style:name="T10_343" style:family="text"/>
    <style:style style:name="T10_344" style:family="text"/>
    <style:style style:name="T10_345" style:family="text"/>
    <style:style style:name="T10_346" style:family="text"/>
    <style:style style:name="T10_347" style:family="text"/>
    <style:style style:name="T10_348" style:family="text"/>
    <style:style style:name="T10_349" style:family="text"/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T10_357" style:family="text"/>
    <style:style style:name="T10_358" style:family="text"/>
    <style:style style:name="T10_359" style:family="text"/>
    <style:style style:name="T10_360" style:family="text"/>
    <style:style style:name="T10_361" style:family="text"/>
    <style:style style:name="T10_362" style:family="text"/>
    <style:style style:name="T10_363" style:family="text"/>
    <style:style style:name="T10_364" style:family="text"/>
    <style:style style:name="T10_365" style:family="text"/>
    <style:style style:name="T10_366" style:family="text"/>
    <style:style style:name="T10_367" style:family="text"/>
    <style:style style:name="T10_368" style:family="text"/>
    <style:style style:name="T10_369" style:family="text"/>
    <style:style style:name="T10_370" style:family="text"/>
    <style:style style:name="T10_371" style:family="text"/>
    <style:style style:name="T10_372" style:family="text"/>
    <style:style style:name="T10_373" style:family="text"/>
    <style:style style:name="T10_374" style:family="text"/>
    <style:style style:name="T10_375" style:family="text"/>
    <style:style style:name="T10_376" style:family="text"/>
    <style:style style:name="T10_377" style:family="text"/>
    <style:style style:name="T10_378" style:family="text"/>
    <style:style style:name="T10_379" style:family="text"/>
    <style:style style:name="T10_380" style:family="text"/>
    <style:style style:name="T10_381" style:family="text"/>
    <style:style style:name="T10_382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T11_287" style:family="text"/>
    <style:style style:name="T11_288" style:family="text"/>
    <style:style style:name="T11_289" style:family="text"/>
    <style:style style:name="T11_290" style:family="text"/>
    <style:style style:name="T11_291" style:family="text"/>
    <style:style style:name="T11_292" style:family="text"/>
    <style:style style:name="T11_293" style:family="text"/>
    <style:style style:name="T11_294" style:family="text"/>
    <style:style style:name="T11_295" style:family="text"/>
    <style:style style:name="T11_296" style:family="text"/>
    <style:style style:name="T11_297" style:family="text"/>
    <style:style style:name="T11_298" style:family="text"/>
    <style:style style:name="T11_299" style:family="text"/>
    <style:style style:name="T11_300" style:family="text"/>
    <style:style style:name="T11_301" style:family="text"/>
    <style:style style:name="T11_302" style:family="text"/>
    <style:style style:name="T11_303" style:family="text"/>
    <style:style style:name="T11_304" style:family="text"/>
    <style:style style:name="T11_305" style:family="text"/>
    <style:style style:name="T11_306" style:family="text"/>
    <style:style style:name="T11_307" style:family="text"/>
    <style:style style:name="T11_308" style:family="text"/>
    <style:style style:name="T11_309" style:family="text"/>
    <style:style style:name="T11_310" style:family="text"/>
    <style:style style:name="T11_311" style:family="text"/>
    <style:style style:name="T11_312" style:family="text"/>
    <style:style style:name="T11_313" style:family="text"/>
    <style:style style:name="T11_314" style:family="text"/>
    <style:style style:name="T11_315" style:family="text"/>
    <style:style style:name="T11_316" style:family="text"/>
    <style:style style:name="T11_317" style:family="text"/>
    <style:style style:name="T11_318" style:family="text"/>
    <style:style style:name="T11_319" style:family="text"/>
    <style:style style:name="T11_320" style:family="text"/>
    <style:style style:name="T11_321" style:family="text"/>
    <style:style style:name="T11_322" style:family="text"/>
    <style:style style:name="T11_323" style:family="text"/>
    <style:style style:name="T11_324" style:family="text"/>
    <style:style style:name="T11_325" style:family="text"/>
    <style:style style:name="T11_326" style:family="text"/>
    <style:style style:name="T11_327" style:family="text"/>
    <style:style style:name="T11_328" style:family="text"/>
    <style:style style:name="T11_329" style:family="text"/>
    <style:style style:name="T11_330" style:family="text"/>
    <style:style style:name="T11_331" style:family="text"/>
    <style:style style:name="T11_332" style:family="text"/>
    <style:style style:name="T11_333" style:family="text"/>
    <style:style style:name="T11_334" style:family="text"/>
    <style:style style:name="T11_335" style:family="text"/>
    <style:style style:name="T11_336" style:family="text"/>
    <style:style style:name="T11_337" style:family="text"/>
    <style:style style:name="T11_338" style:family="text"/>
    <style:style style:name="T11_339" style:family="text"/>
    <style:style style:name="T11_340" style:family="text"/>
    <style:style style:name="T11_341" style:family="text"/>
    <style:style style:name="T11_342" style:family="text"/>
    <style:style style:name="T11_343" style:family="text"/>
    <style:style style:name="T11_344" style:family="text"/>
    <style:style style:name="T11_345" style:family="text"/>
    <style:style style:name="T11_346" style:family="text"/>
    <style:style style:name="T11_347" style:family="text"/>
    <style:style style:name="T11_348" style:family="text"/>
    <style:style style:name="T11_349" style:family="text"/>
    <style:style style:name="T11_350" style:family="text"/>
    <style:style style:name="T11_351" style:family="text"/>
    <style:style style:name="T11_352" style:family="text"/>
    <style:style style:name="T11_353" style:family="text"/>
    <style:style style:name="T11_354" style:family="text"/>
    <style:style style:name="T11_355" style:family="text"/>
    <style:style style:name="T11_356" style:family="text"/>
    <style:style style:name="T11_357" style:family="text"/>
    <style:style style:name="T11_358" style:family="text"/>
    <style:style style:name="T11_359" style:family="text"/>
    <style:style style:name="T11_360" style:family="text"/>
    <style:style style:name="T11_361" style:family="text"/>
    <style:style style:name="T11_362" style:family="text"/>
    <style:style style:name="T11_363" style:family="text"/>
    <style:style style:name="T11_364" style:family="text"/>
    <style:style style:name="T11_365" style:family="text"/>
    <style:style style:name="T11_366" style:family="text"/>
    <style:style style:name="T11_367" style:family="text"/>
    <style:style style:name="T11_368" style:family="text"/>
    <style:style style:name="T11_369" style:family="text"/>
    <style:style style:name="T11_370" style:family="text"/>
    <style:style style:name="T11_371" style:family="text"/>
    <style:style style:name="T11_372" style:family="text"/>
    <style:style style:name="T11_373" style:family="text"/>
    <style:style style:name="T11_374" style:family="text"/>
    <style:style style:name="T11_375" style:family="text"/>
    <style:style style:name="T11_376" style:family="text"/>
    <style:style style:name="T11_377" style:family="text"/>
    <style:style style:name="T11_378" style:family="text"/>
    <style:style style:name="T11_379" style:family="text"/>
    <style:style style:name="T11_380" style:family="text"/>
    <style:style style:name="T11_381" style:family="text"/>
    <style:style style:name="T11_382" style:family="text"/>
    <style:style style:name="T11_383" style:family="text"/>
    <style:style style:name="T11_384" style:family="text"/>
    <style:style style:name="T11_385" style:family="text"/>
    <style:style style:name="T11_386" style:family="text"/>
    <style:style style:name="T11_387" style:family="text"/>
    <style:style style:name="T11_388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/>
    <style:style style:name="T15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5" style:family="text"/>
    <style:style style:name="T15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7" style:family="text"/>
    <style:style style:name="T15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9" style:family="text"/>
    <style:style style:name="T15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11" style:family="text"/>
    <style:style style:name="T15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13" style:family="text"/>
    <style:style style:name="T15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15" style:family="text"/>
    <style:style style:name="T15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17" style:family="text"/>
    <style:style style:name="T15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19" style:family="text"/>
    <style:style style:name="T15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5_21" style:family="text">
      <style:text-properties fo:font-weight="bold" style:font-weight-asian="bold" style:font-weight-complex="bold"/>
    </style:style>
    <style:style style:name="T15_22" style:family="text">
      <style:text-properties fo:font-weight="bold" style:font-weight-asian="bold" style:font-weight-complex="bold"/>
    </style:style>
    <style:style style:name="T15_23" style:family="text">
      <style:text-properties fo:font-weight="bold" style:font-weight-asian="bold" style:font-weight-complex="bold"/>
    </style:style>
    <style:style style:name="T15_24" style:family="text">
      <style:text-properties fo:font-weight="bold" style:font-weight-asian="bold" style:font-weight-complex="bold"/>
    </style:style>
    <style:style style:name="T15_25" style:family="text">
      <style:text-properties fo:font-weight="bold" style:font-weight-asian="bold" style:font-weight-complex="bold"/>
    </style:style>
    <style:style style:name="T15_26" style:family="text">
      <style:text-properties fo:font-weight="bold" style:font-weight-asian="bold" style:font-weight-complex="bold"/>
    </style:style>
    <style:style style:name="T15_27" style:family="text">
      <style:text-properties fo:font-weight="bold" style:font-weight-asian="bold" style:font-weight-complex="bold"/>
    </style:style>
    <style:style style:name="T15_28" style:family="text">
      <style:text-properties fo:font-weight="bold" style:font-weight-asian="bold" style:font-weight-complex="bold"/>
    </style:style>
    <style:style style:name="T15_29" style:family="text">
      <style:text-properties fo:font-weight="bold" style:font-weight-asian="bold" style:font-weight-complex="bold"/>
    </style:style>
    <style:style style:name="T15_30" style:family="text">
      <style:text-properties fo:font-weight="bold" style:font-weight-asian="bold" style:font-weight-complex="bold"/>
    </style:style>
    <style:style style:name="T15_3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>
      <style:text-properties fo:font-weight="bold" style:font-weight-asian="bold" style:font-weight-complex="bold"/>
    </style:style>
    <style:style style:name="T16_20" style:family="text">
      <style:text-properties fo:font-weight="bold" style:font-weight-asian="bold" style:font-weight-complex="bold"/>
    </style:style>
    <style:style style:name="T16_21" style:family="text">
      <style:text-properties fo:font-weight="bold" style:font-weight-asian="bold" style:font-weight-complex="bold"/>
    </style:style>
    <style:style style:name="T16_22" style:family="text">
      <style:text-properties fo:font-weight="bold" style:font-weight-asian="bold" style:font-weight-complex="bold"/>
    </style:style>
    <style:style style:name="T16_23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/>
    <style:style style:name="T19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4" style:family="text"/>
    <style:style style:name="T19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6" style:family="text"/>
    <style:style style:name="T19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8" style:family="text"/>
    <style:style style:name="T19_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10" style:family="text"/>
    <style:style style:name="T19_1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12" style:family="text"/>
    <style:style style:name="T19_1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14" style:family="text"/>
    <style:style style:name="T19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16" style:family="text"/>
    <style:style style:name="T19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18" style:family="text"/>
    <style:style style:name="T19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20" style:family="text"/>
    <style:style style:name="T19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22" style:family="text"/>
    <style:style style:name="T19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24" style:family="text"/>
    <style:style style:name="T19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26" style:family="text"/>
    <style:style style:name="T19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28" style:family="text"/>
    <style:style style:name="T19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30" style:family="text"/>
    <style:style style:name="T19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32" style:family="text"/>
    <style:style style:name="T19_3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34" style:family="text"/>
    <style:style style:name="T19_3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36" style:family="text"/>
    <style:style style:name="T19_3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38" style:family="text"/>
    <style:style style:name="T19_3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40" style:family="text"/>
    <style:style style:name="T19_4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42" style:family="text"/>
    <style:style style:name="T19_4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44" style:family="text"/>
    <style:style style:name="T19_4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46" style:family="text"/>
    <style:style style:name="T19_4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48" style:family="text"/>
    <style:style style:name="T19_4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50" style:family="text"/>
    <style:style style:name="T19_5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52" style:family="text"/>
    <style:style style:name="T19_5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54" style:family="text"/>
    <style:style style:name="T19_5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56" style:family="text"/>
    <style:style style:name="T19_5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58" style:family="text"/>
    <style:style style:name="T19_5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60" style:family="text"/>
    <style:style style:name="T19_6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62" style:family="text"/>
    <style:style style:name="T19_6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64" style:family="text"/>
    <style:style style:name="T19_6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66" style:family="text"/>
    <style:style style:name="T19_6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68" style:family="text"/>
    <style:style style:name="T19_6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70" style:family="text"/>
    <style:style style:name="T19_7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72" style:family="text"/>
    <style:style style:name="T19_7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_74" style:family="text">
      <style:text-properties fo:font-weight="bold" style:font-weight-asian="bold" style:font-weight-complex="bold"/>
    </style:style>
    <style:style style:name="T19_75" style:family="text">
      <style:text-properties fo:font-weight="bold" style:font-weight-asian="bold" style:font-weight-complex="bold"/>
    </style:style>
    <style:style style:name="T19_76" style:family="text">
      <style:text-properties fo:font-weight="bold" style:font-weight-asian="bold" style:font-weight-complex="bold"/>
    </style:style>
    <style:style style:name="T19_77" style:family="text">
      <style:text-properties fo:font-weight="bold" style:font-weight-asian="bold" style:font-weight-complex="bold"/>
    </style:style>
    <style:style style:name="T19_78" style:family="text">
      <style:text-properties fo:font-weight="bold" style:font-weight-asian="bold" style:font-weight-complex="bold"/>
    </style:style>
    <style:style style:name="T19_79" style:family="text">
      <style:text-properties fo:font-weight="bold" style:font-weight-asian="bold" style:font-weight-complex="bold"/>
    </style:style>
    <style:style style:name="T19_80" style:family="text">
      <style:text-properties fo:font-weight="bold" style:font-weight-asian="bold" style:font-weight-complex="bold"/>
    </style:style>
    <style:style style:name="T19_81" style:family="text">
      <style:text-properties fo:font-weight="bold" style:font-weight-asian="bold" style:font-weight-complex="bold"/>
    </style:style>
    <style:style style:name="T19_82" style:family="text">
      <style:text-properties fo:font-weight="bold" style:font-weight-asian="bold" style:font-weight-complex="bold"/>
    </style:style>
    <style:style style:name="T19_83" style:family="text">
      <style:text-properties fo:font-weight="bold" style:font-weight-asian="bold" style:font-weight-complex="bold"/>
    </style:style>
    <style:style style:name="T19_84" style:family="text">
      <style:text-properties fo:font-weight="bold" style:font-weight-asian="bold" style:font-weight-complex="bold"/>
    </style:style>
    <style:style style:name="T19_85" style:family="text">
      <style:text-properties fo:font-weight="bold" style:font-weight-asian="bold" style:font-weight-complex="bold"/>
    </style:style>
    <style:style style:name="T19_86" style:family="text">
      <style:text-properties fo:font-weight="bold" style:font-weight-asian="bold" style:font-weight-complex="bold"/>
    </style:style>
    <style:style style:name="T19_87" style:family="text">
      <style:text-properties fo:font-weight="bold" style:font-weight-asian="bold" style:font-weight-complex="bold"/>
    </style:style>
    <style:style style:name="T19_88" style:family="text">
      <style:text-properties fo:font-weight="bold" style:font-weight-asian="bold" style:font-weight-complex="bold"/>
    </style:style>
    <style:style style:name="T19_89" style:family="text">
      <style:text-properties fo:font-weight="bold" style:font-weight-asian="bold" style:font-weight-complex="bold"/>
    </style:style>
    <style:style style:name="T19_90" style:family="text">
      <style:text-properties fo:font-weight="bold" style:font-weight-asian="bold" style:font-weight-complex="bold"/>
    </style:style>
    <style:style style:name="T19_91" style:family="text">
      <style:text-properties fo:font-weight="bold" style:font-weight-asian="bold" style:font-weight-complex="bold"/>
    </style:style>
    <style:style style:name="T19_92" style:family="text">
      <style:text-properties fo:font-weight="bold" style:font-weight-asian="bold" style:font-weight-complex="bold"/>
    </style:style>
    <style:style style:name="T19_93" style:family="text">
      <style:text-properties fo:font-weight="bold" style:font-weight-asian="bold" style:font-weight-complex="bold"/>
    </style:style>
    <style:style style:name="T19_94" style:family="text">
      <style:text-properties fo:font-weight="bold" style:font-weight-asian="bold" style:font-weight-complex="bold"/>
    </style:style>
    <style:style style:name="T19_95" style:family="text">
      <style:text-properties fo:font-weight="bold" style:font-weight-asian="bold" style:font-weight-complex="bold"/>
    </style:style>
    <style:style style:name="T19_96" style:family="text">
      <style:text-properties fo:font-weight="bold" style:font-weight-asian="bold" style:font-weight-complex="bold"/>
    </style:style>
    <style:style style:name="T19_97" style:family="text">
      <style:text-properties fo:font-weight="bold" style:font-weight-asian="bold" style:font-weight-complex="bold"/>
    </style:style>
    <style:style style:name="T19_98" style:family="text">
      <style:text-properties fo:font-weight="bold" style:font-weight-asian="bold" style:font-weight-complex="bold"/>
    </style:style>
    <style:style style:name="T19_99" style:family="text">
      <style:text-properties fo:font-weight="bold" style:font-weight-asian="bold" style:font-weight-complex="bold"/>
    </style:style>
    <style:style style:name="T19_100" style:family="text">
      <style:text-properties fo:font-weight="bold" style:font-weight-asian="bold" style:font-weight-complex="bold"/>
    </style:style>
    <style:style style:name="T19_101" style:family="text">
      <style:text-properties fo:font-weight="bold" style:font-weight-asian="bold" style:font-weight-complex="bold"/>
    </style:style>
    <style:style style:name="T19_102" style:family="text">
      <style:text-properties fo:font-weight="bold" style:font-weight-asian="bold" style:font-weight-complex="bold"/>
    </style:style>
    <style:style style:name="T19_103" style:family="text">
      <style:text-properties fo:font-weight="bold" style:font-weight-asian="bold" style:font-weight-complex="bold"/>
    </style:style>
    <style:style style:name="T19_104" style:family="text">
      <style:text-properties fo:font-weight="bold" style:font-weight-asian="bold" style:font-weight-complex="bold"/>
    </style:style>
    <style:style style:name="T19_105" style:family="text">
      <style:text-properties fo:font-weight="bold" style:font-weight-asian="bold" style:font-weight-complex="bold"/>
    </style:style>
    <style:style style:name="T19_106" style:family="text">
      <style:text-properties fo:font-weight="bold" style:font-weight-asian="bold" style:font-weight-complex="bold"/>
    </style:style>
    <style:style style:name="T19_107" style:family="text">
      <style:text-properties fo:font-weight="bold" style:font-weight-asian="bold" style:font-weight-complex="bold"/>
    </style:style>
    <style:style style:name="T19_108" style:family="text">
      <style:text-properties fo:font-weight="bold" style:font-weight-asian="bold" style:font-weight-complex="bold"/>
    </style:style>
    <style:style style:name="T19_109" style:family="text">
      <style:text-properties fo:font-weight="bold" style:font-weight-asian="bold" style:font-weight-complex="bold"/>
    </style:style>
    <style:style style:name="T19_110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/>
    <style:style style:name="T21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1_4" style:family="text"/>
    <style:style style:name="T21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1_6" style:family="text"/>
    <style:style style:name="T21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1_8" style:family="text">
      <style:text-properties fo:background-color="#ffffff" fo:font-weight="bold" style:font-weight-asian="bold" style:font-weight-complex="bold"/>
    </style:style>
    <style:style style:name="T21_9" style:family="text">
      <style:text-properties fo:background-color="#ffffff" fo:font-weight="bold" style:font-weight-asian="bold" style:font-weight-complex="bold"/>
    </style:style>
    <style:style style:name="T21_10" style:family="text">
      <style:text-properties fo:background-color="#ffffff" fo:font-weight="bold" style:font-weight-asian="bold" style:font-weight-complex="bold"/>
    </style:style>
    <style:style style:name="T21_11" style:family="text">
      <style:text-properties fo:background-color="#ffffff" fo:font-weight="bold" style:font-weight-asian="bold" style:font-weight-complex="bold"/>
    </style:style>
    <style:style style:name="T21_12" style:family="text">
      <style:text-properties fo:background-color="#ffffff" fo:font-weight="bold" style:font-weight-asian="bold" style:font-weight-complex="bold"/>
    </style:style>
    <style:style style:name="T21_13" style:family="text">
      <style:text-properties fo:background-color="#ffffff" fo:font-weight="bold" style:font-weight-asian="bold" style:font-weight-complex="bold"/>
    </style:style>
    <style:style style:name="T21_14" style:family="text">
      <style:text-properties fo:background-color="#ffffff" fo:font-weight="bold" style:font-weight-asian="bold" style:font-weight-complex="bold"/>
    </style:style>
    <style:style style:name="T21_15" style:family="text">
      <style:text-properties fo:background-color="#ffffff" fo:font-weight="bold" style:font-weight-asian="bold" style:font-weight-complex="bold"/>
    </style:style>
    <style:style style:name="T21_16" style:family="text">
      <style:text-properties fo:background-color="#ffffff" fo:font-weight="bold" style:font-weight-asian="bold" style:font-weight-complex="bold"/>
    </style:style>
    <style:style style:name="T21_17" style:family="text">
      <style:text-properties fo:background-color="#ffffff" fo:font-weight="bold" style:font-weight-asian="bold" style:font-weight-complex="bold"/>
    </style:style>
    <style:style style:name="T21_18" style:family="text">
      <style:text-properties fo:background-color="#ffffff" fo:font-weight="bold" style:font-weight-asian="bold" style:font-weight-complex="bold"/>
    </style:style>
    <style:style style:name="T21_19" style:family="text">
      <style:text-properties fo:background-color="#ffffff" fo:font-weight="bold" style:font-weight-asian="bold" style:font-weight-complex="bold"/>
    </style:style>
    <style:style style:name="T21_20" style:family="text">
      <style:text-properties fo:background-color="#ffffff" fo:font-weight="bold" style:font-weight-asian="bold" style:font-weight-complex="bold"/>
    </style:style>
    <style:style style:name="T21_21" style:family="text">
      <style:text-properties fo:background-color="#ffffff" fo:font-weight="bold" style:font-weight-asian="bold" style:font-weight-complex="bold"/>
    </style:style>
    <style:style style:name="T21_22" style:family="text">
      <style:text-properties fo:background-color="#ffffff" fo:font-weight="bold" style:font-weight-asian="bold" style:font-weight-complex="bold"/>
    </style:style>
    <style:style style:name="T21_23" style:family="text">
      <style:text-properties fo:background-color="#ffffff" fo:font-weight="bold" style:font-weight-asian="bold" style:font-weight-complex="bold"/>
    </style:style>
    <style:style style:name="T21_24" style:family="text">
      <style:text-properties fo:background-color="#ffffff" fo:font-weight="bold" style:font-weight-asian="bold" style:font-weight-complex="bold"/>
    </style:style>
    <style:style style:name="T21_25" style:family="text">
      <style:text-properties fo:background-color="#ffffff" fo:font-weight="bold" style:font-weight-asian="bold" style:font-weight-complex="bold"/>
    </style:style>
    <style:style style:name="T21_26" style:family="text">
      <style:text-properties fo:background-color="#ffffff" fo:font-weight="bold" style:font-weight-asian="bold" style:font-weight-complex="bold"/>
    </style:style>
    <style:style style:name="T21_27" style:family="text">
      <style:text-properties fo:background-color="#ffffff" fo:font-weight="bold" style:font-weight-asian="bold" style:font-weight-complex="bold"/>
    </style:style>
    <style:style style:name="T21_28" style:family="text">
      <style:text-properties fo:background-color="#ffffff" fo:font-weight="bold" style:font-weight-asian="bold" style:font-weight-complex="bold"/>
    </style:style>
    <style:style style:name="T21_29" style:family="text">
      <style:text-properties fo:background-color="#ffffff" fo:font-weight="bold" style:font-weight-asian="bold" style:font-weight-complex="bold"/>
    </style:style>
    <style:style style:name="T21_30" style:family="text">
      <style:text-properties fo:background-color="#ffffff" fo:font-weight="bold" style:font-weight-asian="bold" style:font-weight-complex="bold"/>
    </style:style>
    <style:style style:name="T21_31" style:family="text">
      <style:text-properties fo:background-color="#ffffff" fo:font-weight="bold" style:font-weight-asian="bold" style:font-weight-complex="bold"/>
    </style:style>
    <style:style style:name="T21_32" style:family="text">
      <style:text-properties fo:background-color="#ffffff" fo:font-weight="bold" style:font-weight-asian="bold" style:font-weight-complex="bold"/>
    </style:style>
    <style:style style:name="T21_33" style:family="text">
      <style:text-properties fo:background-color="#ffffff" fo:font-weight="bold" style:font-weight-asian="bold" style:font-weight-complex="bold"/>
    </style:style>
    <style:style style:name="T21_34" style:family="text">
      <style:text-properties fo:background-color="#ffffff" fo:font-weight="bold" style:font-weight-asian="bold" style:font-weight-complex="bold"/>
    </style:style>
    <style:style style:name="T21_35" style:family="text">
      <style:text-properties fo:background-color="#ffffff" fo:font-weight="bold" style:font-weight-asian="bold" style:font-weight-complex="bold"/>
    </style:style>
    <style:style style:name="T21_36" style:family="text">
      <style:text-properties fo:background-color="#ffffff" fo:font-weight="bold" style:font-weight-asian="bold" style:font-weight-complex="bold"/>
    </style:style>
    <style:style style:name="T21_37" style:family="text">
      <style:text-properties fo:background-color="#ffffff" fo:font-weight="bold" style:font-weight-asian="bold" style:font-weight-complex="bold"/>
    </style:style>
    <style:style style:name="T21_38" style:family="text">
      <style:text-properties fo:background-color="#ffffff" fo:font-weight="bold" style:font-weight-asian="bold" style:font-weight-complex="bold"/>
    </style:style>
    <style:style style:name="T21_39" style:family="text">
      <style:text-properties fo:background-color="#ffffff" fo:font-weight="bold" style:font-weight-asian="bold" style:font-weight-complex="bold"/>
    </style:style>
    <style:style style:name="T21_40" style:family="text">
      <style:text-properties fo:background-color="#ffffff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/>
    <style:style style:name="T22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4" style:family="text"/>
    <style:style style:name="T22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6" style:family="text"/>
    <style:style style:name="T22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8" style:family="text"/>
    <style:style style:name="T22_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10" style:family="text"/>
    <style:style style:name="T22_1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12" style:family="text"/>
    <style:style style:name="T22_1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14" style:family="text"/>
    <style:style style:name="T22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16" style:family="text"/>
    <style:style style:name="T22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18" style:family="text"/>
    <style:style style:name="T22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20" style:family="text"/>
    <style:style style:name="T22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22" style:family="text"/>
    <style:style style:name="T22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24" style:family="text"/>
    <style:style style:name="T22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26" style:family="text"/>
    <style:style style:name="T22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28" style:family="text"/>
    <style:style style:name="T22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30" style:family="text"/>
    <style:style style:name="T22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2_32" style:family="text">
      <style:text-properties fo:font-weight="bold" style:font-weight-asian="bold" style:font-weight-complex="bold"/>
    </style:style>
    <style:style style:name="T22_33" style:family="text">
      <style:text-properties fo:font-weight="bold" style:font-weight-asian="bold" style:font-weight-complex="bold"/>
    </style:style>
    <style:style style:name="T22_34" style:family="text">
      <style:text-properties fo:font-weight="bold" style:font-weight-asian="bold" style:font-weight-complex="bold"/>
    </style:style>
    <style:style style:name="T22_35" style:family="text">
      <style:text-properties fo:font-weight="bold" style:font-weight-asian="bold" style:font-weight-complex="bold"/>
    </style:style>
    <style:style style:name="T22_36" style:family="text">
      <style:text-properties fo:font-weight="bold" style:font-weight-asian="bold" style:font-weight-complex="bold"/>
    </style:style>
    <style:style style:name="T22_37" style:family="text">
      <style:text-properties fo:font-weight="bold" style:font-weight-asian="bold" style:font-weight-complex="bold"/>
    </style:style>
    <style:style style:name="T22_38" style:family="text">
      <style:text-properties fo:font-weight="bold" style:font-weight-asian="bold" style:font-weight-complex="bold"/>
    </style:style>
    <style:style style:name="T22_39" style:family="text">
      <style:text-properties fo:font-weight="bold" style:font-weight-asian="bold" style:font-weight-complex="bold"/>
    </style:style>
    <style:style style:name="T22_40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/>
    <style:style style:name="T24_3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4" style:family="text"/>
    <style:style style:name="T24_5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6" style:family="text"/>
    <style:style style:name="T24_7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8" style:family="text"/>
    <style:style style:name="T24_9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10" style:family="text"/>
    <style:style style:name="T24_11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12" style:family="text"/>
    <style:style style:name="T24_13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14" style:family="text"/>
    <style:style style:name="T24_15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16" style:family="text"/>
    <style:style style:name="T24_17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18" style:family="text"/>
    <style:style style:name="T24_19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20" style:family="text"/>
    <style:style style:name="T24_21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22" style:family="text"/>
    <style:style style:name="T24_23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24" style:family="text"/>
    <style:style style:name="T24_25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26" style:family="text"/>
    <style:style style:name="T24_27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4_28" style:family="text">
      <style:text-properties fo:background-color="#ffffff" fo:font-weight="bold" style:font-weight-asian="bold" style:font-weight-complex="bold"/>
    </style:style>
    <style:style style:name="T24_29" style:family="text">
      <style:text-properties fo:background-color="#ffffff" fo:font-weight="bold" style:font-weight-asian="bold" style:font-weight-complex="bold"/>
    </style:style>
    <style:style style:name="T24_30" style:family="text">
      <style:text-properties fo:background-color="#ffffff" fo:font-weight="bold" style:font-weight-asian="bold" style:font-weight-complex="bold"/>
    </style:style>
    <style:style style:name="T24_31" style:family="text">
      <style:text-properties fo:background-color="#ffffff" fo:font-weight="bold" style:font-weight-asian="bold" style:font-weight-complex="bold"/>
    </style:style>
    <style:style style:name="T24_32" style:family="text">
      <style:text-properties fo:background-color="#ffffff" fo:font-weight="bold" style:font-weight-asian="bold" style:font-weight-complex="bold"/>
    </style:style>
    <style:style style:name="T24_33" style:family="text">
      <style:text-properties fo:background-color="#ffffff" fo:font-weight="bold" style:font-weight-asian="bold" style:font-weight-complex="bold"/>
    </style:style>
    <style:style style:name="T24_34" style:family="text">
      <style:text-properties fo:background-color="#ffffff" fo:font-weight="bold" style:font-weight-asian="bold" style:font-weight-complex="bold"/>
    </style:style>
    <style:style style:name="T24_35" style:family="text">
      <style:text-properties fo:background-color="#ffffff" fo:font-weight="bold" style:font-weight-asian="bold" style:font-weight-complex="bold"/>
    </style:style>
    <style:style style:name="T24_36" style:family="text">
      <style:text-properties fo:background-color="#ffffff" fo:font-weight="bold" style:font-weight-asian="bold" style:font-weight-complex="bold"/>
    </style:style>
    <style:style style:name="T24_37" style:family="text">
      <style:text-properties fo:background-color="#ffffff" fo:font-weight="bold" style:font-weight-asian="bold" style:font-weight-complex="bold"/>
    </style:style>
    <style:style style:name="T24_38" style:family="text">
      <style:text-properties fo:background-color="#ffffff" fo:font-weight="bold" style:font-weight-asian="bold" style:font-weight-complex="bold"/>
    </style:style>
    <style:style style:name="T24_39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0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2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3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4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5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6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7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8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49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4_50" style:family="text">
      <style:text-properties fo:background-color="#ffffff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/>
    <style:style style:name="T26_3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4" style:family="text"/>
    <style:style style:name="T26_5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6" style:family="text"/>
    <style:style style:name="T26_7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8" style:family="text"/>
    <style:style style:name="T26_9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10" style:family="text"/>
    <style:style style:name="T26_11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12" style:family="text"/>
    <style:style style:name="T26_13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14" style:family="text"/>
    <style:style style:name="T26_15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16" style:family="text"/>
    <style:style style:name="T26_17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18" style:family="text"/>
    <style:style style:name="T26_19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20" style:family="text"/>
    <style:style style:name="T26_21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22" style:family="text"/>
    <style:style style:name="T26_23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24" style:family="text"/>
    <style:style style:name="T26_25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26" style:family="text"/>
    <style:style style:name="T26_27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28" style:family="text"/>
    <style:style style:name="T26_29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26_30" style:family="text"/>
    <style:style style:name="T26_31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font-weight="bold" style:font-weight-asian="bold" style:font-weight-complex="bold"/>
    </style:style>
    <style:style style:name="T27_2" style:family="text">
      <style:text-properties fo:background-color="#ffffff" fo:font-weight="bold" style:font-weight-asian="bold" style:font-weight-complex="bold"/>
    </style:style>
    <style:style style:name="T27_3" style:family="text">
      <style:text-properties fo:background-color="#ffffff" fo:font-weight="bold" style:font-weight-asian="bold" style:font-weight-complex="bold"/>
    </style:style>
    <style:style style:name="T27_4" style:family="text">
      <style:text-properties fo:background-color="#ffffff" fo:font-weight="bold" style:font-weight-asian="bold" style:font-weight-complex="bold"/>
    </style:style>
    <style:style style:name="T27_5" style:family="text">
      <style:text-properties fo:background-color="#ffffff" fo:font-weight="bold" style:font-weight-asian="bold" style:font-weight-complex="bold"/>
    </style:style>
    <style:style style:name="T27_6" style:family="text">
      <style:text-properties fo:background-color="#ffffff" fo:font-weight="bold" style:font-weight-asian="bold" style:font-weight-complex="bold"/>
    </style:style>
    <style:style style:name="T27_7" style:family="text">
      <style:text-properties fo:background-color="#ffffff" fo:font-weight="bold" style:font-weight-asian="bold" style:font-weight-complex="bold"/>
    </style:style>
    <style:style style:name="T27_8" style:family="text">
      <style:text-properties fo:background-color="#ffffff" fo:font-weight="bold" style:font-weight-asian="bold" style:font-weight-complex="bold"/>
    </style:style>
    <style:style style:name="T27_9" style:family="text">
      <style:text-properties fo:background-color="#ffffff" fo:font-weight="bold" style:font-weight-asian="bold" style:font-weight-complex="bold"/>
    </style:style>
    <style:style style:name="T27_10" style:family="text">
      <style:text-properties fo:background-color="#ffffff" fo:font-weight="bold" style:font-weight-asian="bold" style:font-weight-complex="bold"/>
    </style:style>
    <style:style style:name="T27_11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2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3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4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5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6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7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27_18" style:family="text">
      <style:text-properties fo:background-color="#ffffff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/>
    <style:style style:name="T29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4" style:family="text"/>
    <style:style style:name="T29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6" style:family="text"/>
    <style:style style:name="T29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8" style:family="text"/>
    <style:style style:name="T29_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0" style:family="text"/>
    <style:style style:name="T29_1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2" style:family="text"/>
    <style:style style:name="T29_1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4" style:family="text"/>
    <style:style style:name="T29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6" style:family="text"/>
    <style:style style:name="T29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8" style:family="text"/>
    <style:style style:name="T29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20" style:family="text"/>
    <style:style style:name="T29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22" style:family="text"/>
    <style:style style:name="T29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24" style:family="text"/>
    <style:style style:name="T29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26" style:family="text"/>
    <style:style style:name="T29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28" style:family="text"/>
    <style:style style:name="T29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0" style:family="text"/>
    <style:style style:name="T29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2" style:family="text"/>
    <style:style style:name="T29_3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4" style:family="text"/>
    <style:style style:name="T29_3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6" style:family="text"/>
    <style:style style:name="T29_3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8" style:family="text">
      <style:text-properties fo:font-weight="bold" style:font-weight-asian="bold" style:font-weight-complex="bold"/>
    </style:style>
    <style:style style:name="T29_39" style:family="text">
      <style:text-properties fo:font-weight="bold" style:font-weight-asian="bold" style:font-weight-complex="bold"/>
    </style:style>
    <style:style style:name="T29_40" style:family="text">
      <style:text-properties fo:font-weight="bold" style:font-weight-asian="bold" style:font-weight-complex="bold"/>
    </style:style>
    <style:style style:name="T29_41" style:family="text">
      <style:text-properties fo:font-weight="bold" style:font-weight-asian="bold" style:font-weight-complex="bold"/>
    </style:style>
    <style:style style:name="T29_42" style:family="text">
      <style:text-properties fo:font-weight="bold" style:font-weight-asian="bold" style:font-weight-complex="bold"/>
    </style:style>
    <style:style style:name="T29_43" style:family="text">
      <style:text-properties fo:font-weight="bold" style:font-weight-asian="bold" style:font-weight-complex="bold"/>
    </style:style>
    <style:style style:name="T29_44" style:family="text">
      <style:text-properties fo:font-weight="bold" style:font-weight-asian="bold" style:font-weight-complex="bold"/>
    </style:style>
    <style:style style:name="T29_45" style:family="text">
      <style:text-properties fo:font-weight="bold" style:font-weight-asian="bold" style:font-weight-complex="bold"/>
    </style:style>
    <style:style style:name="T29_46" style:family="text">
      <style:text-properties fo:font-weight="bold" style:font-weight-asian="bold" style:font-weight-complex="bold"/>
    </style:style>
    <style:style style:name="T29_47" style:family="text">
      <style:text-properties fo:font-weight="bold" style:font-weight-asian="bold" style:font-weight-complex="bold"/>
    </style:style>
    <style:style style:name="T29_48" style:family="text">
      <style:text-properties fo:font-weight="bold" style:font-weight-asian="bold" style:font-weight-complex="bold"/>
    </style:style>
    <style:style style:name="T29_49" style:family="text">
      <style:text-properties fo:font-weight="bold" style:font-weight-asian="bold" style:font-weight-complex="bold"/>
    </style:style>
    <style:style style:name="T29_50" style:family="text">
      <style:text-properties fo:font-weight="bold" style:font-weight-asian="bold" style:font-weight-complex="bold"/>
    </style:style>
    <style:style style:name="T29_51" style:family="text">
      <style:text-properties fo:font-weight="bold" style:font-weight-asian="bold" style:font-weight-complex="bold"/>
    </style:style>
    <style:style style:name="T29_52" style:family="text">
      <style:text-properties fo:font-weight="bold" style:font-weight-asian="bold" style:font-weight-complex="bold"/>
    </style:style>
    <style:style style:name="T29_53" style:family="text">
      <style:text-properties fo:font-weight="bold" style:font-weight-asian="bold" style:font-weight-complex="bold"/>
    </style:style>
    <style:style style:name="T29_54" style:family="text">
      <style:text-properties fo:font-weight="bold" style:font-weight-asian="bold" style:font-weight-complex="bold"/>
    </style:style>
    <style:style style:name="T29_55" style:family="text">
      <style:text-properties fo:font-weight="bold" style:font-weight-asian="bold" style:font-weight-complex="bold"/>
    </style:style>
    <style:style style:name="T29_56" style:family="text">
      <style:text-properties fo:font-weight="bold" style:font-weight-asian="bold" style:font-weight-complex="bold"/>
    </style:style>
    <style:style style:name="T29_57" style:family="text">
      <style:text-properties fo:font-weight="bold" style:font-weight-asian="bold" style:font-weight-complex="bold"/>
    </style:style>
    <style:style style:name="T29_58" style:family="text">
      <style:text-properties fo:font-weight="bold" style:font-weight-asian="bold" style:font-weight-complex="bold"/>
    </style:style>
    <style:style style:name="T29_59" style:family="text">
      <style:text-properties fo:font-weight="bold" style:font-weight-asian="bold" style:font-weight-complex="bold"/>
    </style:style>
    <style:style style:name="T29_60" style:family="text">
      <style:text-properties fo:font-weight="bold" style:font-weight-asian="bold" style:font-weight-complex="bold"/>
    </style:style>
    <style:style style:name="T29_61" style:family="text">
      <style:text-properties fo:font-weight="bold" style:font-weight-asian="bold" style:font-weight-complex="bold"/>
    </style:style>
    <style:style style:name="T29_62" style:family="text">
      <style:text-properties fo:font-weight="bold" style:font-weight-asian="bold" style:font-weight-complex="bold"/>
    </style:style>
    <style:style style:name="T29_63" style:family="text">
      <style:text-properties fo:font-weight="bold" style:font-weight-asian="bold" style:font-weight-complex="bold"/>
    </style:style>
    <style:style style:name="T29_64" style:family="text">
      <style:text-properties fo:font-weight="bold" style:font-weight-asian="bold" style:font-weight-complex="bold"/>
    </style:style>
    <style:style style:name="T29_65" style:family="text">
      <style:text-properties fo:font-weight="bold" style:font-weight-asian="bold" style:font-weight-complex="bold"/>
    </style:style>
    <style:style style:name="T29_66" style:family="text">
      <style:text-properties fo:font-weight="bold" style:font-weight-asian="bold" style:font-weight-complex="bold"/>
    </style:style>
    <style:style style:name="T29_67" style:family="text">
      <style:text-properties fo:font-weight="bold" style:font-weight-asian="bold" style:font-weight-complex="bold"/>
    </style:style>
    <style:style style:name="T29_68" style:family="text">
      <style:text-properties fo:font-weight="bold" style:font-weight-asian="bold" style:font-weight-complex="bold"/>
    </style:style>
    <style:style style:name="T29_69" style:family="text">
      <style:text-properties fo:font-weight="bold" style:font-weight-asian="bold" style:font-weight-complex="bold"/>
    </style:style>
    <style:style style:name="T29_70" style:family="text">
      <style:text-properties fo:font-weight="bold" style:font-weight-asian="bold" style:font-weight-complex="bold"/>
    </style:style>
    <style:style style:name="T29_71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4" style:family="text"/>
    <style:style style:name="T31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6" style:family="text"/>
    <style:style style:name="T31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8" style:family="text"/>
    <style:style style:name="T31_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10" style:family="text"/>
    <style:style style:name="T31_1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12" style:family="text"/>
    <style:style style:name="T31_1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14" style:family="text"/>
    <style:style style:name="T31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16" style:family="text"/>
    <style:style style:name="T31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18" style:family="text"/>
    <style:style style:name="T31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20" style:family="text"/>
    <style:style style:name="T31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22" style:family="text"/>
    <style:style style:name="T31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24" style:family="text"/>
    <style:style style:name="T31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26" style:family="text"/>
    <style:style style:name="T31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28" style:family="text"/>
    <style:style style:name="T31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30" style:family="text"/>
    <style:style style:name="T31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32" style:family="text"/>
    <style:style style:name="T31_3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34" style:family="text"/>
    <style:style style:name="T31_3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36" style:family="text"/>
    <style:style style:name="T31_3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38" style:family="text"/>
    <style:style style:name="T31_3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40" style:family="text"/>
    <style:style style:name="T31_4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42" style:family="text"/>
    <style:style style:name="T31_4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44" style:family="text"/>
    <style:style style:name="T31_4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1_46" style:family="text">
      <style:text-properties fo:font-weight="bold" style:font-weight-asian="bold" style:font-weight-complex="bold"/>
    </style:style>
    <style:style style:name="T31_47" style:family="text">
      <style:text-properties fo:font-weight="bold" style:font-weight-asian="bold" style:font-weight-complex="bold"/>
    </style:style>
    <style:style style:name="T31_48" style:family="text">
      <style:text-properties fo:font-weight="bold" style:font-weight-asian="bold" style:font-weight-complex="bold"/>
    </style:style>
    <style:style style:name="T31_49" style:family="text">
      <style:text-properties fo:font-weight="bold" style:font-weight-asian="bold" style:font-weight-complex="bold"/>
    </style:style>
    <style:style style:name="T31_50" style:family="text">
      <style:text-properties fo:font-weight="bold" style:font-weight-asian="bold" style:font-weight-complex="bold"/>
    </style:style>
    <style:style style:name="T31_51" style:family="text">
      <style:text-properties fo:font-weight="bold" style:font-weight-asian="bold" style:font-weight-complex="bold"/>
    </style:style>
    <style:style style:name="T31_52" style:family="text">
      <style:text-properties fo:font-weight="bold" style:font-weight-asian="bold" style:font-weight-complex="bold"/>
    </style:style>
    <style:style style:name="T31_53" style:family="text">
      <style:text-properties fo:font-weight="bold" style:font-weight-asian="bold" style:font-weight-complex="bold"/>
    </style:style>
    <style:style style:name="T31_54" style:family="text">
      <style:text-properties fo:font-weight="bold" style:font-weight-asian="bold" style:font-weight-complex="bold"/>
    </style:style>
    <style:style style:name="T31_55" style:family="text">
      <style:text-properties fo:font-weight="bold" style:font-weight-asian="bold" style:font-weight-complex="bold"/>
    </style:style>
    <style:style style:name="T31_56" style:family="text">
      <style:text-properties fo:font-weight="bold" style:font-weight-asian="bold" style:font-weight-complex="bold"/>
    </style:style>
    <style:style style:name="T31_57" style:family="text">
      <style:text-properties fo:font-weight="bold" style:font-weight-asian="bold" style:font-weight-complex="bold"/>
    </style:style>
    <style:style style:name="T31_58" style:family="text">
      <style:text-properties fo:font-weight="bold" style:font-weight-asian="bold" style:font-weight-complex="bold"/>
    </style:style>
    <style:style style:name="T31_59" style:family="text">
      <style:text-properties fo:font-weight="bold" style:font-weight-asian="bold" style:font-weight-complex="bold"/>
    </style:style>
    <style:style style:name="T31_60" style:family="text">
      <style:text-properties fo:font-weight="bold" style:font-weight-asian="bold" style:font-weight-complex="bold"/>
    </style:style>
    <style:style style:name="T31_61" style:family="text">
      <style:text-properties fo:font-weight="bold" style:font-weight-asian="bold" style:font-weight-complex="bold"/>
    </style:style>
    <style:style style:name="T31_62" style:family="text">
      <style:text-properties fo:font-weight="bold" style:font-weight-asian="bold" style:font-weight-complex="bold"/>
    </style:style>
    <style:style style:name="T31_63" style:family="text">
      <style:text-properties fo:font-weight="bold" style:font-weight-asian="bold" style:font-weight-complex="bold"/>
    </style:style>
    <style:style style:name="T31_64" style:family="text">
      <style:text-properties fo:font-weight="bold" style:font-weight-asian="bold" style:font-weight-complex="bold"/>
    </style:style>
    <style:style style:name="T31_65" style:family="text">
      <style:text-properties fo:font-weight="bold" style:font-weight-asian="bold" style:font-weight-complex="bold"/>
    </style:style>
    <style:style style:name="T31_66" style:family="text">
      <style:text-properties fo:font-weight="bold" style:font-weight-asian="bold" style:font-weight-complex="bold"/>
    </style:style>
    <style:style style:name="T31_67" style:family="text">
      <style:text-properties fo:font-weight="bold" style:font-weight-asian="bold" style:font-weight-complex="bold"/>
    </style:style>
    <style:style style:name="T31_68" style:family="text">
      <style:text-properties fo:font-weight="bold" style:font-weight-asian="bold" style:font-weight-complex="bold"/>
    </style:style>
    <style:style style:name="T31_69" style:family="text">
      <style:text-properties fo:font-weight="bold" style:font-weight-asian="bold" style:font-weight-complex="bold"/>
    </style:style>
    <style:style style:name="T31_70" style:family="text">
      <style:text-properties fo:font-weight="bold" style:font-weight-asian="bold" style:font-weight-complex="bold"/>
    </style:style>
    <style:style style:name="T31_71" style:family="text">
      <style:text-properties fo:font-weight="bold" style:font-weight-asian="bold" style:font-weight-complex="bold"/>
    </style:style>
    <style:style style:name="T31_72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P33" style:family="paragraph" style:parent-style-name="Heading_20_1">
      <style:paragraph-properties fo:break-before="auto" fo:line-height="125%" fo:margin-top="0.282cm" style:writing-mode="lr-tb"/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/>
    <style:style style:name="T33_3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4" style:family="text"/>
    <style:style style:name="T33_5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6" style:family="text"/>
    <style:style style:name="T33_7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8" style:family="text"/>
    <style:style style:name="T33_9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10" style:family="text"/>
    <style:style style:name="T33_11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12" style:family="text"/>
    <style:style style:name="T33_13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14" style:family="text"/>
    <style:style style:name="T33_15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16" style:family="text"/>
    <style:style style:name="T33_17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18" style:family="text"/>
    <style:style style:name="T33_19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20" style:family="text"/>
    <style:style style:name="T33_21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22" style:family="text"/>
    <style:style style:name="T33_23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24" style:family="text"/>
    <style:style style:name="T33_25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26" style:family="text"/>
    <style:style style:name="T33_27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28" style:family="text"/>
    <style:style style:name="T33_29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30" style:family="text"/>
    <style:style style:name="T33_31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32" style:family="text"/>
    <style:style style:name="T33_33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34" style:family="text"/>
    <style:style style:name="T33_35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36" style:family="text"/>
    <style:style style:name="T33_37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38" style:family="text"/>
    <style:style style:name="T33_39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40" style:family="text"/>
    <style:style style:name="T33_41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42" style:family="text"/>
    <style:style style:name="T33_43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44" style:family="text"/>
    <style:style style:name="T33_45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46" style:family="text"/>
    <style:style style:name="T33_47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48" style:family="text"/>
    <style:style style:name="T33_49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50" style:family="text"/>
    <style:style style:name="T33_51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52" style:family="text"/>
    <style:style style:name="T33_53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54" style:family="text"/>
    <style:style style:name="T33_55" style:family="text">
      <style:text-properties fo:background-color="#ffffff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3_5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0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1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2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0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1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2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0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1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2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5" style:family="text">
      <style:text-properties fo:background-color="#ffffff" fo:color="#333333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0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1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2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4" style:family="text">
      <style:text-properties fo:background-color="#ffffff" fo:font-style="italic" style:font-style-asian="italic" style:font-style-complex="italic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00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01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02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/>
    <style:style style:name="T35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4" style:family="text"/>
    <style:style style:name="T35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6" style:family="text"/>
    <style:style style:name="T35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8" style:family="text"/>
    <style:style style:name="T35_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10" style:family="text"/>
    <style:style style:name="T35_1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12" style:family="text"/>
    <style:style style:name="T35_1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14" style:family="text"/>
    <style:style style:name="T35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16" style:family="text"/>
    <style:style style:name="T35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18" style:family="text"/>
    <style:style style:name="T35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20" style:family="text"/>
    <style:style style:name="T35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22" style:family="text"/>
    <style:style style:name="T35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24" style:family="text"/>
    <style:style style:name="T35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26" style:family="text"/>
    <style:style style:name="T35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28" style:family="text"/>
    <style:style style:name="T35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5_30" style:family="text">
      <style:text-properties fo:font-weight="bold" style:font-weight-asian="bold" style:font-weight-complex="bold"/>
    </style:style>
    <style:style style:name="T35_31" style:family="text">
      <style:text-properties fo:font-weight="bold" style:font-weight-asian="bold" style:font-weight-complex="bold"/>
    </style:style>
    <style:style style:name="T35_32" style:family="text">
      <style:text-properties fo:font-weight="bold" style:font-weight-asian="bold" style:font-weight-complex="bold"/>
    </style:style>
    <style:style style:name="T35_33" style:family="text">
      <style:text-properties fo:font-weight="bold" style:font-weight-asian="bold" style:font-weight-complex="bold"/>
    </style:style>
    <style:style style:name="T35_34" style:family="text">
      <style:text-properties fo:font-weight="bold" style:font-weight-asian="bold" style:font-weight-complex="bold"/>
    </style:style>
    <style:style style:name="T35_35" style:family="text">
      <style:text-properties fo:font-weight="bold" style:font-weight-asian="bold" style:font-weight-complex="bold"/>
    </style:style>
    <style:style style:name="T35_36" style:family="text">
      <style:text-properties fo:font-weight="bold" style:font-weight-asian="bold" style:font-weight-complex="bold"/>
    </style:style>
    <style:style style:name="T35_37" style:family="text">
      <style:text-properties fo:font-weight="bold" style:font-weight-asian="bold" style:font-weight-complex="bold"/>
    </style:style>
    <style:style style:name="T35_38" style:family="text">
      <style:text-properties fo:font-weight="bold" style:font-weight-asian="bold" style:font-weight-complex="bold"/>
    </style:style>
    <style:style style:name="T35_39" style:family="text">
      <style:text-properties fo:font-weight="bold" style:font-weight-asian="bold" style:font-weight-complex="bold"/>
    </style:style>
    <style:style style:name="T35_40" style:family="text">
      <style:text-properties fo:font-weight="bold" style:font-weight-asian="bold" style:font-weight-complex="bold"/>
    </style:style>
    <style:style style:name="T35_41" style:family="text">
      <style:text-properties fo:font-weight="bold" style:font-weight-asian="bold" style:font-weight-complex="bold"/>
    </style:style>
    <style:style style:name="T35_42" style:family="text">
      <style:text-properties fo:font-weight="bold" style:font-weight-asian="bold" style:font-weight-complex="bold"/>
    </style:style>
    <style:style style:name="T35_43" style:family="text">
      <style:text-properties fo:font-weight="bold" style:font-weight-asian="bold" style:font-weight-complex="bold"/>
    </style:style>
    <style:style style:name="T35_44" style:family="text">
      <style:text-properties fo:font-weight="bold" style:font-weight-asian="bold" style:font-weight-complex="bold"/>
    </style:style>
    <style:style style:name="T35_45" style:family="text">
      <style:text-properties fo:font-weight="bold" style:font-weight-asian="bold" style:font-weight-complex="bold"/>
    </style:style>
    <style:style style:name="T35_46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/>
    <style:style style:name="T37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4" style:family="text"/>
    <style:style style:name="T37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6" style:family="text"/>
    <style:style style:name="T37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8" style:family="text"/>
    <style:style style:name="T37_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10" style:family="text"/>
    <style:style style:name="T37_1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12" style:family="text"/>
    <style:style style:name="T37_1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14" style:family="text"/>
    <style:style style:name="T37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16" style:family="text"/>
    <style:style style:name="T37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18" style:family="text"/>
    <style:style style:name="T37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20" style:family="text"/>
    <style:style style:name="T37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22" style:family="text"/>
    <style:style style:name="T37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24" style:family="text"/>
    <style:style style:name="T37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26" style:family="text"/>
    <style:style style:name="T37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28" style:family="text"/>
    <style:style style:name="T37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30" style:family="text"/>
    <style:style style:name="T37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32" style:family="text"/>
    <style:style style:name="T37_3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34" style:family="text"/>
    <style:style style:name="T37_3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36" style:family="text"/>
    <style:style style:name="T37_3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38" style:family="text"/>
    <style:style style:name="T37_3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40" style:family="text"/>
    <style:style style:name="T37_4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42" style:family="text"/>
    <style:style style:name="T37_4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44" style:family="text"/>
    <style:style style:name="T37_4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46" style:family="text"/>
    <style:style style:name="T37_4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48" style:family="text"/>
    <style:style style:name="T37_4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50" style:family="text"/>
    <style:style style:name="T37_5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52" style:family="text"/>
    <style:style style:name="T37_5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54" style:family="text"/>
    <style:style style:name="T37_5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56" style:family="text"/>
    <style:style style:name="T37_5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58" style:family="text"/>
    <style:style style:name="T37_5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60" style:family="text"/>
    <style:style style:name="T37_6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62" style:family="text"/>
    <style:style style:name="T37_6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64" style:family="text"/>
    <style:style style:name="T37_6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37_66" style:family="text">
      <style:text-properties fo:font-weight="bold" style:font-weight-asian="bold" style:font-weight-complex="bold"/>
    </style:style>
    <style:style style:name="T37_67" style:family="text">
      <style:text-properties fo:font-weight="bold" style:font-weight-asian="bold" style:font-weight-complex="bold"/>
    </style:style>
    <style:style style:name="T37_68" style:family="text">
      <style:text-properties fo:font-weight="bold" style:font-weight-asian="bold" style:font-weight-complex="bold"/>
    </style:style>
    <style:style style:name="T37_69" style:family="text">
      <style:text-properties fo:font-weight="bold" style:font-weight-asian="bold" style:font-weight-complex="bold"/>
    </style:style>
    <style:style style:name="T37_70" style:family="text">
      <style:text-properties fo:font-weight="bold" style:font-weight-asian="bold" style:font-weight-complex="bold"/>
    </style:style>
    <style:style style:name="T37_71" style:family="text">
      <style:text-properties fo:font-weight="bold" style:font-weight-asian="bold" style:font-weight-complex="bold"/>
    </style:style>
    <style:style style:name="T37_72" style:family="text">
      <style:text-properties fo:font-weight="bold" style:font-weight-asian="bold" style:font-weight-complex="bold"/>
    </style:style>
    <style:style style:name="T37_73" style:family="text">
      <style:text-properties fo:font-weight="bold" style:font-weight-asian="bold" style:font-weight-complex="bold"/>
    </style:style>
    <style:style style:name="T37_74" style:family="text">
      <style:text-properties fo:font-weight="bold" style:font-weight-asian="bold" style:font-weight-complex="bold"/>
    </style:style>
    <style:style style:name="T37_75" style:family="text">
      <style:text-properties fo:font-weight="bold" style:font-weight-asian="bold" style:font-weight-complex="bold"/>
    </style:style>
    <style:style style:name="T37_76" style:family="text">
      <style:text-properties fo:font-weight="bold" style:font-weight-asian="bold" style:font-weight-complex="bold"/>
    </style:style>
    <style:style style:name="T37_77" style:family="text">
      <style:text-properties fo:font-weight="bold" style:font-weight-asian="bold" style:font-weight-complex="bold"/>
    </style:style>
    <style:style style:name="T37_78" style:family="text">
      <style:text-properties fo:font-weight="bold" style:font-weight-asian="bold" style:font-weight-complex="bold"/>
    </style:style>
    <style:style style:name="T37_79" style:family="text">
      <style:text-properties fo:font-weight="bold" style:font-weight-asian="bold" style:font-weight-complex="bold"/>
    </style:style>
    <style:style style:name="T37_80" style:family="text">
      <style:text-properties fo:font-weight="bold" style:font-weight-asian="bold" style:font-weight-complex="bold"/>
    </style:style>
    <style:style style:name="T37_81" style:family="text">
      <style:text-properties fo:font-weight="bold" style:font-weight-asian="bold" style:font-weight-complex="bold"/>
    </style:style>
    <style:style style:name="T37_82" style:family="text">
      <style:text-properties fo:font-weight="bold" style:font-weight-asian="bold" style:font-weight-complex="bold"/>
    </style:style>
    <style:style style:name="T37_83" style:family="text">
      <style:text-properties fo:font-weight="bold" style:font-weight-asian="bold" style:font-weight-complex="bold"/>
    </style:style>
    <style:style style:name="T37_84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4%" style:writing-mode="lr-tb"/>
    </style:style>
    <style:style style:name="P42" style:family="paragraph" style:parent-style-name="Standard">
      <style:paragraph-properties fo:break-before="auto" fo:line-height="114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P43" style:family="paragraph" style:parent-style-name="Standard">
      <style:paragraph-properties fo:break-before="auto" fo:line-height="114%" style:writing-mode="lr-tb"/>
      <style:text-properties fo:color="#00ff00"/>
    </style:style>
    <style:style style:name="P44" style:family="paragraph" style:parent-style-name="Standard">
      <style:paragraph-properties fo:break-before="auto" fo:line-height="114%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T44_13" style:family="text">
      <style:text-properties fo:font-style="italic" style:font-style-asian="italic" style:font-style-complex="italic"/>
    </style:style>
    <style:style style:name="T44_14" style:family="text">
      <style:text-properties fo:font-style="italic" style:font-style-asian="italic" style:font-style-complex="italic"/>
    </style:style>
    <style:style style:name="T44_15" style:family="text">
      <style:text-properties fo:font-style="italic" style:font-style-asian="italic" style:font-style-complex="italic"/>
    </style:style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>
      <style:text-properties fo:font-style="italic" style:font-style-asian="italic" style:font-style-complex="italic"/>
    </style:style>
    <style:style style:name="T44_21" style:family="text">
      <style:text-properties fo:font-style="italic" style:font-style-asian="italic" style:font-style-complex="italic"/>
    </style:style>
    <style:style style:name="T44_22" style:family="text">
      <style:text-properties fo:font-style="italic" style:font-style-asian="italic" style:font-style-complex="italic"/>
    </style:style>
    <style:style style:name="T44_23" style:family="text">
      <style:text-properties fo:font-style="italic" style:font-style-asian="italic" style:font-style-complex="italic"/>
    </style:style>
    <style:style style:name="T44_24" style:family="text">
      <style:text-properties fo:font-style="italic" style:font-style-asian="italic" style:font-style-complex="italic"/>
    </style:style>
    <style:style style:name="T44_25" style:family="text">
      <style:text-properties fo:font-style="italic" style:font-style-asian="italic" style:font-style-complex="italic"/>
    </style:style>
    <style:style style:name="T44_26" style:family="text">
      <style:text-properties fo:font-style="italic" style:font-style-asian="italic" style:font-style-complex="italic"/>
    </style:style>
    <style:style style:name="T44_27" style:family="text">
      <style:text-properties fo:font-style="italic" style:font-style-asian="italic" style:font-style-complex="italic"/>
    </style:style>
    <style:style style:name="T44_28" style:family="text">
      <style:text-properties fo:font-style="italic" style:font-style-asian="italic" style:font-style-complex="italic"/>
    </style:style>
    <style:style style:name="T44_29" style:family="text">
      <style:text-properties fo:font-style="italic" style:font-style-asian="italic" style:font-style-complex="italic"/>
    </style:style>
    <style:style style:name="T44_30" style:family="text">
      <style:text-properties fo:font-style="italic" style:font-style-asian="italic" style:font-style-complex="italic"/>
    </style:style>
    <style:style style:name="T44_31" style:family="text">
      <style:text-properties fo:font-style="italic" style:font-style-asian="italic" style:font-style-complex="italic"/>
    </style:style>
    <style:style style:name="T44_32" style:family="text">
      <style:text-properties fo:font-style="italic" style:font-style-asian="italic" style:font-style-complex="italic"/>
    </style:style>
    <style:style style:name="T44_33" style:family="text">
      <style:text-properties fo:font-style="italic" style:font-style-asian="italic" style:font-style-complex="italic"/>
    </style:style>
    <style:style style:name="T44_34" style:family="text">
      <style:text-properties fo:font-style="italic" style:font-style-asian="italic" style:font-style-complex="italic"/>
    </style:style>
    <style:style style:name="T44_35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text-align="justify" fo:break-before="auto" fo:line-height="114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>
      <style:text-properties style:text-position="super 58%"/>
    </style:style>
    <style:style style:name="T45_117" style:family="text">
      <style:text-properties style:text-position="super 58%"/>
    </style:style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T45_189" style:family="text"/>
    <style:style style:name="T45_190" style:family="text"/>
    <style:style style:name="T45_191" style:family="text"/>
    <style:style style:name="T45_192" style:family="text"/>
    <style:style style:name="T45_193" style:family="text"/>
    <style:style style:name="T45_194" style:family="text"/>
    <style:style style:name="T45_195" style:family="text"/>
    <style:style style:name="T45_196" style:family="text"/>
    <style:style style:name="T45_197" style:family="text"/>
    <style:style style:name="T45_198" style:family="text"/>
    <style:style style:name="T45_199" style:family="text"/>
    <style:style style:name="T45_200" style:family="text"/>
    <style:style style:name="T45_201" style:family="text"/>
    <style:style style:name="T45_202" style:family="text"/>
    <style:style style:name="T45_203" style:family="text"/>
    <style:style style:name="T45_204" style:family="text"/>
    <style:style style:name="T45_205" style:family="text"/>
    <style:style style:name="T45_206" style:family="text"/>
    <style:style style:name="T45_207" style:family="text"/>
    <style:style style:name="T45_208" style:family="text"/>
    <style:style style:name="T45_209" style:family="text"/>
    <style:style style:name="T45_210" style:family="text"/>
    <style:style style:name="T45_211" style:family="text"/>
    <style:style style:name="T45_212" style:family="text"/>
    <style:style style:name="T45_213" style:family="text"/>
    <style:style style:name="T45_214" style:family="text"/>
    <style:style style:name="T45_215" style:family="text"/>
    <style:style style:name="T45_216" style:family="text"/>
    <style:style style:name="T45_217" style:family="text"/>
    <style:style style:name="T45_218" style:family="text"/>
    <style:style style:name="T45_219" style:family="text"/>
    <style:style style:name="T45_220" style:family="text"/>
    <style:style style:name="T45_221" style:family="text"/>
    <style:style style:name="T45_222" style:family="text"/>
    <style:style style:name="T45_223" style:family="text"/>
    <style:style style:name="T45_224" style:family="text"/>
    <style:style style:name="T45_225" style:family="text"/>
    <style:style style:name="T45_226" style:family="text"/>
    <style:style style:name="T45_227" style:family="text"/>
    <style:style style:name="T45_228" style:family="text"/>
    <style:style style:name="T45_229" style:family="text"/>
    <style:style style:name="T45_230" style:family="text"/>
    <style:style style:name="T45_231" style:family="text"/>
    <style:style style:name="T45_232" style:family="text"/>
    <style:style style:name="T45_233" style:family="text"/>
    <style:style style:name="T45_234" style:family="text"/>
    <style:style style:name="T45_235" style:family="text"/>
    <style:style style:name="T45_236" style:family="text"/>
    <style:style style:name="T45_237" style:family="text"/>
    <style:style style:name="T45_238" style:family="text"/>
    <style:style style:name="T45_239" style:family="text"/>
    <style:style style:name="T45_240" style:family="text"/>
    <style:style style:name="T45_241" style:family="text"/>
    <style:style style:name="T45_242" style:family="text"/>
    <style:style style:name="T45_243" style:family="text"/>
    <style:style style:name="T45_244" style:family="text"/>
    <style:style style:name="T45_245" style:family="text"/>
    <style:style style:name="T45_246" style:family="text"/>
    <style:style style:name="T45_247" style:family="text"/>
    <style:style style:name="T45_248" style:family="text"/>
    <style:style style:name="T45_249" style:family="text"/>
    <style:style style:name="T45_250" style:family="text"/>
    <style:style style:name="T45_251" style:family="text"/>
    <style:style style:name="T45_252" style:family="text"/>
    <style:style style:name="T45_253" style:family="text"/>
    <style:style style:name="T45_254" style:family="text"/>
    <style:style style:name="T45_255" style:family="text"/>
    <style:style style:name="T45_256" style:family="text"/>
    <style:style style:name="T45_257" style:family="text"/>
    <style:style style:name="T45_258" style:family="text"/>
    <style:style style:name="T45_259" style:family="text"/>
    <style:style style:name="T45_260" style:family="text"/>
    <style:style style:name="T45_261" style:family="text"/>
    <style:style style:name="T45_262" style:family="text"/>
    <style:style style:name="T45_263" style:family="text"/>
    <style:style style:name="T45_264" style:family="text"/>
    <style:style style:name="T45_265" style:family="text"/>
    <style:style style:name="T45_266" style:family="text"/>
    <style:style style:name="T45_267" style:family="text"/>
    <style:style style:name="T45_268" style:family="text"/>
    <style:style style:name="T45_269" style:family="text"/>
    <style:style style:name="T45_270" style:family="text"/>
    <style:style style:name="T45_271" style:family="text"/>
    <style:style style:name="T45_272" style:family="text"/>
    <style:style style:name="T45_273" style:family="text"/>
    <style:style style:name="T45_274" style:family="text"/>
    <style:style style:name="T45_275" style:family="text"/>
    <style:style style:name="T45_276" style:family="text"/>
    <style:style style:name="T45_277" style:family="text"/>
    <style:style style:name="T45_278" style:family="text"/>
    <style:style style:name="T45_279" style:family="text"/>
    <style:style style:name="T45_280" style:family="text"/>
    <style:style style:name="T45_281" style:family="text"/>
    <style:style style:name="T45_282" style:family="text"/>
    <style:style style:name="T45_283" style:family="text"/>
    <style:style style:name="T45_284" style:family="text"/>
    <style:style style:name="T45_285" style:family="text"/>
    <style:style style:name="T45_286" style:family="text"/>
    <style:style style:name="T45_287" style:family="text"/>
    <style:style style:name="T45_288" style:family="text"/>
    <style:style style:name="T45_289" style:family="text"/>
    <style:style style:name="T45_290" style:family="text"/>
    <style:style style:name="T45_291" style:family="text"/>
    <style:style style:name="T45_292" style:family="text"/>
    <style:style style:name="T45_293" style:family="text"/>
    <style:style style:name="T45_294" style:family="text"/>
    <style:style style:name="T45_295" style:family="text"/>
    <style:style style:name="T45_296" style:family="text"/>
    <style:style style:name="T45_297" style:family="text"/>
    <style:style style:name="T45_298" style:family="text"/>
    <style:style style:name="T45_299" style:family="text"/>
    <style:style style:name="T45_300" style:family="text"/>
    <style:style style:name="T45_301" style:family="text"/>
    <style:style style:name="T45_302" style:family="text"/>
    <style:style style:name="T45_303" style:family="text"/>
    <style:style style:name="T45_304" style:family="text"/>
    <style:style style:name="T45_305" style:family="text"/>
    <style:style style:name="T45_306" style:family="text"/>
    <style:style style:name="T45_307" style:family="text"/>
    <style:style style:name="T45_308" style:family="text"/>
    <style:style style:name="T45_309" style:family="text"/>
    <style:style style:name="T45_310" style:family="text"/>
    <style:style style:name="T45_311" style:family="text"/>
    <style:style style:name="T45_312" style:family="text"/>
    <style:style style:name="T45_313" style:family="text"/>
    <style:style style:name="T45_314" style:family="text"/>
    <style:style style:name="T45_315" style:family="text"/>
    <style:style style:name="T45_316" style:family="text"/>
    <style:style style:name="T45_317" style:family="text"/>
    <style:style style:name="T45_318" style:family="text"/>
    <style:style style:name="T45_319" style:family="text"/>
    <style:style style:name="T45_320" style:family="text"/>
    <style:style style:name="T45_321" style:family="text"/>
    <style:style style:name="T45_322" style:family="text"/>
    <style:style style:name="T45_323" style:family="text"/>
    <style:style style:name="T45_324" style:family="text"/>
    <style:style style:name="T45_325" style:family="text"/>
    <style:style style:name="T45_326" style:family="text"/>
    <style:style style:name="T45_327" style:family="text"/>
    <style:style style:name="T45_328" style:family="text"/>
    <style:style style:name="T45_329" style:family="text"/>
    <style:style style:name="T45_330" style:family="text"/>
    <style:style style:name="T45_331" style:family="text"/>
    <style:style style:name="T45_332" style:family="text"/>
    <style:style style:name="T45_333" style:family="text"/>
    <style:style style:name="T45_334" style:family="text"/>
    <style:style style:name="T45_335" style:family="text"/>
    <style:style style:name="T45_336" style:family="text"/>
    <style:style style:name="T45_337" style:family="text"/>
    <style:style style:name="T45_338" style:family="text"/>
    <style:style style:name="T45_339" style:family="text"/>
    <style:style style:name="T45_340" style:family="text"/>
    <style:style style:name="T45_341" style:family="text"/>
    <style:style style:name="T45_342" style:family="text"/>
    <style:style style:name="T45_343" style:family="text"/>
    <style:style style:name="T45_344" style:family="text"/>
    <style:style style:name="T45_345" style:family="text"/>
    <style:style style:name="T45_346" style:family="text"/>
    <style:style style:name="T45_347" style:family="text"/>
    <style:style style:name="T45_348" style:family="text"/>
    <style:style style:name="T45_349" style:family="text"/>
    <style:style style:name="T45_350" style:family="text"/>
    <style:style style:name="T45_351" style:family="text"/>
    <style:style style:name="T45_352" style:family="text"/>
    <style:style style:name="T45_353" style:family="text"/>
    <style:style style:name="T45_354" style:family="text"/>
    <style:style style:name="T45_355" style:family="text"/>
    <style:style style:name="T45_356" style:family="text"/>
    <style:style style:name="T45_357" style:family="text"/>
    <style:style style:name="T45_358" style:family="text"/>
    <style:style style:name="T45_359" style:family="text"/>
    <style:style style:name="T45_360" style:family="text"/>
    <style:style style:name="T45_361" style:family="text"/>
    <style:style style:name="T45_362" style:family="text"/>
    <style:style style:name="T45_363" style:family="text"/>
    <style:style style:name="T45_364" style:family="text"/>
    <style:style style:name="T45_365" style:family="text"/>
    <style:style style:name="T45_366" style:family="text"/>
    <style:style style:name="T45_367" style:family="text"/>
    <style:style style:name="T45_368" style:family="text"/>
    <style:style style:name="T45_369" style:family="text"/>
    <style:style style:name="T45_370" style:family="text"/>
    <style:style style:name="T45_371" style:family="text"/>
    <style:style style:name="T45_372" style:family="text"/>
    <style:style style:name="T45_373" style:family="text"/>
    <style:style style:name="T45_374" style:family="text"/>
    <style:style style:name="T45_375" style:family="text"/>
    <style:style style:name="T45_376" style:family="text"/>
    <style:style style:name="T45_377" style:family="text"/>
    <style:style style:name="T45_378" style:family="text"/>
    <style:style style:name="T45_379" style:family="text"/>
    <style:style style:name="T45_380" style:family="text"/>
    <style:style style:name="T45_381" style:family="text"/>
    <style:style style:name="T45_382" style:family="text"/>
    <style:style style:name="T45_383" style:family="text"/>
    <style:style style:name="T45_384" style:family="text"/>
    <style:style style:name="T45_385" style:family="text"/>
    <style:style style:name="T45_386" style:family="text"/>
    <style:style style:name="T45_387" style:family="text"/>
    <style:style style:name="T45_388" style:family="text"/>
    <style:style style:name="T45_389" style:family="text"/>
    <style:style style:name="T45_390" style:family="text"/>
    <style:style style:name="T45_391" style:family="text"/>
    <style:style style:name="T45_392" style:family="text"/>
    <style:style style:name="T45_393" style:family="text"/>
    <style:style style:name="T45_394" style:family="text"/>
    <style:style style:name="T45_395" style:family="text"/>
    <style:style style:name="T45_396" style:family="text"/>
    <style:style style:name="T45_397" style:family="text"/>
    <style:style style:name="T45_398" style:family="text"/>
    <style:style style:name="T45_399" style:family="text"/>
    <style:style style:name="T45_400" style:family="text"/>
    <style:style style:name="T45_401" style:family="text"/>
    <style:style style:name="T45_402" style:family="text"/>
    <style:style style:name="T45_403" style:family="text"/>
    <style:style style:name="T45_404" style:family="text"/>
    <style:style style:name="T45_405" style:family="text"/>
    <style:style style:name="T45_406" style:family="text"/>
    <style:style style:name="T45_407" style:family="text"/>
    <style:style style:name="T45_408" style:family="text"/>
    <style:style style:name="T45_409" style:family="text"/>
    <style:style style:name="T45_410" style:family="text"/>
    <style:style style:name="T45_411" style:family="text"/>
    <style:style style:name="T45_412" style:family="text"/>
    <style:style style:name="T45_413" style:family="text"/>
    <style:style style:name="T45_414" style:family="text"/>
    <style:style style:name="T45_415" style:family="text"/>
    <style:style style:name="T45_416" style:family="text"/>
    <style:style style:name="T45_417" style:family="text"/>
    <style:style style:name="T45_418" style:family="text"/>
    <style:style style:name="T45_419" style:family="text"/>
    <style:style style:name="T45_420" style:family="text"/>
    <style:style style:name="T45_421" style:family="text"/>
    <style:style style:name="T45_422" style:family="text"/>
    <style:style style:name="T45_423" style:family="text"/>
    <style:style style:name="T45_424" style:family="text"/>
    <style:style style:name="T45_425" style:family="text"/>
    <style:style style:name="T45_426" style:family="text"/>
    <style:style style:name="T45_427" style:family="text"/>
    <style:style style:name="T45_428" style:family="text"/>
    <style:style style:name="T45_429" style:family="text"/>
    <style:style style:name="T45_430" style:family="text"/>
    <style:style style:name="T45_431" style:family="text"/>
    <style:style style:name="T45_432" style:family="text"/>
    <style:style style:name="T45_433" style:family="text"/>
    <style:style style:name="T45_434" style:family="text"/>
    <style:style style:name="T45_435" style:family="text"/>
    <style:style style:name="T45_436" style:family="text"/>
    <style:style style:name="T45_437" style:family="text"/>
    <style:style style:name="T45_438" style:family="text"/>
    <style:style style:name="T45_439" style:family="text"/>
    <style:style style:name="T45_440" style:family="text"/>
    <style:style style:name="T45_441" style:family="text"/>
    <style:style style:name="T45_442" style:family="text"/>
    <style:style style:name="P46" style:family="paragraph" style:parent-style-name="Standard">
      <style:paragraph-properties fo:text-align="justify" fo:break-before="auto" fo:line-height="114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P47" style:family="paragraph" style:parent-style-name="Standard">
      <style:paragraph-properties fo:text-align="justify" fo:break-before="auto" fo:line-height="114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>
      <style:text-properties style:text-position="super 58%"/>
    </style:style>
    <style:style style:name="T47_29" style:family="text">
      <style:text-properties style:text-position="super 58%"/>
    </style:style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P48" style:family="paragraph" style:parent-style-name="Standard">
      <style:paragraph-properties fo:break-before="auto" fo:line-height="114%" style:writing-mode="lr-tb"/>
      <style:text-properties fo:color="#1155cc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T49_7" style:family="text">
      <style:text-properties fo:font-style="italic" style:font-style-asian="italic" style:font-style-complex="italic"/>
    </style:style>
    <style:style style:name="T49_8" style:family="text">
      <style:text-properties fo:font-style="italic" style:font-style-asian="italic" style:font-style-complex="italic"/>
    </style:style>
    <style:style style:name="T49_9" style:family="text">
      <style:text-properties fo:font-style="italic" style:font-style-asian="italic" style:font-style-complex="italic"/>
    </style:style>
    <style:style style:name="T49_10" style:family="text">
      <style:text-properties fo:font-style="italic" style:font-style-asian="italic" style:font-style-complex="italic"/>
    </style:style>
    <style:style style:name="T49_11" style:family="text">
      <style:text-properties fo:font-style="italic" style:font-style-asian="italic" style:font-style-complex="italic"/>
    </style:style>
    <style:style style:name="T49_12" style:family="text">
      <style:text-properties fo:font-style="italic" style:font-style-asian="italic" style:font-style-complex="italic"/>
    </style:style>
    <style:style style:name="T49_13" style:family="text">
      <style:text-properties fo:font-style="italic" style:font-style-asian="italic" style:font-style-complex="italic"/>
    </style:style>
    <style:style style:name="T49_14" style:family="text">
      <style:text-properties fo:font-style="italic" style:font-style-asian="italic" style:font-style-complex="italic"/>
    </style:style>
    <style:style style:name="T49_15" style:family="text">
      <style:text-properties fo:font-style="italic" style:font-style-asian="italic" style:font-style-complex="italic"/>
    </style:style>
    <style:style style:name="T49_16" style:family="text">
      <style:text-properties fo:font-style="italic" style:font-style-asian="italic" style:font-style-complex="italic"/>
    </style:style>
    <style:style style:name="T49_17" style:family="text">
      <style:text-properties fo:font-style="italic" style:font-style-asian="italic" style:font-style-complex="italic"/>
    </style:style>
    <style:style style:name="T49_18" style:family="text">
      <style:text-properties fo:font-style="italic" style:font-style-asian="italic" style:font-style-complex="italic"/>
    </style:style>
    <style:style style:name="T49_19" style:family="text">
      <style:text-properties fo:font-style="italic" style:font-style-asian="italic" style:font-style-complex="italic"/>
    </style:style>
    <style:style style:name="T49_20" style:family="text">
      <style:text-properties fo:font-style="italic" style:font-style-asian="italic" style:font-style-complex="italic"/>
    </style:style>
    <style:style style:name="T49_21" style:family="text">
      <style:text-properties fo:font-style="italic" style:font-style-asian="italic" style:font-style-complex="italic"/>
    </style:style>
    <style:style style:name="T49_22" style:family="text">
      <style:text-properties fo:font-style="italic" style:font-style-asian="italic" style:font-style-complex="italic"/>
    </style:style>
    <style:style style:name="T49_23" style:family="text">
      <style:text-properties fo:font-style="italic" style:font-style-asian="italic" style:font-style-complex="italic"/>
    </style:style>
    <style:style style:name="T49_24" style:family="text">
      <style:text-properties fo:color="#1155cc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>
      <style:text-properties style:text-position="super 58%"/>
    </style:style>
    <style:style style:name="T50_29" style:family="text">
      <style:text-properties style:text-position="super 58%"/>
    </style:style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>
      <style:text-properties style:text-position="super 58%"/>
    </style:style>
    <style:style style:name="T50_93" style:family="text">
      <style:text-properties style:text-position="super 58%"/>
    </style:style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T50_201" style:family="text"/>
    <style:style style:name="T50_202" style:family="text"/>
    <style:style style:name="T50_203" style:family="text"/>
    <style:style style:name="T50_204" style:family="text"/>
    <style:style style:name="T50_205" style:family="text"/>
    <style:style style:name="T50_206" style:family="text"/>
    <style:style style:name="T50_207" style:family="text"/>
    <style:style style:name="T50_208" style:family="text"/>
    <style:style style:name="T50_209" style:family="text"/>
    <style:style style:name="T50_210" style:family="text"/>
    <style:style style:name="T50_211" style:family="text"/>
    <style:style style:name="T50_212" style:family="text"/>
    <style:style style:name="T50_213" style:family="text"/>
    <style:style style:name="T50_214" style:family="text"/>
    <style:style style:name="T50_215" style:family="text"/>
    <style:style style:name="T50_216" style:family="text"/>
    <style:style style:name="T50_217" style:family="text"/>
    <style:style style:name="T50_218" style:family="text"/>
    <style:style style:name="T50_219" style:family="text"/>
    <style:style style:name="T50_220" style:family="text"/>
    <style:style style:name="T50_221" style:family="text"/>
    <style:style style:name="T50_222" style:family="text"/>
    <style:style style:name="T50_223" style:family="text"/>
    <style:style style:name="T50_224" style:family="text"/>
    <style:style style:name="T50_225" style:family="text"/>
    <style:style style:name="T50_226" style:family="text"/>
    <style:style style:name="T50_227" style:family="text"/>
    <style:style style:name="T50_228" style:family="text"/>
    <style:style style:name="T50_229" style:family="text"/>
    <style:style style:name="T50_230" style:family="text"/>
    <style:style style:name="T50_231" style:family="text"/>
    <style:style style:name="T50_232" style:family="text"/>
    <style:style style:name="T50_233" style:family="text"/>
    <style:style style:name="T50_234" style:family="text"/>
    <style:style style:name="T50_235" style:family="text"/>
    <style:style style:name="T50_236" style:family="text"/>
    <style:style style:name="T50_237" style:family="text"/>
    <style:style style:name="T50_238" style:family="text"/>
    <style:style style:name="T50_239" style:family="text"/>
    <style:style style:name="T50_240" style:family="text"/>
    <style:style style:name="T50_241" style:family="text"/>
    <style:style style:name="T50_242" style:family="text"/>
    <style:style style:name="T50_243" style:family="text"/>
    <style:style style:name="T50_244" style:family="text"/>
    <style:style style:name="T50_245" style:family="text"/>
    <style:style style:name="T50_246" style:family="text"/>
    <style:style style:name="T50_247" style:family="text"/>
    <style:style style:name="T50_248" style:family="text"/>
    <style:style style:name="T50_249" style:family="text"/>
    <style:style style:name="T50_250" style:family="text"/>
    <style:style style:name="T50_251" style:family="text"/>
    <style:style style:name="T50_252" style:family="text"/>
    <style:style style:name="T50_253" style:family="text"/>
    <style:style style:name="T50_254" style:family="text"/>
    <style:style style:name="T50_255" style:family="text"/>
    <style:style style:name="T50_256" style:family="text"/>
    <style:style style:name="T50_257" style:family="text"/>
    <style:style style:name="T50_258" style:family="text"/>
    <style:style style:name="T50_259" style:family="text"/>
    <style:style style:name="T50_260" style:family="text"/>
    <style:style style:name="T50_261" style:family="text"/>
    <style:style style:name="T50_262" style:family="text"/>
    <style:style style:name="T50_263" style:family="text"/>
    <style:style style:name="T50_264" style:family="text"/>
    <style:style style:name="T50_265" style:family="text"/>
    <style:style style:name="T50_266" style:family="text"/>
    <style:style style:name="T50_267" style:family="text"/>
    <style:style style:name="T50_268" style:family="text"/>
    <style:style style:name="T50_269" style:family="text"/>
    <style:style style:name="T50_270" style:family="text"/>
    <style:style style:name="T50_271" style:family="text"/>
    <style:style style:name="T50_272" style:family="text"/>
    <style:style style:name="T50_273" style:family="text"/>
    <style:style style:name="T50_274" style:family="text"/>
    <style:style style:name="T50_275" style:family="text"/>
    <style:style style:name="T50_276" style:family="text"/>
    <style:style style:name="T50_277" style:family="text"/>
    <style:style style:name="T50_278" style:family="text"/>
    <style:style style:name="T50_279" style:family="text"/>
    <style:style style:name="T50_280" style:family="text"/>
    <style:style style:name="T50_281" style:family="text"/>
    <style:style style:name="T50_282" style:family="text"/>
    <style:style style:name="T50_283" style:family="text"/>
    <style:style style:name="T50_284" style:family="text"/>
    <style:style style:name="T50_285" style:family="text"/>
    <style:style style:name="T50_286" style:family="text"/>
    <style:style style:name="T50_287" style:family="text"/>
    <style:style style:name="T50_288" style:family="text"/>
    <style:style style:name="T50_289" style:family="text"/>
    <style:style style:name="T50_290" style:family="text"/>
    <style:style style:name="T50_291" style:family="text"/>
    <style:style style:name="T50_292" style:family="text"/>
    <style:style style:name="T50_293" style:family="text"/>
    <style:style style:name="T50_294" style:family="text"/>
    <style:style style:name="T50_295" style:family="text"/>
    <style:style style:name="T50_296" style:family="text"/>
    <style:style style:name="T50_297" style:family="text"/>
    <style:style style:name="T50_298" style:family="text"/>
    <style:style style:name="T50_299" style:family="text"/>
    <style:style style:name="T50_300" style:family="text"/>
    <style:style style:name="T50_301" style:family="text"/>
    <style:style style:name="T50_302" style:family="text"/>
    <style:style style:name="T50_303" style:family="text"/>
    <style:style style:name="T50_304" style:family="text"/>
    <style:style style:name="T50_305" style:family="text"/>
    <style:style style:name="T50_306" style:family="text"/>
    <style:style style:name="T50_307" style:family="text"/>
    <style:style style:name="T50_308" style:family="text"/>
    <style:style style:name="T50_309" style:family="text"/>
    <style:style style:name="T50_310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P53" style:family="paragraph" style:parent-style-name="Standard">
      <style:paragraph-properties fo:text-align="justify" fo:break-before="auto" fo:line-height="115%" style:writing-mode="lr-tb"/>
      <style:text-properties fo:color="#1155cc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T55_255" style:family="text"/>
    <style:style style:name="T55_256" style:family="text"/>
    <style:style style:name="T55_257" style:family="text"/>
    <style:style style:name="T55_258" style:family="text"/>
    <style:style style:name="T55_259" style:family="text"/>
    <style:style style:name="T55_260" style:family="text"/>
    <style:style style:name="T55_261" style:family="text"/>
    <style:style style:name="T55_262" style:family="text"/>
    <style:style style:name="T55_263" style:family="text"/>
    <style:style style:name="T55_264" style:family="text"/>
    <style:style style:name="T55_265" style:family="text"/>
    <style:style style:name="T55_266" style:family="text"/>
    <style:style style:name="T55_267" style:family="text"/>
    <style:style style:name="T55_268" style:family="text"/>
    <style:style style:name="T55_269" style:family="text"/>
    <style:style style:name="T55_270" style:family="text"/>
    <style:style style:name="T55_271" style:family="text"/>
    <style:style style:name="T55_272" style:family="text"/>
    <style:style style:name="T55_273" style:family="text"/>
    <style:style style:name="T55_274" style:family="text"/>
    <style:style style:name="T55_275" style:family="text"/>
    <style:style style:name="T55_276" style:family="text"/>
    <style:style style:name="T55_277" style:family="text"/>
    <style:style style:name="T55_278" style:family="text"/>
    <style:style style:name="T55_279" style:family="text"/>
    <style:style style:name="T55_280" style:family="text"/>
    <style:style style:name="T55_281" style:family="text"/>
    <style:style style:name="T55_282" style:family="text"/>
    <style:style style:name="T55_283" style:family="text"/>
    <style:style style:name="T55_284" style:family="text"/>
    <style:style style:name="T55_285" style:family="text"/>
    <style:style style:name="T55_286" style:family="text"/>
    <style:style style:name="T55_287" style:family="text"/>
    <style:style style:name="T55_288" style:family="text"/>
    <style:style style:name="T55_289" style:family="text"/>
    <style:style style:name="T55_290" style:family="text"/>
    <style:style style:name="T55_291" style:family="text"/>
    <style:style style:name="T55_292" style:family="text"/>
    <style:style style:name="T55_293" style:family="text"/>
    <style:style style:name="T55_294" style:family="text"/>
    <style:style style:name="T55_295" style:family="text"/>
    <style:style style:name="T55_296" style:family="text"/>
    <style:style style:name="T55_297" style:family="text"/>
    <style:style style:name="T55_298" style:family="text"/>
    <style:style style:name="T55_299" style:family="text"/>
    <style:style style:name="T55_300" style:family="text"/>
    <style:style style:name="T55_301" style:family="text"/>
    <style:style style:name="T55_302" style:family="text"/>
    <style:style style:name="T55_303" style:family="text"/>
    <style:style style:name="T55_304" style:family="text"/>
    <style:style style:name="T55_305" style:family="text"/>
    <style:style style:name="T55_306" style:family="text"/>
    <style:style style:name="T55_307" style:family="text"/>
    <style:style style:name="T55_308" style:family="text"/>
    <style:style style:name="T55_309" style:family="text"/>
    <style:style style:name="T55_310" style:family="text"/>
    <style:style style:name="T55_311" style:family="text"/>
    <style:style style:name="T55_312" style:family="text"/>
    <style:style style:name="T55_313" style:family="text"/>
    <style:style style:name="T55_314" style:family="text"/>
    <style:style style:name="T55_315" style:family="text"/>
    <style:style style:name="T55_316" style:family="text"/>
    <style:style style:name="T55_317" style:family="text"/>
    <style:style style:name="T55_318" style:family="text"/>
    <style:style style:name="T55_319" style:family="text"/>
    <style:style style:name="T55_320" style:family="text"/>
    <style:style style:name="T55_321" style:family="text"/>
    <style:style style:name="T55_322" style:family="text"/>
    <style:style style:name="T55_323" style:family="text"/>
    <style:style style:name="T55_324" style:family="text"/>
    <style:style style:name="T55_325" style:family="text"/>
    <style:style style:name="T55_326" style:family="text"/>
    <style:style style:name="T55_327" style:family="text"/>
    <style:style style:name="T55_328" style:family="text"/>
    <style:style style:name="T55_329" style:family="text"/>
    <style:style style:name="T55_330" style:family="text"/>
    <style:style style:name="T55_331" style:family="text"/>
    <style:style style:name="T55_332" style:family="text"/>
    <style:style style:name="T55_333" style:family="text"/>
    <style:style style:name="T55_334" style:family="text"/>
    <style:style style:name="T55_335" style:family="text"/>
    <style:style style:name="T55_336" style:family="text"/>
    <style:style style:name="T55_337" style:family="text"/>
    <style:style style:name="T55_338" style:family="text"/>
    <style:style style:name="T55_339" style:family="text"/>
    <style:style style:name="T55_340" style:family="text"/>
    <style:style style:name="T55_341" style:family="text"/>
    <style:style style:name="T55_342" style:family="text"/>
    <style:style style:name="T55_343" style:family="text"/>
    <style:style style:name="T55_344" style:family="text"/>
    <style:style style:name="T55_345" style:family="text"/>
    <style:style style:name="T55_346" style:family="text"/>
    <style:style style:name="T55_347" style:family="text"/>
    <style:style style:name="T55_348" style:family="text"/>
    <style:style style:name="T55_349" style:family="text"/>
    <style:style style:name="T55_350" style:family="text"/>
    <style:style style:name="T55_351" style:family="text"/>
    <style:style style:name="T55_352" style:family="text"/>
    <style:style style:name="T55_353" style:family="text"/>
    <style:style style:name="T55_354" style:family="text"/>
    <style:style style:name="T55_355" style:family="text"/>
    <style:style style:name="T55_356" style:family="text"/>
    <style:style style:name="T55_357" style:family="text"/>
    <style:style style:name="T55_358" style:family="text"/>
    <style:style style:name="T55_359" style:family="text"/>
    <style:style style:name="T55_360" style:family="text"/>
    <style:style style:name="T55_361" style:family="text"/>
    <style:style style:name="T55_362" style:family="text"/>
    <style:style style:name="T55_363" style:family="text"/>
    <style:style style:name="T55_364" style:family="text"/>
    <style:style style:name="T55_365" style:family="text"/>
    <style:style style:name="T55_366" style:family="text"/>
    <style:style style:name="T55_367" style:family="text"/>
    <style:style style:name="T55_368" style:family="text"/>
    <style:style style:name="T55_369" style:family="text"/>
    <style:style style:name="T55_370" style:family="text"/>
    <style:style style:name="T55_371" style:family="text"/>
    <style:style style:name="T55_372" style:family="text"/>
    <style:style style:name="T55_373" style:family="text"/>
    <style:style style:name="T55_374" style:family="text"/>
    <style:style style:name="T55_375" style:family="text"/>
    <style:style style:name="T55_376" style:family="text"/>
    <style:style style:name="T55_377" style:family="text"/>
    <style:style style:name="T55_378" style:family="text"/>
    <style:style style:name="T55_379" style:family="text"/>
    <style:style style:name="T55_380" style:family="text"/>
    <style:style style:name="T55_381" style:family="text"/>
    <style:style style:name="T55_382" style:family="text"/>
    <style:style style:name="T55_383" style:family="text"/>
    <style:style style:name="T55_384" style:family="text"/>
    <style:style style:name="T55_385" style:family="text"/>
    <style:style style:name="T55_386" style:family="text"/>
    <style:style style:name="T55_387" style:family="text"/>
    <style:style style:name="T55_388" style:family="text"/>
    <style:style style:name="T55_389" style:family="text"/>
    <style:style style:name="T55_390" style:family="text"/>
    <style:style style:name="T55_391" style:family="text"/>
    <style:style style:name="T55_392" style:family="text"/>
    <style:style style:name="T55_393" style:family="text"/>
    <style:style style:name="T55_394" style:family="text"/>
    <style:style style:name="T55_395" style:family="text"/>
    <style:style style:name="T55_396" style:family="text"/>
    <style:style style:name="T55_397" style:family="text"/>
    <style:style style:name="T55_398" style:family="text"/>
    <style:style style:name="T55_399" style:family="text"/>
    <style:style style:name="T55_400" style:family="text"/>
    <style:style style:name="T55_401" style:family="text"/>
    <style:style style:name="T55_402" style:family="text"/>
    <style:style style:name="T55_403" style:family="text"/>
    <style:style style:name="T55_404" style:family="text"/>
    <style:style style:name="T55_405" style:family="text"/>
    <style:style style:name="T55_406" style:family="text"/>
    <style:style style:name="T55_407" style:family="text"/>
    <style:style style:name="T55_408" style:family="text"/>
    <style:style style:name="T55_409" style:family="text"/>
    <style:style style:name="T55_410" style:family="text"/>
    <style:style style:name="T55_411" style:family="text"/>
    <style:style style:name="T55_412" style:family="text"/>
    <style:style style:name="T55_413" style:family="text"/>
    <style:style style:name="T55_414" style:family="text"/>
    <style:style style:name="T55_415" style:family="text"/>
    <style:style style:name="T55_416" style:family="text"/>
    <style:style style:name="T55_417" style:family="text"/>
    <style:style style:name="T55_418" style:family="text"/>
    <style:style style:name="P5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itulo</text:span><text:span text:style-name="T1_2">:<text:tab/></text:span><text:span text:style-name="T1_3">Implementación</text:span><text:span text:style-name="T1_4"><text:s/></text:span><text:span text:style-name="T1_5">en</text:span><text:span text:style-name="T1_6"><text:s/></text:span><text:span text:style-name="T1_7">Placas</text:span><text:span text:style-name="T1_8"><text:s/></text:span><text:span text:style-name="T1_9">de</text:span><text:span text:style-name="T1_10"><text:s/></text:span><text:span text:style-name="T1_11">Video</text:span><text:span text:style-name="T1_12"><text:s/></text:span><text:span text:style-name="T1_13">de</text:span><text:span text:style-name="T1_14"><text:s/></text:span><text:span text:style-name="T1_15">un</text:span><text:span text:style-name="T1_16"><text:s/></text:span><text:span text:style-name="T1_17">algoritmo</text:span><text:span text:style-name="T1_18"><text:s/></text:span><text:span text:style-name="T1_19">eficiente</text:span><text:span text:style-name="T1_20"><text:s/></text:span><text:span text:style-name="T1_21">de</text:span><text:span text:style-name="T1_22"><text:s/></text:span><text:span text:style-name="T1_23">dinámica</text:span><text:span text:style-name="T1_24"><text:s/></text:span><text:span text:style-name="T1_25">molecular</text:span><text:span text:style-name="T1_26"><text:s/></text:span><text:span text:style-name="T1_27">con</text:span><text:span text:style-name="T1_28"><text:s/></text:span><text:span text:style-name="T1_29">potenciales</text:span><text:span text:style-name="T1_30"><text:s/></text:span><text:span text:style-name="T1_31">numéricos</text:span></text:p>
      <text:p text:style-name="P2"><text:span text:style-name="T2_1"><text:tab/><text:tab/></text:span></text:p>
      <text:list text:style-name="LS1" xml:id="list0">
        <text:list-item>
          <text:p text:style-name="P3"><text:span text:style-name="T3_1">Objetivo</text:span></text:p>
        </text:list-item>
      </text:list>
      <text:p text:style-name="P4"><text:span text:style-name="T4_1">El</text:span><text:span text:style-name="T4_2"><text:s/></text:span><text:span text:style-name="T4_3">objetivo</text:span><text:span text:style-name="T4_4"><text:s/></text:span><text:span text:style-name="T4_5">general</text:span><text:span text:style-name="T4_6"><text:s/></text:span><text:span text:style-name="T4_7">de</text:span><text:span text:style-name="T4_8"><text:s/></text:span><text:span text:style-name="T4_9">la</text:span><text:span text:style-name="T4_10"><text:s/></text:span><text:span text:style-name="T4_11">presente</text:span><text:span text:style-name="T4_12"><text:s/></text:span><text:span text:style-name="T4_13">tesis</text:span><text:span text:style-name="T4_14"><text:s/></text:span><text:span text:style-name="T4_15">de</text:span><text:span text:style-name="T4_16"><text:s/></text:span><text:span text:style-name="T4_17">licenciatura</text:span><text:span text:style-name="T4_18"><text:s/></text:span><text:span text:style-name="T4_19">es</text:span><text:span text:style-name="T4_20"><text:s/></text:span><text:span text:style-name="T4_21">la</text:span><text:span text:style-name="T4_22"><text:s/></text:span><text:span text:style-name="T4_23">implementación</text:span><text:span text:style-name="T4_24"><text:s/></text:span><text:span text:style-name="T4_25">de</text:span><text:span text:style-name="T4_26"><text:s/></text:span><text:span text:style-name="T4_27">un</text:span><text:span text:style-name="T4_28"><text:s/></text:span><text:span text:style-name="T4_29">algoritmo</text:span><text:span text:style-name="T4_30"><text:s/></text:span><text:span text:style-name="T4_31">de</text:span><text:span text:style-name="T4_32"><text:s/></text:span><text:span text:style-name="T4_33">dinámica</text:span><text:span text:style-name="T4_34"><text:s/></text:span><text:span text:style-name="T4_35">molecular</text:span><text:span text:style-name="T4_36"><text:s/>(</text:span><text:span text:style-name="T4_37">DM</text:span><text:span text:style-name="T4_38">)<text:s/></text:span><text:span text:style-name="T4_39">de</text:span><text:span text:style-name="T4_40"><text:s/></text:span><text:span text:style-name="T4_41">grano</text:span><text:span text:style-name="T4_42"><text:s/></text:span><text:span text:style-name="T4_43">grueso</text:span><text:span text:style-name="T4_44"><text:s/></text:span><text:span text:style-name="T4_45">para</text:span><text:span text:style-name="T4_46"><text:s/></text:span><text:span text:style-name="T4_47">biomoléculas</text:span><text:span text:style-name="T4_48"><text:s/></text:span><text:span text:style-name="T4_49">utilizando</text:span><text:span text:style-name="T4_50"><text:s/></text:span><text:span text:style-name="T4_51">Placas</text:span><text:span text:style-name="T4_52"><text:s/></text:span><text:span text:style-name="T4_53">de</text:span><text:span text:style-name="T4_54"><text:s/></text:span><text:span text:style-name="T4_55">Procesamiento</text:span><text:span text:style-name="T4_56"><text:s/></text:span><text:span text:style-name="T4_57">Gráfico</text:span><text:span text:style-name="T4_58"><text:s/>(</text:span><text:span text:style-name="T4_59">GPU</text:span><text:span text:style-name="T4_60">).<text:s/></text:span><text:span text:style-name="T4_61">Se</text:span><text:span text:style-name="T4_62"><text:s/></text:span><text:span text:style-name="T4_63">buscará</text:span><text:span text:style-name="T4_64"><text:s/></text:span><text:span text:style-name="T4_65">que</text:span><text:span text:style-name="T4_66"><text:s/></text:span><text:span text:style-name="T4_67">la</text:span><text:span text:style-name="T4_68"><text:s/></text:span><text:span text:style-name="T4_69">solución</text:span><text:span text:style-name="T4_70"><text:s/></text:span><text:span text:style-name="T4_71">propuesta</text:span><text:span text:style-name="T4_72"><text:s/></text:span><text:span text:style-name="T4_73">sea</text:span><text:span text:style-name="T4_74"><text:s/></text:span><text:span text:style-name="T4_75">eficiente</text:span><text:span text:style-name="T4_76"><text:s/></text:span><text:span text:style-name="T4_77">en</text:span><text:span text:style-name="T4_78"><text:s/></text:span><text:span text:style-name="T4_79">cuanto</text:span><text:span text:style-name="T4_80"><text:s/></text:span><text:span text:style-name="T4_81">a</text:span><text:span text:style-name="T4_82"><text:s/></text:span><text:span text:style-name="T4_83">su</text:span><text:span text:style-name="T4_84"><text:s/></text:span><text:span text:style-name="T4_85">velocidad</text:span><text:span text:style-name="T4_86">,<text:s/></text:span><text:span text:style-name="T4_87">utilización</text:span><text:span text:style-name="T4_88"><text:s/></text:span><text:span text:style-name="T4_89">de</text:span><text:span text:style-name="T4_90"><text:s/></text:span><text:span text:style-name="T4_91">los</text:span><text:span text:style-name="T4_92"><text:s/></text:span><text:span text:style-name="T4_93">recursos</text:span><text:span text:style-name="T4_94"><text:s/></text:span><text:span text:style-name="T4_95">de</text:span><text:span text:style-name="T4_96"><text:s/></text:span><text:span text:style-name="T4_97">cómputo</text:span><text:span text:style-name="T4_98"><text:s/></text:span><text:span text:style-name="T4_99">y</text:span><text:span text:style-name="T4_100"><text:s/></text:span><text:span text:style-name="T4_101">escalamiento</text:span><text:span text:style-name="T4_102"><text:s/></text:span><text:span text:style-name="T4_103">con</text:span><text:span text:style-name="T4_104"><text:s/></text:span><text:span text:style-name="T4_105">el</text:span><text:span text:style-name="T4_106"><text:s/></text:span><text:span text:style-name="T4_107">número</text:span><text:span text:style-name="T4_108"><text:s/></text:span><text:span text:style-name="T4_109">de</text:span><text:span text:style-name="T4_110"><text:s/></text:span><text:span text:style-name="T4_111">partículas</text:span><text:span text:style-name="T4_112">.<text:s/></text:span></text:p>
      <text:p text:style-name="P5"><text:span text:style-name="T5_1">Específicamente</text:span><text:span text:style-name="T5_2">,<text:s/></text:span><text:span text:style-name="T5_3">proponemos</text:span><text:span text:style-name="T5_4"><text:s/></text:span><text:span text:style-name="T5_5">desarrollar</text:span><text:span text:style-name="T5_6"><text:s/></text:span><text:span text:style-name="T5_7">e</text:span><text:span text:style-name="T5_8"><text:s/></text:span><text:span text:style-name="T5_9">implementar</text:span><text:span text:style-name="T5_10"><text:s/></text:span><text:span text:style-name="T5_11">un</text:span><text:span text:style-name="T5_12"><text:s/></text:span><text:span text:style-name="T5_13">código</text:span><text:span text:style-name="T5_14"><text:s/></text:span><text:span text:style-name="T5_15">altamente</text:span><text:span text:style-name="T5_16"><text:s/></text:span><text:span text:style-name="T5_17">eficiente</text:span><text:span text:style-name="T5_18"><text:s/></text:span><text:span text:style-name="T5_19">en</text:span><text:span text:style-name="T5_20"><text:s/></text:span><text:span text:style-name="T5_21">GPU</text:span><text:span text:style-name="T5_22"><text:s/></text:span><text:span text:style-name="T5_23">que</text:span><text:span text:style-name="T5_24"><text:s/></text:span><text:span text:style-name="T5_25">permita</text:span><text:span text:style-name="T5_26">,<text:s/></text:span><text:span text:style-name="T5_27">en</text:span><text:span text:style-name="T5_28"><text:s/></text:span><text:span text:style-name="T5_29">primera</text:span><text:span text:style-name="T5_30"><text:s/></text:span><text:span text:style-name="T5_31">instancia</text:span><text:span text:style-name="T5_32">,<text:s/></text:span><text:span text:style-name="T5_33">simular</text:span><text:span text:style-name="T5_34"><text:s/></text:span><text:span text:style-name="T5_35">DM</text:span><text:span text:style-name="T5_36"><text:s/></text:span><text:span text:style-name="T5_37">de</text:span><text:span text:style-name="T5_38"><text:s/></text:span><text:span text:style-name="T5_39">sistemas</text:span><text:span text:style-name="T5_40"><text:s/></text:span><text:span text:style-name="T5_41">de</text:span><text:span text:style-name="T5_42"><text:s/></text:span><text:span text:style-name="T5_43">partículas</text:span><text:span text:style-name="T5_44"><text:s/></text:span><text:span text:style-name="T5_45">que</text:span><text:span text:style-name="T5_46"><text:s/></text:span><text:span text:style-name="T5_47">interactúan</text:span><text:span text:style-name="T5_48"><text:s/></text:span><text:span text:style-name="T5_49">solamente</text:span><text:span text:style-name="T5_50"><text:s/></text:span><text:span text:style-name="T5_51">por</text:span><text:span text:style-name="T5_52"><text:s/></text:span><text:span text:style-name="T5_53">interacciones</text:span><text:span text:style-name="T5_54"><text:s/></text:span><text:span text:style-name="T5_55">de</text:span><text:span text:style-name="T5_56"><text:s/></text:span><text:span text:style-name="T5_57">no</text:span><text:span text:style-name="T5_58">-</text:span><text:span text:style-name="T5_59">unión</text:span><text:span text:style-name="T5_60"><text:s/></text:span><text:span text:style-name="T5_61">de</text:span><text:span text:style-name="T5_62"><text:s/></text:span><text:span text:style-name="T5_63">a</text:span><text:span text:style-name="T5_64"><text:s/></text:span><text:span text:style-name="T5_65">pares</text:span><text:span text:style-name="T5_66">,<text:s/></text:span><text:span text:style-name="T5_67">descritas</text:span><text:span text:style-name="T5_68"><text:s/></text:span><text:span text:style-name="T5_69">numéricamente</text:span><text:span text:style-name="T5_70"><text:s/></text:span><text:span text:style-name="T5_71">mediante</text:span><text:span text:style-name="T5_72"><text:s/></text:span><text:span text:style-name="T5_73">una</text:span><text:span text:style-name="T5_74"><text:s/></text:span><text:span text:style-name="T5_75">tabla</text:span><text:span text:style-name="T5_76"><text:s/></text:span><text:span text:style-name="T5_77">de</text:span><text:span text:style-name="T5_78"><text:s/></text:span><text:span text:style-name="T5_79">valores</text:span><text:span text:style-name="T5_80"><text:s/>(</text:span><text:span text:style-name="T5_81">distancia</text:span><text:span text:style-name="T5_82">-</text:span><text:span text:style-name="T5_83">energía</text:span><text:span text:style-name="T5_84">-</text:span><text:span text:style-name="T5_85">fuerza</text:span><text:span text:style-name="T5_86">).<text:s text:c="2"/></text:span></text:p>
      <text:p text:style-name="P6"/>
      <text:list text:style-name="LS1" xml:id="list1">
        <text:list-item>
          <text:p text:style-name="P7"><text:span text:style-name="T7_1">Motivación</text:span><text:span text:style-name="T7_2"><text:tab/></text:span></text:p>
        </text:list-item>
      </text:list>
      <text:p text:style-name="P8"><text:span text:style-name="T8_1">La</text:span><text:span text:style-name="T8_2"><text:s/></text:span><text:span text:style-name="T8_3">simulación</text:span><text:span text:style-name="T8_4"><text:s/></text:span><text:span text:style-name="T8_5">computacional</text:span><text:span text:style-name="T8_6"><text:s/></text:span><text:span text:style-name="T8_7">de</text:span><text:span text:style-name="T8_8"><text:s/></text:span><text:span text:style-name="T8_9">biomoléculas</text:span><text:span text:style-name="T8_10"><text:s/></text:span><text:span text:style-name="T8_11">involucra</text:span><text:span text:style-name="T8_12"><text:s/></text:span><text:span text:style-name="T8_13">la</text:span><text:span text:style-name="T8_14"><text:s/></text:span><text:span text:style-name="T8_15">exploración</text:span><text:span text:style-name="T8_16"><text:s/></text:span><text:span text:style-name="T8_17">de</text:span><text:span text:style-name="T8_18"><text:s/></text:span><text:span text:style-name="T8_19">su</text:span><text:span text:style-name="T8_20"><text:s/></text:span><text:span text:style-name="T8_21">superficie</text:span><text:span text:style-name="T8_22"><text:s/></text:span><text:span text:style-name="T8_23">de</text:span><text:span text:style-name="T8_24"><text:s/></text:span><text:span text:style-name="T8_25">energía</text:span><text:span text:style-name="T8_26"><text:s/></text:span><text:span text:style-name="T8_27">libre</text:span><text:span text:style-name="T8_28">,<text:s/></text:span><text:span text:style-name="T8_29">la</text:span><text:span text:style-name="T8_30"><text:s/></text:span><text:span text:style-name="T8_31">cual</text:span><text:span text:style-name="T8_32">,<text:s/></text:span><text:span text:style-name="T8_33">debido</text:span><text:span text:style-name="T8_34"><text:s/></text:span><text:span text:style-name="T8_35">a</text:span><text:span text:style-name="T8_36"><text:s/></text:span><text:span text:style-name="T8_37">la</text:span><text:span text:style-name="T8_38"><text:s/></text:span><text:span text:style-name="T8_39">complejidad</text:span><text:span text:style-name="T8_40"><text:s/></text:span><text:span text:style-name="T8_41">de</text:span><text:span text:style-name="T8_42"><text:s/></text:span><text:span text:style-name="T8_43">estos</text:span><text:span text:style-name="T8_44"><text:s/></text:span><text:span text:style-name="T8_45">sistemas</text:span><text:span text:style-name="T8_46">,<text:s/></text:span><text:span text:style-name="T8_47">es</text:span><text:span text:style-name="T8_48"><text:s/></text:span><text:span text:style-name="T8_49">altamente</text:span><text:span text:style-name="T8_50"><text:s/></text:span><text:span text:style-name="T8_51">accidentada</text:span><text:span text:style-name="T8_52">,<text:s/></text:span><text:span text:style-name="T8_53">contiene</text:span><text:span text:style-name="T8_54"><text:s/></text:span><text:span text:style-name="T8_55">una</text:span><text:span text:style-name="T8_56"><text:s/></text:span><text:span text:style-name="T8_57">gran</text:span><text:span text:style-name="T8_58"><text:s/></text:span><text:span text:style-name="T8_59">cantidad</text:span><text:span text:style-name="T8_60"><text:s/></text:span><text:span text:style-name="T8_61">de</text:span><text:span text:style-name="T8_62"><text:s/></text:span><text:span text:style-name="T8_63">mínimos</text:span><text:span text:style-name="T8_64"><text:s/></text:span><text:span text:style-name="T8_65">locales</text:span><text:span text:style-name="T8_66"><text:s/></text:span><text:span text:style-name="T8_67">y</text:span><text:span text:style-name="T8_68"><text:s/></text:span><text:span text:style-name="T8_69">de</text:span><text:span text:style-name="T8_70"><text:s/></text:span><text:span text:style-name="T8_71">barreras</text:span><text:span text:style-name="T8_72"><text:s/></text:span><text:span text:style-name="T8_73">de</text:span><text:span text:style-name="T8_74"><text:s/></text:span><text:span text:style-name="T8_75">energía</text:span><text:span text:style-name="T8_76"><text:s/></text:span><text:span text:style-name="T8_77">libre</text:span><text:span text:style-name="T8_78"><text:s/></text:span><text:span text:style-name="T8_79">significativamente</text:span><text:span text:style-name="T8_80"><text:s/></text:span><text:span text:style-name="T8_81">mayores</text:span><text:span text:style-name="T8_82"><text:s/></text:span><text:span text:style-name="T8_83">que</text:span><text:span text:style-name="T8_84"><text:s/></text:span><text:span text:style-name="T8_85">las</text:span><text:span text:style-name="T8_86"><text:s/></text:span><text:span text:style-name="T8_87">fluctuaciones</text:span><text:span text:style-name="T8_88"><text:s/></text:span><text:span text:style-name="T8_89">térmicas</text:span><text:span text:style-name="T8_90">.<text:s/></text:span><text:span text:style-name="T8_91">Entre</text:span><text:span text:style-name="T8_92"><text:s/></text:span><text:span text:style-name="T8_93">los</text:span><text:span text:style-name="T8_94"><text:s/></text:span><text:span text:style-name="T8_95">distintos</text:span><text:span text:style-name="T8_96"><text:s/></text:span><text:span text:style-name="T8_97">métodos</text:span><text:span text:style-name="T8_98"><text:s/></text:span><text:span text:style-name="T8_99">de</text:span><text:span text:style-name="T8_100"><text:s/></text:span><text:span text:style-name="T8_101">simulación</text:span><text:span text:style-name="T8_102"><text:s/></text:span><text:span text:style-name="T8_103">computacional</text:span><text:span text:style-name="T8_104"><text:s/></text:span><text:span text:style-name="T8_105">de</text:span><text:span text:style-name="T8_106"><text:s/></text:span><text:span text:style-name="T8_107">biomoléculas</text:span><text:span text:style-name="T8_108">,<text:s/></text:span><text:span text:style-name="T8_109">las</text:span><text:span text:style-name="T8_110"><text:s/></text:span><text:span text:style-name="T8_111">simulaciones</text:span><text:span text:style-name="T8_112"><text:s/></text:span><text:span text:style-name="T8_113">de</text:span><text:span text:style-name="T8_114"><text:s/></text:span><text:span text:style-name="T8_115">dinámica</text:span><text:span text:style-name="T8_116"><text:s/></text:span><text:span text:style-name="T8_117">molecular</text:span><text:span text:style-name="T8_118"><text:s/>(</text:span><text:span text:style-name="T8_119">DM</text:span><text:span text:style-name="T8_120">)[1]<text:s/></text:span><text:span text:style-name="T8_121">permiten</text:span><text:span text:style-name="T8_122"><text:s/></text:span><text:span text:style-name="T8_123">reproducir</text:span><text:span text:style-name="T8_124"><text:s/></text:span><text:span text:style-name="T8_125">de</text:span><text:span text:style-name="T8_126"><text:s/></text:span><text:span text:style-name="T8_127">manera</text:span><text:span text:style-name="T8_128"><text:s/></text:span><text:span text:style-name="T8_129">detallada</text:span><text:span text:style-name="T8_130"><text:s/></text:span><text:span text:style-name="T8_131">las</text:span><text:span text:style-name="T8_132"><text:s/></text:span><text:span text:style-name="T8_133">interacciones</text:span><text:span text:style-name="T8_134"><text:s/></text:span><text:span text:style-name="T8_135">existentes</text:span><text:span text:style-name="T8_136"><text:s/></text:span><text:span text:style-name="T8_137">entre</text:span><text:span text:style-name="T8_138"><text:s/></text:span><text:span text:style-name="T8_139">todos</text:span><text:span text:style-name="T8_140"><text:s/></text:span><text:span text:style-name="T8_141">los</text:span><text:span text:style-name="T8_142"><text:s/></text:span><text:span text:style-name="T8_143">átomos</text:span><text:span text:style-name="T8_144"><text:s/></text:span><text:span text:style-name="T8_145">que</text:span><text:span text:style-name="T8_146"><text:s/></text:span><text:span text:style-name="T8_147">forman</text:span><text:span text:style-name="T8_148"><text:s/></text:span><text:span text:style-name="T8_149">la</text:span><text:span text:style-name="T8_150"><text:s/></text:span><text:span text:style-name="T8_151">estructura</text:span><text:span text:style-name="T8_152"><text:s/></text:span><text:span text:style-name="T8_153">proteica</text:span><text:span text:style-name="T8_154"><text:s/></text:span><text:span text:style-name="T8_155">y</text:span><text:span text:style-name="T8_156"><text:s/></text:span><text:span text:style-name="T8_157">sus</text:span><text:span text:style-name="T8_158"><text:s/></text:span><text:span text:style-name="T8_159">interacciones</text:span><text:span text:style-name="T8_160"><text:s/></text:span><text:span text:style-name="T8_161">con</text:span><text:span text:style-name="T8_162"><text:s/></text:span><text:span text:style-name="T8_163">el</text:span><text:span text:style-name="T8_164"><text:s/></text:span><text:span text:style-name="T8_165">solvente</text:span><text:span text:style-name="T8_166">,<text:s/></text:span><text:span text:style-name="T8_167">y</text:span><text:span text:style-name="T8_168"><text:s/></text:span><text:span text:style-name="T8_169">se</text:span><text:span text:style-name="T8_170"><text:s/></text:span><text:span text:style-name="T8_171">constituyen</text:span><text:span text:style-name="T8_172"><text:s/></text:span><text:span text:style-name="T8_173">como</text:span><text:span text:style-name="T8_174"><text:s/></text:span><text:span text:style-name="T8_175">la</text:span><text:span text:style-name="T8_176"><text:s/></text:span><text:span text:style-name="T8_177">herramienta</text:span><text:span text:style-name="T8_178"><text:s/></text:span><text:span text:style-name="T8_179">de</text:span><text:span text:style-name="T8_180"><text:s/></text:span><text:span text:style-name="T8_181">elección</text:span><text:span text:style-name="T8_182"><text:s/></text:span><text:span text:style-name="T8_183">para</text:span><text:span text:style-name="T8_184"><text:s/></text:span><text:span text:style-name="T8_185">el</text:span><text:span text:style-name="T8_186"><text:s/></text:span><text:span text:style-name="T8_187">estudio</text:span><text:span text:style-name="T8_188"><text:s/></text:span><text:span text:style-name="T8_189">de</text:span><text:span text:style-name="T8_190"><text:s/></text:span><text:span text:style-name="T8_191">procesos</text:span><text:span text:style-name="T8_192"><text:s/></text:span><text:span text:style-name="T8_193">en</text:span><text:span text:style-name="T8_194"><text:s/></text:span><text:span text:style-name="T8_195">sistemas</text:span><text:span text:style-name="T8_196"><text:s/></text:span><text:span text:style-name="T8_197">proteicos</text:span><text:span text:style-name="T8_198"><text:s/></text:span><text:span text:style-name="T8_199">que</text:span><text:span text:style-name="T8_200"><text:s/></text:span><text:span text:style-name="T8_201">ocurren</text:span><text:span text:style-name="T8_202"><text:s/></text:span><text:span text:style-name="T8_203">en</text:span><text:span text:style-name="T8_204"><text:s/></text:span><text:span text:style-name="T8_205">escalas</text:span><text:span text:style-name="T8_206"><text:s/></text:span><text:span text:style-name="T8_207">pequeñas</text:span><text:span text:style-name="T8_208"><text:s/></text:span><text:span text:style-name="T8_209">de</text:span><text:span text:style-name="T8_210"><text:s/></text:span><text:span text:style-name="T8_211">tiempo</text:span><text:span text:style-name="T8_212"><text:s/>(</text:span><text:span text:style-name="T8_213">del</text:span><text:span text:style-name="T8_214"><text:s/></text:span><text:span text:style-name="T8_215">orden</text:span><text:span text:style-name="T8_216"><text:s/></text:span><text:span text:style-name="T8_217">de</text:span><text:span text:style-name="T8_218"><text:s/></text:span><text:span text:style-name="T8_219">los</text:span><text:span text:style-name="T8_220"><text:s/></text:span><text:span text:style-name="T8_221">nanosegundos</text:span><text:span text:style-name="T8_222">)<text:s/></text:span><text:span text:style-name="T8_223">y</text:span><text:span text:style-name="T8_224"><text:s/></text:span><text:span text:style-name="T8_225">en</text:span><text:span text:style-name="T8_226"><text:s/></text:span><text:span text:style-name="T8_227">situaciones</text:span><text:span text:style-name="T8_228"><text:s/></text:span><text:span text:style-name="T8_229">de</text:span><text:span text:style-name="T8_230"><text:s/></text:span><text:span text:style-name="T8_231">equilibrio</text:span><text:span text:style-name="T8_232"><text:s/></text:span><text:span text:style-name="T8_233">o</text:span><text:span text:style-name="T8_234"><text:s/></text:span><text:span text:style-name="T8_235">cercanas</text:span><text:span text:style-name="T8_236"><text:s/></text:span><text:span text:style-name="T8_237">a</text:span><text:span text:style-name="T8_238"><text:s/></text:span><text:span text:style-name="T8_239">él</text:span><text:span text:style-name="T8_240">.<text:s/></text:span><text:span text:style-name="T8_241">Si</text:span><text:span text:style-name="T8_242"><text:s/></text:span><text:span text:style-name="T8_243">los</text:span><text:span text:style-name="T8_244"><text:s/></text:span><text:span text:style-name="T8_245">procesos</text:span><text:span text:style-name="T8_246"><text:s/></text:span><text:span text:style-name="T8_247">a</text:span><text:span text:style-name="T8_248"><text:s/></text:span><text:span text:style-name="T8_249">estudiar</text:span><text:span text:style-name="T8_250"><text:s/></text:span><text:span text:style-name="T8_251">involucran</text:span><text:span text:style-name="T8_252"><text:s/></text:span><text:span text:style-name="T8_253">escalas</text:span><text:span text:style-name="T8_254"><text:s/></text:span><text:span text:style-name="T8_255">de</text:span><text:span text:style-name="T8_256"><text:s/></text:span><text:span text:style-name="T8_257">tiempo</text:span><text:span text:style-name="T8_258"><text:s/></text:span><text:span text:style-name="T8_259">mayores</text:span><text:span text:style-name="T8_260"><text:s/>(</text:span><text:span text:style-name="T8_261">microsegundos</text:span><text:span text:style-name="T8_262">),<text:s/></text:span><text:span text:style-name="T8_263">el</text:span><text:span text:style-name="T8_264"><text:s/></text:span><text:span text:style-name="T8_265">pasaje</text:span><text:span text:style-name="T8_266"><text:s/></text:span><text:span text:style-name="T8_267">a</text:span><text:span text:style-name="T8_268"><text:s/></text:span><text:span text:style-name="T8_269">través</text:span><text:span text:style-name="T8_270"><text:s/></text:span><text:span text:style-name="T8_271">de</text:span><text:span text:style-name="T8_272"><text:s/></text:span><text:span text:style-name="T8_273">barreras</text:span><text:span text:style-name="T8_274"><text:s/></text:span><text:span text:style-name="T8_275">de</text:span><text:span text:style-name="T8_276"><text:s/></text:span><text:span text:style-name="T8_277">activación</text:span><text:span text:style-name="T8_278"><text:s/></text:span><text:span text:style-name="T8_279">significativamente</text:span><text:span text:style-name="T8_280"><text:s/></text:span><text:span text:style-name="T8_281">mayores</text:span><text:span text:style-name="T8_282"><text:s/></text:span><text:span text:style-name="T8_283">que</text:span><text:span text:style-name="T8_284"><text:s/></text:span><text:span text:style-name="T8_285">la</text:span><text:span text:style-name="T8_286"><text:s/></text:span><text:span text:style-name="T8_287">energía</text:span><text:span text:style-name="T8_288"><text:s/></text:span><text:span text:style-name="T8_289">térmica</text:span><text:span text:style-name="T8_290"><text:s/></text:span><text:span text:style-name="T8_291">disponible</text:span><text:span text:style-name="T8_292"><text:s/></text:span><text:span text:style-name="T8_293">o</text:span><text:span text:style-name="T8_294"><text:s/></text:span><text:span text:style-name="T8_295">el</text:span><text:span text:style-name="T8_296"><text:s/></text:span><text:span text:style-name="T8_297">sistema</text:span><text:span text:style-name="T8_298"><text:s/></text:span><text:span text:style-name="T8_299">es</text:span><text:span text:style-name="T8_300"><text:s/></text:span><text:span text:style-name="T8_301">demasiado</text:span><text:span text:style-name="T8_302"><text:s/></text:span><text:span text:style-name="T8_303">grande</text:span><text:span text:style-name="T8_304"><text:s/>(&gt;<text:s/>100.000<text:s/></text:span><text:span text:style-name="T8_305">átomos</text:span><text:span text:style-name="T8_306">),<text:s/></text:span><text:span text:style-name="T8_307">las</text:span><text:span text:style-name="T8_308"><text:s/></text:span><text:span text:style-name="T8_309">simulaciones</text:span><text:span text:style-name="T8_310"><text:s/></text:span><text:span text:style-name="T8_311">atomísticas</text:span><text:span text:style-name="T8_312"><text:s/></text:span><text:span text:style-name="T8_313">encuentran</text:span><text:span text:style-name="T8_314"><text:s/></text:span><text:span text:style-name="T8_315">su</text:span><text:span text:style-name="T8_316"><text:s/></text:span><text:span text:style-name="T8_317">límite</text:span><text:span text:style-name="T8_318"><text:s/></text:span><text:span text:style-name="T8_319">práctico</text:span><text:span text:style-name="T8_320"><text:s/>(</text:span><text:span text:style-name="T8_321">o</text:span><text:span text:style-name="T8_322"><text:s/></text:span><text:span text:style-name="T8_323">efectivo</text:span><text:span text:style-name="T8_324">)<text:s/></text:span><text:span text:style-name="T8_325">en</text:span><text:span text:style-name="T8_326"><text:s/></text:span><text:span text:style-name="T8_327">relación</text:span><text:span text:style-name="T8_328"><text:s/></text:span><text:span text:style-name="T8_329">con</text:span><text:span text:style-name="T8_330"><text:s/></text:span><text:span text:style-name="T8_331">los</text:span><text:span text:style-name="T8_332"><text:s/></text:span><text:span text:style-name="T8_333">tiempos</text:span><text:span text:style-name="T8_334"><text:s/></text:span><text:span text:style-name="T8_335">reales</text:span><text:span text:style-name="T8_336"><text:s/></text:span><text:span text:style-name="T8_337">requeridos</text:span><text:span text:style-name="T8_338"><text:s/></text:span><text:span text:style-name="T8_339">para</text:span><text:span text:style-name="T8_340"><text:s/></text:span><text:span text:style-name="T8_341">obtener</text:span><text:span text:style-name="T8_342"><text:s/></text:span><text:span text:style-name="T8_343">resultados</text:span><text:span text:style-name="T8_344"><text:s/></text:span><text:span text:style-name="T8_345">significativos</text:span><text:span text:style-name="T8_346">[2].<text:s/></text:span><text:span text:style-name="T8_347">En</text:span><text:span text:style-name="T8_348"><text:s/></text:span><text:span text:style-name="T8_349">un</text:span><text:span text:style-name="T8_350"><text:s/></text:span><text:span text:style-name="T8_351">esquema</text:span><text:span text:style-name="T8_352"><text:s/></text:span><text:span text:style-name="T8_353">de</text:span><text:span text:style-name="T8_354"><text:s/></text:span><text:span text:style-name="T8_355">DM</text:span><text:span text:style-name="T8_356"><text:s/></text:span><text:span text:style-name="T8_357">básico</text:span><text:span text:style-name="T8_358">,<text:s/></text:span><text:span text:style-name="T8_359">el</text:span><text:span text:style-name="T8_360"><text:s/></text:span><text:span text:style-name="T8_361">cálculo</text:span><text:span text:style-name="T8_362"><text:s/></text:span><text:span text:style-name="T8_363">se</text:span><text:span text:style-name="T8_364"><text:s/></text:span><text:span text:style-name="T8_365">divide</text:span><text:span text:style-name="T8_366"><text:s/></text:span><text:span text:style-name="T8_367">en</text:span><text:span text:style-name="T8_368"><text:s/></text:span><text:span text:style-name="T8_369">dos</text:span><text:span text:style-name="T8_370"><text:s/></text:span><text:span text:style-name="T8_371">etapas</text:span><text:span text:style-name="T8_372">:<text:s/>1-<text:s/></text:span><text:span text:style-name="T8_373">el</text:span><text:span text:style-name="T8_374"><text:s/></text:span><text:span text:style-name="T8_375">cálculo</text:span><text:span text:style-name="T8_376"><text:s/></text:span><text:span text:style-name="T8_377">de</text:span><text:span text:style-name="T8_378"><text:s/></text:span><text:span text:style-name="T8_379">energía</text:span><text:span text:style-name="T8_380"><text:s/></text:span><text:span text:style-name="T8_381">y</text:span><text:span text:style-name="T8_382"><text:s/></text:span><text:span text:style-name="T8_383">fuerzas</text:span><text:span text:style-name="T8_384">,<text:s/></text:span><text:span text:style-name="T8_385">que</text:span><text:span text:style-name="T8_386"><text:s/></text:span><text:span text:style-name="T8_387">determina</text:span><text:span text:style-name="T8_388"><text:s/></text:span><text:span text:style-name="T8_389">a</text:span><text:span text:style-name="T8_390"><text:s/></text:span><text:span text:style-name="T8_391">partir</text:span><text:span text:style-name="T8_392"><text:s/></text:span><text:span text:style-name="T8_393">de</text:span><text:span text:style-name="T8_394"><text:s/></text:span><text:span text:style-name="T8_395">las</text:span><text:span text:style-name="T8_396"><text:s/></text:span><text:span text:style-name="T8_397">interacciones</text:span><text:span text:style-name="T8_398"><text:s/></text:span><text:span text:style-name="T8_399">de</text:span><text:span text:style-name="T8_400"><text:s/></text:span><text:span text:style-name="T8_401">a</text:span><text:span text:style-name="T8_402"><text:s/></text:span><text:span text:style-name="T8_403">pares</text:span><text:span text:style-name="T8_404"><text:s/></text:span><text:span text:style-name="T8_405">y</text:span><text:span text:style-name="T8_406"><text:s/></text:span><text:span text:style-name="T8_407">el</text:span><text:span text:style-name="T8_408"><text:s/>“</text:span><text:span text:style-name="T8_409">campo</text:span><text:span text:style-name="T8_410"><text:s/></text:span><text:span text:style-name="T8_411">de</text:span><text:span text:style-name="T8_412"><text:s/></text:span><text:span text:style-name="T8_413">fuerzas</text:span><text:span text:style-name="T8_414">”<text:s/>(</text:span><text:span text:style-name="T8_415">la</text:span><text:span text:style-name="T8_416"><text:s/></text:span><text:span text:style-name="T8_417">función</text:span><text:span text:style-name="T8_418"><text:s/></text:span><text:span text:style-name="T8_419">matemática</text:span><text:span text:style-name="T8_420"><text:s/></text:span><text:span text:style-name="T8_421">que</text:span><text:span text:style-name="T8_422"><text:s/></text:span><text:span text:style-name="T8_423">da</text:span><text:span text:style-name="T8_424"><text:s/></text:span><text:span text:style-name="T8_425">la</text:span><text:span text:style-name="T8_426"><text:s/></text:span><text:span text:style-name="T8_427">energía</text:span><text:span text:style-name="T8_428"><text:s/></text:span><text:span text:style-name="T8_429">para</text:span><text:span text:style-name="T8_430"><text:s/></text:span><text:span text:style-name="T8_431">una</text:span><text:span text:style-name="T8_432"><text:s/></text:span><text:span text:style-name="T8_433">dada</text:span><text:span text:style-name="T8_434"><text:s/></text:span><text:span text:style-name="T8_435">configuración</text:span><text:span text:style-name="T8_436"><text:s/></text:span><text:span text:style-name="T8_437">del</text:span><text:span text:style-name="T8_438"><text:s/></text:span><text:span text:style-name="T8_439">sistema</text:span><text:span text:style-name="T8_440">)<text:s/></text:span><text:span text:style-name="T8_441">la</text:span><text:span text:style-name="T8_442"><text:s/></text:span><text:span text:style-name="T8_443">fuerza</text:span><text:span text:style-name="T8_444"><text:s/></text:span><text:span text:style-name="T8_445">que</text:span><text:span text:style-name="T8_446"><text:s/></text:span><text:span text:style-name="T8_447">actúa</text:span><text:span text:style-name="T8_448"><text:s/></text:span><text:span text:style-name="T8_449">sobre</text:span><text:span text:style-name="T8_450"><text:s/></text:span><text:span text:style-name="T8_451">cada</text:span><text:span text:style-name="T8_452"><text:s/></text:span><text:span text:style-name="T8_453">átomo</text:span><text:span text:style-name="T8_454"><text:s/></text:span><text:span text:style-name="T8_455">para</text:span><text:span text:style-name="T8_456"><text:s/></text:span><text:span text:style-name="T8_457">esa</text:span><text:span text:style-name="T8_458"><text:s/></text:span><text:span text:style-name="T8_459">configuracion</text:span><text:span text:style-name="T8_460"><text:s/></text:span><text:span text:style-name="T8_461">y</text:span><text:span text:style-name="T8_462"><text:s/>2-<text:s/></text:span><text:span text:style-name="T8_463">la</text:span><text:span text:style-name="T8_464"><text:s/></text:span><text:span text:style-name="T8_465">actualización</text:span><text:span text:style-name="T8_466"><text:s/></text:span><text:span text:style-name="T8_467">de</text:span><text:span text:style-name="T8_468"><text:s/></text:span><text:span text:style-name="T8_469">coordenadas</text:span><text:span text:style-name="T8_470">,<text:s/></text:span><text:span text:style-name="T8_471">proceso</text:span><text:span text:style-name="T8_472"><text:s/></text:span><text:span text:style-name="T8_473">que</text:span><text:span text:style-name="T8_474"><text:s/></text:span><text:span text:style-name="T8_475">a</text:span><text:span text:style-name="T8_476"><text:s/></text:span><text:span text:style-name="T8_477">partir</text:span><text:span text:style-name="T8_478"><text:s/></text:span><text:span text:style-name="T8_479">de</text:span><text:span text:style-name="T8_480"><text:s/></text:span><text:span text:style-name="T8_481">las</text:span><text:span text:style-name="T8_482"><text:s/></text:span><text:span text:style-name="T8_483">fuerzas</text:span><text:span text:style-name="T8_484"><text:s/></text:span><text:span text:style-name="T8_485">y</text:span><text:span text:style-name="T8_486"><text:s/></text:span><text:span text:style-name="T8_487">utilizando</text:span><text:span text:style-name="T8_488"><text:s/></text:span><text:span text:style-name="T8_489">las</text:span><text:span text:style-name="T8_490"><text:s/></text:span><text:span text:style-name="T8_491">ecuaciones</text:span><text:span text:style-name="T8_492"><text:s/></text:span><text:span text:style-name="T8_493">de</text:span><text:span text:style-name="T8_494"><text:s/></text:span><text:span text:style-name="T8_495">movimiento</text:span><text:span text:style-name="T8_496"><text:s/></text:span><text:span text:style-name="T8_497">de</text:span><text:span text:style-name="T8_498"><text:s/></text:span><text:span text:style-name="T8_499">newton</text:span><text:span text:style-name="T8_500">,<text:s/></text:span><text:span text:style-name="T8_501">actualiza</text:span><text:span text:style-name="T8_502"><text:s/></text:span><text:span text:style-name="T8_503">la</text:span><text:span text:style-name="T8_504"><text:s/></text:span><text:span text:style-name="T8_505">conformación</text:span><text:span text:style-name="T8_506"><text:s/>(</text:span><text:span text:style-name="T8_507">coordenadas</text:span><text:span text:style-name="T8_508">)<text:s/></text:span><text:span text:style-name="T8_509">del</text:span><text:span text:style-name="T8_510"><text:s/></text:span><text:span text:style-name="T8_511">sistema</text:span><text:span text:style-name="T8_512">,<text:s/></text:span><text:span text:style-name="T8_513">un</text:span><text:span text:style-name="T8_514"><text:s/></text:span><text:span text:style-name="T8_515">diferencial</text:span><text:span text:style-name="T8_516"><text:s/></text:span><text:span text:style-name="T8_517">de</text:span><text:span text:style-name="T8_518"><text:s/></text:span><text:span text:style-name="T8_519">tiempo</text:span><text:span text:style-name="T8_520"><text:s/>(</text:span><text:span text:style-name="T8_521">dt</text:span><text:span text:style-name="T8_522">)<text:s/></text:span><text:span text:style-name="T8_523">posterior</text:span><text:span text:style-name="T8_524">.<text:s/></text:span><text:span text:style-name="T8_525">Típicamente</text:span><text:span text:style-name="T8_526">,<text:s/></text:span><text:span text:style-name="T8_527">es</text:span><text:span text:style-name="T8_528"><text:s/></text:span><text:span text:style-name="T8_529">el</text:span><text:span text:style-name="T8_530"><text:s/></text:span><text:span text:style-name="T8_531">cálculo</text:span><text:span text:style-name="T8_532"><text:s/></text:span><text:span text:style-name="T8_533">de</text:span><text:span text:style-name="T8_534"><text:s/></text:span><text:span text:style-name="T8_535">fuerzas</text:span><text:span text:style-name="T8_536"><text:s/></text:span><text:span text:style-name="T8_537">que</text:span><text:span text:style-name="T8_538"><text:s/></text:span><text:span text:style-name="T8_539">requiere</text:span><text:span text:style-name="T8_540"><text:s/></text:span><text:span text:style-name="T8_541">determinar</text:span><text:span text:style-name="T8_542"><text:s/></text:span><text:span text:style-name="T8_543">las</text:span><text:span text:style-name="T8_544"><text:s/></text:span><text:span text:style-name="T8_545">N</text:span><text:span text:style-name="T8_546">2</text:span><text:span text:style-name="T8_547"><text:s/></text:span><text:span text:style-name="T8_548">distancias</text:span><text:span text:style-name="T8_549"><text:s/>(</text:span><text:span text:style-name="T8_550">para</text:span><text:span text:style-name="T8_551"><text:s/></text:span><text:span text:style-name="T8_552">N</text:span><text:span text:style-name="T8_553"><text:s/></text:span><text:span text:style-name="T8_554">partículas</text:span><text:span text:style-name="T8_555">)<text:s/></text:span><text:span text:style-name="T8_556">el</text:span><text:span text:style-name="T8_557"><text:s/></text:span><text:span text:style-name="T8_558">que</text:span><text:span text:style-name="T8_559"><text:s/></text:span><text:span text:style-name="T8_560">requiere</text:span><text:span text:style-name="T8_561"><text:s/></text:span><text:span text:style-name="T8_562">el</text:span><text:span text:style-name="T8_563"><text:s/></text:span><text:span text:style-name="T8_564">mayor</text:span><text:span text:style-name="T8_565"><text:s/></text:span><text:span text:style-name="T8_566">costo</text:span><text:span text:style-name="T8_567"><text:s/></text:span><text:span text:style-name="T8_568">computacional</text:span><text:span text:style-name="T8_569"><text:s/>(</text:span><text:span text:style-name="T8_570">hasta</text:span><text:span text:style-name="T8_571"><text:s/></text:span><text:span text:style-name="T8_572">un</text:span><text:span text:style-name="T8_573"><text:s/>99%).</text:span></text:p>
      <text:p text:style-name="P9"><text:span text:style-name="T9_1">En</text:span><text:span text:style-name="T9_2"><text:s/></text:span><text:span text:style-name="T9_3">los</text:span><text:span text:style-name="T9_4"><text:s/></text:span><text:span text:style-name="T9_5">últimos</text:span><text:span text:style-name="T9_6"><text:s/>20<text:s/></text:span><text:span text:style-name="T9_7">años</text:span><text:span text:style-name="T9_8">,<text:s/></text:span><text:span text:style-name="T9_9">para</text:span><text:span text:style-name="T9_10"><text:s/></text:span><text:span text:style-name="T9_11">reducir</text:span><text:span text:style-name="T9_12"><text:s/></text:span><text:span text:style-name="T9_13">los</text:span><text:span text:style-name="T9_14"><text:s/></text:span><text:span text:style-name="T9_15">tiempos</text:span><text:span text:style-name="T9_16"><text:s/></text:span><text:span text:style-name="T9_17">computacionales</text:span><text:span text:style-name="T9_18">,<text:s/></text:span><text:span text:style-name="T9_19">se</text:span><text:span text:style-name="T9_20"><text:s/></text:span><text:span text:style-name="T9_21">han</text:span><text:span text:style-name="T9_22"><text:s/></text:span><text:span text:style-name="T9_23">desarrollado</text:span><text:span text:style-name="T9_24"><text:s/></text:span><text:span text:style-name="T9_25">en</text:span><text:span text:style-name="T9_26"><text:s/></text:span><text:span text:style-name="T9_27">DM</text:span><text:span text:style-name="T9_28"><text:s/></text:span><text:span text:style-name="T9_29">esquemas</text:span><text:span text:style-name="T9_30"><text:s/></text:span><text:span text:style-name="T9_31">de</text:span><text:span text:style-name="T9_32"><text:s/></text:span><text:span text:style-name="T9_33">cómputo</text:span><text:span text:style-name="T9_34"><text:s/></text:span><text:span text:style-name="T9_35">paralelo</text:span><text:span text:style-name="T9_36"><text:s/></text:span><text:span text:style-name="T9_37">que</text:span><text:span text:style-name="T9_38"><text:s/></text:span><text:span text:style-name="T9_39">subdividen</text:span><text:span text:style-name="T9_40"><text:s/></text:span><text:span text:style-name="T9_41">al</text:span><text:span text:style-name="T9_42"><text:s/></text:span><text:span text:style-name="T9_43">sistema</text:span><text:span text:style-name="T9_44"><text:s/></text:span><text:span text:style-name="T9_45">en</text:span><text:span text:style-name="T9_46"><text:s/></text:span><text:span text:style-name="T9_47">diferentes</text:span><text:span text:style-name="T9_48"><text:s/></text:span><text:span text:style-name="T9_49">procesadores</text:span><text:span text:style-name="T9_50">.<text:s/></text:span><text:span text:style-name="T9_51">El</text:span><text:span text:style-name="T9_52"><text:s/></text:span><text:span text:style-name="T9_53">problema</text:span><text:span text:style-name="T9_54"><text:s/></text:span><text:span text:style-name="T9_55">es</text:span><text:span text:style-name="T9_56"><text:s/></text:span><text:span text:style-name="T9_57">que</text:span><text:span text:style-name="T9_58"><text:s/></text:span><text:span text:style-name="T9_59">para</text:span><text:span text:style-name="T9_60"><text:s/></text:span><text:span text:style-name="T9_61">cada</text:span><text:span text:style-name="T9_62"><text:s/></text:span><text:span text:style-name="T9_63">paso</text:span><text:span text:style-name="T9_64"><text:s/></text:span><text:span text:style-name="T9_65">de</text:span><text:span text:style-name="T9_66"><text:s/></text:span><text:span text:style-name="T9_67">DM</text:span><text:span text:style-name="T9_68"><text:s/></text:span><text:span text:style-name="T9_69">se</text:span><text:span text:style-name="T9_70"><text:s/></text:span><text:span text:style-name="T9_71">requiere</text:span><text:span text:style-name="T9_72"><text:s/></text:span><text:span text:style-name="T9_73">tener</text:span><text:span text:style-name="T9_74"><text:s/></text:span><text:span text:style-name="T9_75">la</text:span><text:span text:style-name="T9_76"><text:s/></text:span><text:span text:style-name="T9_77">información</text:span><text:span text:style-name="T9_78"><text:s/></text:span><text:span text:style-name="T9_79">de</text:span><text:span text:style-name="T9_80"><text:s/></text:span><text:span text:style-name="T9_81">las</text:span><text:span text:style-name="T9_82"><text:s/></text:span><text:span text:style-name="T9_83">fuerzas</text:span><text:span text:style-name="T9_84"><text:s/></text:span><text:span text:style-name="T9_85">toda</text:span><text:span text:style-name="T9_86"><text:s/></text:span><text:span text:style-name="T9_87">junta</text:span><text:span text:style-name="T9_88">,<text:s/></text:span><text:span text:style-name="T9_89">por</text:span><text:span text:style-name="T9_90"><text:s/></text:span><text:span text:style-name="T9_91">lo</text:span><text:span text:style-name="T9_92"><text:s/></text:span><text:span text:style-name="T9_93">que</text:span><text:span text:style-name="T9_94"><text:s/></text:span><text:span text:style-name="T9_95">es</text:span><text:span text:style-name="T9_96"><text:s/></text:span><text:span text:style-name="T9_97">necesario</text:span><text:span text:style-name="T9_98"><text:s/></text:span><text:span text:style-name="T9_99">un</text:span><text:span text:style-name="T9_100"><text:s/></text:span><text:span text:style-name="T9_101">eficiente</text:span><text:span text:style-name="T9_102"><text:s/></text:span><text:span text:style-name="T9_103">esquema</text:span><text:span text:style-name="T9_104"><text:s/></text:span><text:span text:style-name="T9_105">de</text:span><text:span text:style-name="T9_106"><text:s/></text:span><text:span text:style-name="T9_107">comunicación</text:span><text:span text:style-name="T9_108"><text:s/></text:span><text:span text:style-name="T9_109">entre</text:span><text:span text:style-name="T9_110"><text:s/></text:span><text:span text:style-name="T9_111">los</text:span><text:span text:style-name="T9_112"><text:s/></text:span><text:span text:style-name="T9_113">nodos</text:span><text:span text:style-name="T9_114"><text:s/></text:span><text:span text:style-name="T9_115">de</text:span><text:span text:style-name="T9_116"><text:s/></text:span><text:span text:style-name="T9_117">calculo</text:span><text:span text:style-name="T9_118">.<text:s/></text:span><text:span text:style-name="T9_119">Estas</text:span><text:span text:style-name="T9_120"><text:s/></text:span><text:span text:style-name="T9_121">necesidades</text:span><text:span text:style-name="T9_122"><text:s/></text:span><text:span text:style-name="T9_123">generan</text:span><text:span text:style-name="T9_124"><text:s/></text:span><text:span text:style-name="T9_125">cuellos</text:span><text:span text:style-name="T9_126"><text:s/></text:span><text:span text:style-name="T9_127">de</text:span><text:span text:style-name="T9_128"><text:s/></text:span><text:span text:style-name="T9_129">botella</text:span><text:span text:style-name="T9_130">,<text:s/></text:span><text:span text:style-name="T9_131">que</text:span><text:span text:style-name="T9_132"><text:s/></text:span><text:span text:style-name="T9_133">resultan</text:span><text:span text:style-name="T9_134"><text:s/></text:span><text:span text:style-name="T9_135">en</text:span><text:span text:style-name="T9_136"><text:s/></text:span><text:span text:style-name="T9_137">escalamientos</text:span><text:span text:style-name="T9_138"><text:s/></text:span><text:span text:style-name="T9_139">no</text:span><text:span text:style-name="T9_140"><text:s/></text:span><text:span text:style-name="T9_141">lineales</text:span><text:span text:style-name="T9_142"><text:s/></text:span><text:span text:style-name="T9_143">de</text:span><text:span text:style-name="T9_144"><text:s/></text:span><text:span text:style-name="T9_145">reducción</text:span><text:span text:style-name="T9_146"><text:s/></text:span><text:span text:style-name="T9_147">del</text:span><text:span text:style-name="T9_148"><text:s/></text:span><text:span text:style-name="T9_149">tiempo</text:span><text:span text:style-name="T9_150"><text:s/></text:span><text:span text:style-name="T9_151">de</text:span><text:span text:style-name="T9_152"><text:s/></text:span><text:span text:style-name="T9_153">cómputo</text:span><text:span text:style-name="T9_154"><text:s/></text:span><text:span text:style-name="T9_155">con</text:span><text:span text:style-name="T9_156"><text:s/></text:span><text:span text:style-name="T9_157">el</text:span><text:span text:style-name="T9_158"><text:s/></text:span><text:span text:style-name="T9_159">número</text:span><text:span text:style-name="T9_160"><text:s/></text:span><text:span text:style-name="T9_161">de</text:span><text:span text:style-name="T9_162"><text:s/></text:span><text:span text:style-name="T9_163">procesadores</text:span><text:span text:style-name="T9_164"><text:s/></text:span><text:span text:style-name="T9_165">y</text:span><text:span text:style-name="T9_166">/</text:span><text:span text:style-name="T9_167">o</text:span><text:span text:style-name="T9_168"><text:s/></text:span><text:span text:style-name="T9_169">tamaño</text:span><text:span text:style-name="T9_170"><text:s/></text:span><text:span text:style-name="T9_171">del</text:span><text:span text:style-name="T9_172"><text:s/></text:span><text:span text:style-name="T9_173">sistema</text:span><text:span text:style-name="T9_174"><text:s/></text:span><text:span text:style-name="T9_175">y</text:span><text:span text:style-name="T9_176"><text:s/></text:span><text:span text:style-name="T9_177">es</text:span><text:span text:style-name="T9_178"><text:s/></text:span><text:span text:style-name="T9_179">un</text:span><text:span text:style-name="T9_180"><text:s/></text:span><text:span text:style-name="T9_181">área</text:span><text:span text:style-name="T9_182"><text:s/></text:span><text:span text:style-name="T9_183">de</text:span><text:span text:style-name="T9_184"><text:s/></text:span><text:span text:style-name="T9_185">intenso</text:span><text:span text:style-name="T9_186"><text:s/></text:span><text:span text:style-name="T9_187">desarrollo</text:span><text:span text:style-name="T9_188">.<text:s/></text:span></text:p>
      <text:p text:style-name="P10"><text:span text:style-name="T10_1">Otra</text:span><text:span text:style-name="T10_2"><text:s/></text:span><text:span text:style-name="T10_3">manera</text:span><text:span text:style-name="T10_4"><text:s/></text:span><text:span text:style-name="T10_5">de</text:span><text:span text:style-name="T10_6"><text:s/></text:span><text:span text:style-name="T10_7">acelerar</text:span><text:span text:style-name="T10_8"><text:s/></text:span><text:span text:style-name="T10_9">los</text:span><text:span text:style-name="T10_10"><text:s/></text:span><text:span text:style-name="T10_11">cálculos</text:span><text:span text:style-name="T10_12"><text:s/></text:span><text:span text:style-name="T10_13">de</text:span><text:span text:style-name="T10_14"><text:s/></text:span><text:span text:style-name="T10_15">DM</text:span><text:span text:style-name="T10_16"><text:s/></text:span><text:span text:style-name="T10_17">y</text:span><text:span text:style-name="T10_18"><text:s/></text:span><text:span text:style-name="T10_19">la</text:span><text:span text:style-name="T10_20"><text:s/></text:span><text:span text:style-name="T10_21">que</text:span><text:span text:style-name="T10_22"><text:s/></text:span><text:span text:style-name="T10_23">proponemos</text:span><text:span text:style-name="T10_24"><text:s/></text:span><text:span text:style-name="T10_25">utilizar</text:span><text:span text:style-name="T10_26"><text:s/></text:span><text:span text:style-name="T10_27">en</text:span><text:span text:style-name="T10_28"><text:s/></text:span><text:span text:style-name="T10_29">la</text:span><text:span text:style-name="T10_30"><text:s/></text:span><text:span text:style-name="T10_31">presente</text:span><text:span text:style-name="T10_32"><text:s/></text:span><text:span text:style-name="T10_33">tesis</text:span><text:span text:style-name="T10_34">,<text:s/></text:span><text:span text:style-name="T10_35">es</text:span><text:span text:style-name="T10_36"><text:s/></text:span><text:span text:style-name="T10_37">aprovechar</text:span><text:span text:style-name="T10_38"><text:s/></text:span><text:span text:style-name="T10_39">la</text:span><text:span text:style-name="T10_40"><text:s/></text:span><text:span text:style-name="T10_41">capacidad</text:span><text:span text:style-name="T10_42"><text:s/></text:span><text:span text:style-name="T10_43">de</text:span><text:span text:style-name="T10_44"><text:s/></text:span><text:span text:style-name="T10_45">cómputo</text:span><text:span text:style-name="T10_46"><text:s/></text:span><text:span text:style-name="T10_47">de</text:span><text:span text:style-name="T10_48"><text:s/></text:span><text:span text:style-name="T10_49">las</text:span><text:span text:style-name="T10_50"><text:s/></text:span><text:span text:style-name="T10_51">Placas</text:span><text:span text:style-name="T10_52"><text:s/></text:span><text:span text:style-name="T10_53">de</text:span><text:span text:style-name="T10_54"><text:s/></text:span><text:span text:style-name="T10_55">Procesamiento</text:span><text:span text:style-name="T10_56"><text:s/></text:span><text:span text:style-name="T10_57">Gráfico</text:span><text:span text:style-name="T10_58"><text:s/>(</text:span><text:span text:style-name="T10_59">GPU</text:span><text:span text:style-name="T10_60">)[3].<text:s/></text:span><text:span text:style-name="T10_61">Las</text:span><text:span text:style-name="T10_62"><text:s/></text:span><text:span text:style-name="T10_63">GPU</text:span><text:span text:style-name="T10_64"><text:s/></text:span><text:span text:style-name="T10_65">han</text:span><text:span text:style-name="T10_66"><text:s/></text:span><text:span text:style-name="T10_67">sido</text:span><text:span text:style-name="T10_68"><text:s/></text:span><text:span text:style-name="T10_69">una</text:span><text:span text:style-name="T10_70"><text:s/></text:span><text:span text:style-name="T10_71">parte</text:span><text:span text:style-name="T10_72"><text:s/></text:span><text:span text:style-name="T10_73">integral</text:span><text:span text:style-name="T10_74"><text:s/></text:span><text:span text:style-name="T10_75">de</text:span><text:span text:style-name="T10_76"><text:s/></text:span><text:span text:style-name="T10_77">las</text:span><text:span text:style-name="T10_78"><text:s/></text:span><text:span text:style-name="T10_79">computadoras</text:span><text:span text:style-name="T10_80"><text:s/></text:span><text:span text:style-name="T10_81">personales</text:span><text:span text:style-name="T10_82"><text:s/></text:span><text:span text:style-name="T10_83">por</text:span><text:span text:style-name="T10_84"><text:s/></text:span><text:span text:style-name="T10_85">más</text:span><text:span text:style-name="T10_86"><text:s/></text:span><text:span text:style-name="T10_87">de</text:span><text:span text:style-name="T10_88"><text:s/></text:span><text:span text:style-name="T10_89">una</text:span><text:span text:style-name="T10_90"><text:s/></text:span><text:span text:style-name="T10_91">década</text:span><text:span text:style-name="T10_92"><text:s/></text:span><text:span text:style-name="T10_93">y</text:span><text:span text:style-name="T10_94"><text:s/></text:span><text:span text:style-name="T10_95">su</text:span><text:span text:style-name="T10_96"><text:s/></text:span><text:span text:style-name="T10_97">uso</text:span><text:span text:style-name="T10_98"><text:s/></text:span><text:span text:style-name="T10_99">en</text:span><text:span text:style-name="T10_100"><text:s/></text:span><text:span text:style-name="T10_101">la</text:span><text:span text:style-name="T10_102"><text:s/></text:span><text:span text:style-name="T10_103">industria</text:span><text:span text:style-name="T10_104"><text:s/></text:span><text:span text:style-name="T10_105">del</text:span><text:span text:style-name="T10_106"><text:s/></text:span><text:span text:style-name="T10_107">diseño</text:span><text:span text:style-name="T10_108"><text:s/></text:span><text:span text:style-name="T10_109">gráfico</text:span><text:span text:style-name="T10_110"><text:s/></text:span><text:span text:style-name="T10_111">y</text:span><text:span text:style-name="T10_112"><text:s/></text:span><text:span text:style-name="T10_113">los</text:span><text:span text:style-name="T10_114"><text:s/></text:span><text:span text:style-name="T10_115">videojuegos</text:span><text:span text:style-name="T10_116"><text:s/></text:span><text:span text:style-name="T10_117">ha</text:span><text:span text:style-name="T10_118"><text:s/></text:span><text:span text:style-name="T10_119">potenciado</text:span><text:span text:style-name="T10_120"><text:s/></text:span><text:span text:style-name="T10_121">su</text:span><text:span text:style-name="T10_122"><text:s/></text:span><text:span text:style-name="T10_123">desarrollo</text:span><text:span text:style-name="T10_124"><text:s/></text:span><text:span text:style-name="T10_125">enormemente</text:span><text:span text:style-name="T10_126"><text:s/></text:span><text:span text:style-name="T10_127">produciendo</text:span><text:span text:style-name="T10_128"><text:s/></text:span><text:span text:style-name="T10_129">en</text:span><text:span text:style-name="T10_130"><text:s/>10<text:s/></text:span><text:span text:style-name="T10_131">años</text:span><text:span text:style-name="T10_132"><text:s/></text:span><text:span text:style-name="T10_133">una</text:span><text:span text:style-name="T10_134"><text:s/></text:span><text:span text:style-name="T10_135">aceleración</text:span><text:span text:style-name="T10_136"><text:s/></text:span><text:span text:style-name="T10_137">superior</text:span><text:span text:style-name="T10_138"><text:s/></text:span><text:span text:style-name="T10_139">a</text:span><text:span text:style-name="T10_140"><text:s/></text:span><text:span text:style-name="T10_141">mil</text:span><text:span text:style-name="T10_142"><text:s/></text:span><text:span text:style-name="T10_143">veces</text:span><text:span text:style-name="T10_144"><text:s/></text:span><text:span text:style-name="T10_145">en</text:span><text:span text:style-name="T10_146"><text:s/></text:span><text:span text:style-name="T10_147">el</text:span><text:span text:style-name="T10_148"><text:s/></text:span><text:span text:style-name="T10_149">número</text:span><text:span text:style-name="T10_150"><text:s/></text:span><text:span text:style-name="T10_151">de</text:span><text:span text:style-name="T10_152"><text:s/></text:span><text:span text:style-name="T10_153">operaciones</text:span><text:span text:style-name="T10_154"><text:s/></text:span><text:span text:style-name="T10_155">de</text:span><text:span text:style-name="T10_156"><text:s/></text:span><text:span text:style-name="T10_157">punto</text:span><text:span text:style-name="T10_158"><text:s/></text:span><text:span text:style-name="T10_159">flotante</text:span><text:span text:style-name="T10_160"><text:s/></text:span><text:span text:style-name="T10_161">realizadas</text:span><text:span text:style-name="T10_162"><text:s/></text:span><text:span text:style-name="T10_163">por</text:span><text:span text:style-name="T10_164"><text:s/></text:span><text:span text:style-name="T10_165">segundo</text:span><text:span text:style-name="T10_166">.<text:s/></text:span><text:span text:style-name="T10_167">La</text:span><text:span text:style-name="T10_168"><text:s/></text:span><text:span text:style-name="T10_169">naturaleza</text:span><text:span text:style-name="T10_170"><text:s/></text:span><text:span text:style-name="T10_171">del</text:span><text:span text:style-name="T10_172"><text:s/></text:span><text:span text:style-name="T10_173">hardware</text:span><text:span text:style-name="T10_174">,<text:s/></text:span><text:span text:style-name="T10_175">hasta</text:span><text:span text:style-name="T10_176"><text:s/></text:span><text:span text:style-name="T10_177">recientemente</text:span><text:span text:style-name="T10_178"><text:s/></text:span><text:span text:style-name="T10_179">presentaba</text:span><text:span text:style-name="T10_180"><text:s/></text:span><text:span text:style-name="T10_181">serios</text:span><text:span text:style-name="T10_182"><text:s/></text:span><text:span text:style-name="T10_183">desafíos</text:span><text:span text:style-name="T10_184"><text:s/></text:span><text:span text:style-name="T10_185">de</text:span><text:span text:style-name="T10_186"><text:s/></text:span><text:span text:style-name="T10_187">programación</text:span><text:span text:style-name="T10_188"><text:s/></text:span><text:span text:style-name="T10_189">lo</text:span><text:span text:style-name="T10_190"><text:s/></text:span><text:span text:style-name="T10_191">que</text:span><text:span text:style-name="T10_192"><text:s/></text:span><text:span text:style-name="T10_193">limitaba</text:span><text:span text:style-name="T10_194"><text:s/></text:span><text:span text:style-name="T10_195">su</text:span><text:span text:style-name="T10_196"><text:s/></text:span><text:span text:style-name="T10_197">uso</text:span><text:span text:style-name="T10_198"><text:s/></text:span><text:span text:style-name="T10_199">en</text:span><text:span text:style-name="T10_200"><text:s/></text:span><text:span text:style-name="T10_201">programas</text:span><text:span text:style-name="T10_202"><text:s/></text:span><text:span text:style-name="T10_203">de</text:span><text:span text:style-name="T10_204"><text:s/></text:span><text:span text:style-name="T10_205">desarrollo</text:span><text:span text:style-name="T10_206"><text:s/></text:span><text:span text:style-name="T10_207">local</text:span><text:span text:style-name="T10_208">,<text:s/></text:span><text:span text:style-name="T10_209">sin</text:span><text:span text:style-name="T10_210"><text:s/></text:span><text:span text:style-name="T10_211">embargo</text:span><text:span text:style-name="T10_212"><text:s/></text:span><text:span text:style-name="T10_213">la</text:span><text:span text:style-name="T10_214"><text:s/></text:span><text:span text:style-name="T10_215">aparición</text:span><text:span text:style-name="T10_216"><text:s/></text:span><text:span text:style-name="T10_217">de</text:span><text:span text:style-name="T10_218"><text:s/></text:span><text:span text:style-name="T10_219">interfaces</text:span><text:span text:style-name="T10_220"><text:s/></text:span><text:span text:style-name="T10_221">de</text:span><text:span text:style-name="T10_222"><text:s/></text:span><text:span text:style-name="T10_223">programación</text:span><text:span text:style-name="T10_224"><text:s/></text:span><text:span text:style-name="T10_225">generales</text:span><text:span text:style-name="T10_226"><text:s/>(</text:span><text:span text:style-name="T10_227">accesibles</text:span><text:span text:style-name="T10_228"><text:s/></text:span><text:span text:style-name="T10_229">a</text:span><text:span text:style-name="T10_230"><text:s/></text:span><text:span text:style-name="T10_231">través</text:span><text:span text:style-name="T10_232"><text:s/></text:span><text:span text:style-name="T10_233">de</text:span><text:span text:style-name="T10_234"><text:s/></text:span><text:span text:style-name="T10_235">extensiones</text:span><text:span text:style-name="T10_236"><text:s/></text:span><text:span text:style-name="T10_237">de</text:span><text:span text:style-name="T10_238"><text:s/></text:span><text:span text:style-name="T10_239">lenguajes</text:span><text:span text:style-name="T10_240"><text:s/></text:span><text:span text:style-name="T10_241">de</text:span><text:span text:style-name="T10_242"><text:s/></text:span><text:span text:style-name="T10_243">programación</text:span><text:span text:style-name="T10_244"><text:s/></text:span><text:span text:style-name="T10_245">estándar</text:span><text:span text:style-name="T10_246"><text:s/></text:span><text:span text:style-name="T10_247">como</text:span><text:span text:style-name="T10_248"><text:s/></text:span><text:span text:style-name="T10_249">CUDA</text:span><text:span text:style-name="T10_250"><text:s/></text:span><text:span text:style-name="T10_251">C</text:span><text:span text:style-name="T10_252">/</text:span><text:span text:style-name="T10_253">C</text:span><text:span text:style-name="T10_254">++<text:s/></text:span><text:span text:style-name="T10_255">[4]<text:s/></text:span><text:span text:style-name="T10_256">)<text:s/></text:span><text:span text:style-name="T10_257">ha</text:span><text:span text:style-name="T10_258"><text:s/></text:span><text:span text:style-name="T10_259">cambiado</text:span><text:span text:style-name="T10_260"><text:s/></text:span><text:span text:style-name="T10_261">la</text:span><text:span text:style-name="T10_262"><text:s/></text:span><text:span text:style-name="T10_263">situacion</text:span><text:span text:style-name="T10_264"><text:s/></text:span><text:span text:style-name="T10_265">generando</text:span><text:span text:style-name="T10_266"><text:s/></text:span><text:span text:style-name="T10_267">el</text:span><text:span text:style-name="T10_268"><text:s/></text:span><text:span text:style-name="T10_269">acceso</text:span><text:span text:style-name="T10_270"><text:s/></text:span><text:span text:style-name="T10_271">masivo</text:span><text:span text:style-name="T10_272"><text:s/></text:span><text:span text:style-name="T10_273">a</text:span><text:span text:style-name="T10_274"><text:s/></text:span><text:span text:style-name="T10_275">estas</text:span><text:span text:style-name="T10_276"><text:s/></text:span><text:span text:style-name="T10_277">tecnologías</text:span><text:span text:style-name="T10_278">.<text:s/></text:span><text:span text:style-name="T10_279">En</text:span><text:span text:style-name="T10_280"><text:s/></text:span><text:span text:style-name="T10_281">particular</text:span><text:span text:style-name="T10_282">,<text:s/></text:span><text:span text:style-name="T10_283">el</text:span><text:span text:style-name="T10_284"><text:s/></text:span><text:span text:style-name="T10_285">grado</text:span><text:span text:style-name="T10_286"><text:s/></text:span><text:span text:style-name="T10_287">de</text:span><text:span text:style-name="T10_288"><text:s/></text:span><text:span text:style-name="T10_289">paralelismo</text:span><text:span text:style-name="T10_290"><text:s/></text:span><text:span text:style-name="T10_291">y</text:span><text:span text:style-name="T10_292"><text:s/></text:span><text:span text:style-name="T10_293">tipo</text:span><text:span text:style-name="T10_294"><text:s/></text:span><text:span text:style-name="T10_295">de</text:span><text:span text:style-name="T10_296"><text:s/></text:span><text:span text:style-name="T10_297">cálculos</text:span><text:span text:style-name="T10_298"><text:s/></text:span><text:span text:style-name="T10_299">geométricos</text:span><text:span text:style-name="T10_300"><text:s/></text:span><text:span text:style-name="T10_301">realizados</text:span><text:span text:style-name="T10_302"><text:s/></text:span><text:span text:style-name="T10_303">en</text:span><text:span text:style-name="T10_304"><text:s/></text:span><text:span text:style-name="T10_305">una</text:span><text:span text:style-name="T10_306"><text:s/></text:span><text:span text:style-name="T10_307">DM</text:span><text:span text:style-name="T10_308">,<text:s/></text:span><text:span text:style-name="T10_309">la</text:span><text:span text:style-name="T10_310"><text:s/></text:span><text:span text:style-name="T10_311">hacen</text:span><text:span text:style-name="T10_312"><text:s/></text:span><text:span text:style-name="T10_313">particularmente</text:span><text:span text:style-name="T10_314"><text:s/></text:span><text:span text:style-name="T10_315">adecuados</text:span><text:span text:style-name="T10_316"><text:s/></text:span><text:span text:style-name="T10_317">para</text:span><text:span text:style-name="T10_318"><text:s/></text:span><text:span text:style-name="T10_319">su</text:span><text:span text:style-name="T10_320"><text:s/></text:span><text:span text:style-name="T10_321">implementación</text:span><text:span text:style-name="T10_322"><text:s/></text:span><text:span text:style-name="T10_323">en</text:span><text:span text:style-name="T10_324"><text:s/></text:span><text:span text:style-name="T10_325">GPUs</text:span><text:span text:style-name="T10_326">[5,6,7].<text:s/></text:span><text:span text:style-name="T10_327">Por</text:span><text:span text:style-name="T10_328"><text:s/></text:span><text:span text:style-name="T10_329">ejemplo</text:span><text:span text:style-name="T10_330">,<text:s/></text:span><text:span text:style-name="T10_331">el</text:span><text:span text:style-name="T10_332"><text:s/></text:span><text:span text:style-name="T10_333">paquete</text:span><text:span text:style-name="T10_334"><text:s/></text:span><text:span text:style-name="T10_335">de</text:span><text:span text:style-name="T10_336"><text:s/></text:span><text:span text:style-name="T10_337">programas</text:span><text:span text:style-name="T10_338"><text:s/></text:span><text:span text:style-name="T10_339">AMBER</text:span><text:span text:style-name="T10_340"><text:s/></text:span><text:span text:style-name="T10_341">que</text:span><text:span text:style-name="T10_342"><text:s/></text:span><text:span text:style-name="T10_343">utiliza</text:span><text:span text:style-name="T10_344"><text:s/></text:span><text:span text:style-name="T10_345">funciones</text:span><text:span text:style-name="T10_346"><text:s/></text:span><text:span text:style-name="T10_347">analiticas</text:span><text:span text:style-name="T10_348"><text:s/></text:span><text:span text:style-name="T10_349">y</text:span><text:span text:style-name="T10_350"><text:s/></text:span><text:span text:style-name="T10_351">realiza</text:span><text:span text:style-name="T10_352"><text:s/></text:span><text:span text:style-name="T10_353">DM</text:span><text:span text:style-name="T10_354"><text:s/></text:span><text:span text:style-name="T10_355">atomística</text:span><text:span text:style-name="T10_356"><text:s/></text:span><text:span text:style-name="T10_357">ha</text:span><text:span text:style-name="T10_358"><text:s/></text:span><text:span text:style-name="T10_359">logrado</text:span><text:span text:style-name="T10_360"><text:s/></text:span><text:span text:style-name="T10_361">producir</text:span><text:span text:style-name="T10_362"><text:s/></text:span><text:span text:style-name="T10_363">una</text:span><text:span text:style-name="T10_364"><text:s/></text:span><text:span text:style-name="T10_365">aceleración</text:span><text:span text:style-name="T10_366"><text:s/></text:span><text:span text:style-name="T10_367">de</text:span><text:span text:style-name="T10_368"><text:s/></text:span><text:span text:style-name="T10_369">entre</text:span><text:span text:style-name="T10_370"><text:s/>10-100<text:s/></text:span><text:span text:style-name="T10_371">veces</text:span><text:span text:style-name="T10_372"><text:s/></text:span><text:span text:style-name="T10_373">respecto</text:span><text:span text:style-name="T10_374"><text:s/></text:span><text:span text:style-name="T10_375">del</text:span><text:span text:style-name="T10_376"><text:s/></text:span><text:span text:style-name="T10_377">calculo</text:span><text:span text:style-name="T10_378"><text:s/></text:span><text:span text:style-name="T10_379">en</text:span><text:span text:style-name="T10_380"><text:s/></text:span><text:span text:style-name="T10_381">CPU</text:span><text:span text:style-name="T10_382"><text:s/>[8,9].</text:span></text:p>
      <text:p text:style-name="P11"><text:span text:style-name="T11_1">Por</text:span><text:span text:style-name="T11_2"><text:s/></text:span><text:span text:style-name="T11_3">otro</text:span><text:span text:style-name="T11_4"><text:s/></text:span><text:span text:style-name="T11_5">lado</text:span><text:span text:style-name="T11_6">,<text:s/></text:span><text:span text:style-name="T11_7">una</text:span><text:span text:style-name="T11_8"><text:s/></text:span><text:span text:style-name="T11_9">estrategia</text:span><text:span text:style-name="T11_10"><text:s/></text:span><text:span text:style-name="T11_11">alternativa</text:span><text:span text:style-name="T11_12"><text:s/></text:span><text:span text:style-name="T11_13">para</text:span><text:span text:style-name="T11_14"><text:s/></text:span><text:span text:style-name="T11_15">aumentar</text:span><text:span text:style-name="T11_16"><text:s/></text:span><text:span text:style-name="T11_17">la</text:span><text:span text:style-name="T11_18"><text:s/></text:span><text:span text:style-name="T11_19">capacidad</text:span><text:span text:style-name="T11_20"><text:s/></text:span><text:span text:style-name="T11_21">de</text:span><text:span text:style-name="T11_22"><text:s/></text:span><text:span text:style-name="T11_23">muestreo</text:span><text:span text:style-name="T11_24"><text:s/></text:span><text:span text:style-name="T11_25">o</text:span><text:span text:style-name="T11_26"><text:s/></text:span><text:span text:style-name="T11_27">tamaño</text:span><text:span text:style-name="T11_28"><text:s/></text:span><text:span text:style-name="T11_29">del</text:span><text:span text:style-name="T11_30"><text:s/></text:span><text:span text:style-name="T11_31">sistema</text:span><text:span text:style-name="T11_32">,<text:s/></text:span><text:span text:style-name="T11_33">consiste</text:span><text:span text:style-name="T11_34"><text:s/></text:span><text:span text:style-name="T11_35">en</text:span><text:span text:style-name="T11_36"><text:s/></text:span><text:span text:style-name="T11_37">reducir</text:span><text:span text:style-name="T11_38"><text:s/></text:span><text:span text:style-name="T11_39">la</text:span><text:span text:style-name="T11_40"><text:s/></text:span><text:span text:style-name="T11_41">dimensionalidad</text:span><text:span text:style-name="T11_42"><text:s/></text:span><text:span text:style-name="T11_43">del</text:span><text:span text:style-name="T11_44"><text:s/></text:span><text:span text:style-name="T11_45">mismo</text:span><text:span text:style-name="T11_46">.<text:s/></text:span><text:span text:style-name="T11_47">En</text:span><text:span text:style-name="T11_48"><text:s/></text:span><text:span text:style-name="T11_49">este</text:span><text:span text:style-name="T11_50"><text:s/></text:span><text:span text:style-name="T11_51">contexto</text:span><text:span text:style-name="T11_52">,<text:s/></text:span><text:span text:style-name="T11_53">los</text:span><text:span text:style-name="T11_54"><text:s/></text:span><text:span text:style-name="T11_55">modelos</text:span><text:span text:style-name="T11_56"><text:s/></text:span><text:span text:style-name="T11_57">denominados</text:span><text:span text:style-name="T11_58"><text:s/></text:span><text:span text:style-name="T11_59">de</text:span><text:span text:style-name="T11_60"><text:s/></text:span><text:span text:style-name="T11_61">grano</text:span><text:span text:style-name="T11_62"><text:s/></text:span><text:span text:style-name="T11_63">grueso</text:span><text:span text:style-name="T11_64"><text:s/>[10]<text:s/>(</text:span><text:span text:style-name="T11_65">CG</text:span><text:span text:style-name="T11_66"><text:s/></text:span><text:span text:style-name="T11_67">del</text:span><text:span text:style-name="T11_68"><text:s/></text:span><text:span text:style-name="T11_69">inglés</text:span><text:span text:style-name="T11_70"><text:s/></text:span><text:span text:style-name="T11_71">Coarse</text:span><text:span text:style-name="T11_72">-</text:span><text:span text:style-name="T11_73">Grained</text:span><text:span text:style-name="T11_74">),<text:s/></text:span><text:span text:style-name="T11_75">han</text:span><text:span text:style-name="T11_76"><text:s/></text:span><text:span text:style-name="T11_77">emergido</text:span><text:span text:style-name="T11_78"><text:s/></text:span><text:span text:style-name="T11_79">en</text:span><text:span text:style-name="T11_80"><text:s/></text:span><text:span text:style-name="T11_81">los</text:span><text:span text:style-name="T11_82"><text:s/></text:span><text:span text:style-name="T11_83">últimos</text:span><text:span text:style-name="T11_84"><text:s/></text:span><text:span text:style-name="T11_85">años</text:span><text:span text:style-name="T11_86"><text:s/></text:span><text:span text:style-name="T11_87">como</text:span><text:span text:style-name="T11_88"><text:s/></text:span><text:span text:style-name="T11_89">una</text:span><text:span text:style-name="T11_90"><text:s/></text:span><text:span text:style-name="T11_91">herramienta</text:span><text:span text:style-name="T11_92"><text:s/></text:span><text:span text:style-name="T11_93">útil</text:span><text:span text:style-name="T11_94"><text:s/></text:span><text:span text:style-name="T11_95">para</text:span><text:span text:style-name="T11_96"><text:s/></text:span><text:span text:style-name="T11_97">el</text:span><text:span text:style-name="T11_98"><text:s/></text:span><text:span text:style-name="T11_99">estudio</text:span><text:span text:style-name="T11_100"><text:s/></text:span><text:span text:style-name="T11_101">de</text:span><text:span text:style-name="T11_102"><text:s/></text:span><text:span text:style-name="T11_103">procesos</text:span><text:span text:style-name="T11_104"><text:s/></text:span><text:span text:style-name="T11_105">que</text:span><text:span text:style-name="T11_106"><text:s/></text:span><text:span text:style-name="T11_107">involucran</text:span><text:span text:style-name="T11_108"><text:s/></text:span><text:span text:style-name="T11_109">extensas</text:span><text:span text:style-name="T11_110"><text:s/></text:span><text:span text:style-name="T11_111">escalas</text:span><text:span text:style-name="T11_112"><text:s/></text:span><text:span text:style-name="T11_113">de</text:span><text:span text:style-name="T11_114"><text:s/></text:span><text:span text:style-name="T11_115">tiempo</text:span><text:span text:style-name="T11_116">,<text:s/></text:span><text:span text:style-name="T11_117">grandes</text:span><text:span text:style-name="T11_118"><text:s/></text:span><text:span text:style-name="T11_119">movimientos</text:span><text:span text:style-name="T11_120"><text:s/></text:span><text:span text:style-name="T11_121">de</text:span><text:span text:style-name="T11_122"><text:s/></text:span><text:span text:style-name="T11_123">dominios</text:span><text:span text:style-name="T11_124"><text:s/></text:span><text:span text:style-name="T11_125">proteicos</text:span><text:span text:style-name="T11_126"><text:s/></text:span><text:span text:style-name="T11_127">enteros</text:span><text:span text:style-name="T11_128"><text:s/></text:span><text:span text:style-name="T11_129">o</text:span><text:span text:style-name="T11_130"><text:s/></text:span><text:span text:style-name="T11_131">complejos</text:span><text:span text:style-name="T11_132"><text:s/></text:span><text:span text:style-name="T11_133">multiproteicos</text:span><text:span text:style-name="T11_134">.<text:s/></text:span><text:span text:style-name="T11_135">Los</text:span><text:span text:style-name="T11_136"><text:s/></text:span><text:span text:style-name="T11_137">modelo</text:span><text:span text:style-name="T11_138"><text:s/></text:span><text:span text:style-name="T11_139">CG</text:span><text:span text:style-name="T11_140"><text:s/></text:span><text:span text:style-name="T11_141">se</text:span><text:span text:style-name="T11_142"><text:s/></text:span><text:span text:style-name="T11_143">basan</text:span><text:span text:style-name="T11_144"><text:s/></text:span><text:span text:style-name="T11_145">en</text:span><text:span text:style-name="T11_146"><text:s/></text:span><text:span text:style-name="T11_147">reducir</text:span><text:span text:style-name="T11_148"><text:s/></text:span><text:span text:style-name="T11_149">la</text:span><text:span text:style-name="T11_150"><text:s/></text:span><text:span text:style-name="T11_151">cantidad</text:span><text:span text:style-name="T11_152"><text:s/></text:span><text:span text:style-name="T11_153">de</text:span><text:span text:style-name="T11_154"><text:s/></text:span><text:span text:style-name="T11_155">partículas</text:span><text:span text:style-name="T11_156"><text:s/></text:span><text:span text:style-name="T11_157">contenidas</text:span><text:span text:style-name="T11_158"><text:s/></text:span><text:span text:style-name="T11_159">en</text:span><text:span text:style-name="T11_160"><text:s/></text:span><text:span text:style-name="T11_161">el</text:span><text:span text:style-name="T11_162"><text:s/></text:span><text:span text:style-name="T11_163">sistema</text:span><text:span text:style-name="T11_164">,<text:s/></text:span><text:span text:style-name="T11_165">representando</text:span><text:span text:style-name="T11_166"><text:s/></text:span><text:span text:style-name="T11_167">un</text:span><text:span text:style-name="T11_168"><text:s/></text:span><text:span text:style-name="T11_169">grupo</text:span><text:span text:style-name="T11_170"><text:s/></text:span><text:span text:style-name="T11_171">de</text:span><text:span text:style-name="T11_172"><text:s/></text:span><text:span text:style-name="T11_173">átomos</text:span><text:span text:style-name="T11_174"><text:s/>(</text:span><text:span text:style-name="T11_175">que</text:span><text:span text:style-name="T11_176"><text:s/></text:span><text:span text:style-name="T11_177">comúnmente</text:span><text:span text:style-name="T11_178"><text:s/></text:span><text:span text:style-name="T11_179">se</text:span><text:span text:style-name="T11_180"><text:s/></text:span><text:span text:style-name="T11_181">trata</text:span><text:span text:style-name="T11_182"><text:s/></text:span><text:span text:style-name="T11_183">de</text:span><text:span text:style-name="T11_184"><text:s/></text:span><text:span text:style-name="T11_185">un</text:span><text:span text:style-name="T11_186"><text:s/></text:span><text:span text:style-name="T11_187">grupo</text:span><text:span text:style-name="T11_188"><text:s/></text:span><text:span text:style-name="T11_189">funcional</text:span><text:span text:style-name="T11_190"><text:s/></text:span><text:span text:style-name="T11_191">o</text:span><text:span text:style-name="T11_192"><text:s/></text:span><text:span text:style-name="T11_193">todo</text:span><text:span text:style-name="T11_194"><text:s/></text:span><text:span text:style-name="T11_195">residuo</text:span><text:span text:style-name="T11_196"><text:s/></text:span><text:span text:style-name="T11_197">aminoacídico</text:span><text:span text:style-name="T11_198"><text:s/></text:span><text:span text:style-name="T11_199">en</text:span><text:span text:style-name="T11_200"><text:s/></text:span><text:span text:style-name="T11_201">el</text:span><text:span text:style-name="T11_202"><text:s/></text:span><text:span text:style-name="T11_203">caso</text:span><text:span text:style-name="T11_204"><text:s/></text:span><text:span text:style-name="T11_205">de</text:span><text:span text:style-name="T11_206"><text:s/></text:span><text:span text:style-name="T11_207">proteínas</text:span><text:span text:style-name="T11_208">)<text:s/></text:span><text:span text:style-name="T11_209">a</text:span><text:span text:style-name="T11_210"><text:s/></text:span><text:span text:style-name="T11_211">través</text:span><text:span text:style-name="T11_212"><text:s/></text:span><text:span text:style-name="T11_213">de</text:span><text:span text:style-name="T11_214"><text:s/></text:span><text:span text:style-name="T11_215">un</text:span><text:span text:style-name="T11_216"><text:s/></text:span><text:span text:style-name="T11_217">solo</text:span><text:span text:style-name="T11_218"><text:s/></text:span><text:span text:style-name="T11_219">sitio</text:span><text:span text:style-name="T11_220"><text:s/></text:span><text:span text:style-name="T11_221">de</text:span><text:span text:style-name="T11_222"><text:s/></text:span><text:span text:style-name="T11_223">interacción</text:span><text:span text:style-name="T11_224">.<text:s/></text:span><text:span text:style-name="T11_225">Las</text:span><text:span text:style-name="T11_226"><text:s/></text:span><text:span text:style-name="T11_227">interacciones</text:span><text:span text:style-name="T11_228"><text:s/></text:span><text:span text:style-name="T11_229">de</text:span><text:span text:style-name="T11_230"><text:s/></text:span><text:span text:style-name="T11_231">a</text:span><text:span text:style-name="T11_232"><text:s/></text:span><text:span text:style-name="T11_233">pares</text:span><text:span text:style-name="T11_234"><text:s/></text:span><text:span text:style-name="T11_235">entre</text:span><text:span text:style-name="T11_236"><text:s/></text:span><text:span text:style-name="T11_237">estas</text:span><text:span text:style-name="T11_238"><text:s/></text:span><text:span text:style-name="T11_239">pseudoparticulas</text:span><text:span text:style-name="T11_240">,<text:s/></text:span><text:span text:style-name="T11_241">muchas</text:span><text:span text:style-name="T11_242"><text:s/></text:span><text:span text:style-name="T11_243">veces</text:span><text:span text:style-name="T11_244"><text:s/></text:span><text:span text:style-name="T11_245">son</text:span><text:span text:style-name="T11_246"><text:s/></text:span><text:span text:style-name="T11_247">representadas</text:span><text:span text:style-name="T11_248"><text:s/></text:span><text:span text:style-name="T11_249">por</text:span><text:span text:style-name="T11_250"><text:s/></text:span><text:span text:style-name="T11_251">funciones</text:span><text:span text:style-name="T11_252"><text:s/></text:span><text:span text:style-name="T11_253">empíricas</text:span><text:span text:style-name="T11_254">,<text:s/></text:span><text:span text:style-name="T11_255">descritas</text:span><text:span text:style-name="T11_256"><text:s/></text:span><text:span text:style-name="T11_257">numéricamente</text:span><text:span text:style-name="T11_258"><text:s/></text:span><text:span text:style-name="T11_259">mediante</text:span><text:span text:style-name="T11_260"><text:s/></text:span><text:span text:style-name="T11_261">una</text:span><text:span text:style-name="T11_262"><text:s/></text:span><text:span text:style-name="T11_263">lista</text:span><text:span text:style-name="T11_264"><text:s/></text:span><text:span text:style-name="T11_265">de</text:span><text:span text:style-name="T11_266"><text:s/></text:span><text:span text:style-name="T11_267">pares</text:span><text:span text:style-name="T11_268"><text:s/></text:span><text:span text:style-name="T11_269">de</text:span><text:span text:style-name="T11_270"><text:s/></text:span><text:span text:style-name="T11_271">valores</text:span><text:span text:style-name="T11_272"><text:s/></text:span><text:span text:style-name="T11_273">distancia</text:span><text:span text:style-name="T11_274">-</text:span><text:span text:style-name="T11_275">energia</text:span><text:span text:style-name="T11_276">[11].<text:s/></text:span><text:span text:style-name="T11_277">Esta</text:span><text:span text:style-name="T11_278"><text:s/></text:span><text:span text:style-name="T11_279">manera</text:span><text:span text:style-name="T11_280"><text:s/></text:span><text:span text:style-name="T11_281">de</text:span><text:span text:style-name="T11_282"><text:s/></text:span><text:span text:style-name="T11_283">describir</text:span><text:span text:style-name="T11_284"><text:s/></text:span><text:span text:style-name="T11_285">las</text:span><text:span text:style-name="T11_286"><text:s/></text:span><text:span text:style-name="T11_287">interacciones</text:span><text:span text:style-name="T11_288"><text:s/>(</text:span><text:span text:style-name="T11_289">conocida</text:span><text:span text:style-name="T11_290"><text:s/></text:span><text:span text:style-name="T11_291">como</text:span><text:span text:style-name="T11_292"><text:s/></text:span><text:span text:style-name="T11_293">table</text:span><text:span text:style-name="T11_294"><text:s/></text:span><text:span text:style-name="T11_295">lookup</text:span><text:span text:style-name="T11_296">),<text:s/></text:span><text:span text:style-name="T11_297">representa</text:span><text:span text:style-name="T11_298"><text:s/></text:span><text:span text:style-name="T11_299">interesantes</text:span><text:span text:style-name="T11_300"><text:s/></text:span><text:span text:style-name="T11_301">desafíos</text:span><text:span text:style-name="T11_302"><text:s/></text:span><text:span text:style-name="T11_303">en</text:span><text:span text:style-name="T11_304"><text:s/></text:span><text:span text:style-name="T11_305">relación</text:span><text:span text:style-name="T11_306"><text:s/></text:span><text:span text:style-name="T11_307">con</text:span><text:span text:style-name="T11_308"><text:s/></text:span><text:span text:style-name="T11_309">la</text:span><text:span text:style-name="T11_310"><text:s/></text:span><text:span text:style-name="T11_311">eficiencia</text:span><text:span text:style-name="T11_312"><text:s/></text:span><text:span text:style-name="T11_313">computacional</text:span><text:span text:style-name="T11_314"><text:s/></text:span><text:span text:style-name="T11_315">y</text:span><text:span text:style-name="T11_316"><text:s/></text:span><text:span text:style-name="T11_317">precisión</text:span><text:span text:style-name="T11_318">,<text:s/></text:span><text:span text:style-name="T11_319">especialmente</text:span><text:span text:style-name="T11_320"><text:s/></text:span><text:span text:style-name="T11_321">en</text:span><text:span text:style-name="T11_322"><text:s/></text:span><text:span text:style-name="T11_323">su</text:span><text:span text:style-name="T11_324"><text:s/></text:span><text:span text:style-name="T11_325">implementación</text:span><text:span text:style-name="T11_326"><text:s/></text:span><text:span text:style-name="T11_327">en</text:span><text:span text:style-name="T11_328"><text:s/></text:span><text:span text:style-name="T11_329">GPUs</text:span><text:span text:style-name="T11_330">,<text:s/></text:span><text:span text:style-name="T11_331">relacionados</text:span><text:span text:style-name="T11_332"><text:s/></text:span><text:span text:style-name="T11_333">con</text:span><text:span text:style-name="T11_334"><text:s/></text:span><text:span text:style-name="T11_335">la</text:span><text:span text:style-name="T11_336"><text:s/></text:span><text:span text:style-name="T11_337">resolución</text:span><text:span text:style-name="T11_338"><text:s/></text:span><text:span text:style-name="T11_339">de</text:span><text:span text:style-name="T11_340"><text:s/></text:span><text:span text:style-name="T11_341">la</text:span><text:span text:style-name="T11_342"><text:s/></text:span><text:span text:style-name="T11_343">función</text:span><text:span text:style-name="T11_344"><text:s/></text:span><text:span text:style-name="T11_345">y</text:span><text:span text:style-name="T11_346"><text:s/></text:span><text:span text:style-name="T11_347">la</text:span><text:span text:style-name="T11_348"><text:s/></text:span><text:span text:style-name="T11_349">interpolación</text:span><text:span text:style-name="T11_350"><text:s/></text:span><text:span text:style-name="T11_351">utilizada</text:span><text:span text:style-name="T11_352"><text:s/></text:span><text:span text:style-name="T11_353">para</text:span><text:span text:style-name="T11_354"><text:s/></text:span><text:span text:style-name="T11_355">determinar</text:span><text:span text:style-name="T11_356"><text:s/></text:span><text:span text:style-name="T11_357">las</text:span><text:span text:style-name="T11_358"><text:s/></text:span><text:span text:style-name="T11_359">derivadas</text:span><text:span text:style-name="T11_360">.<text:s/></text:span><text:span text:style-name="T11_361">Es</text:span><text:span text:style-name="T11_362"><text:s/></text:span><text:span text:style-name="T11_363">en</text:span><text:span text:style-name="T11_364"><text:s/></text:span><text:span text:style-name="T11_365">este</text:span><text:span text:style-name="T11_366"><text:s/></text:span><text:span text:style-name="T11_367">contexto</text:span><text:span text:style-name="T11_368"><text:s/></text:span><text:span text:style-name="T11_369">donde</text:span><text:span text:style-name="T11_370"><text:s/></text:span><text:span text:style-name="T11_371">se</text:span><text:span text:style-name="T11_372"><text:s/></text:span><text:span text:style-name="T11_373">inserta</text:span><text:span text:style-name="T11_374"><text:s/></text:span><text:span text:style-name="T11_375">la</text:span><text:span text:style-name="T11_376"><text:s/></text:span><text:span text:style-name="T11_377">presente</text:span><text:span text:style-name="T11_378"><text:s/></text:span><text:span text:style-name="T11_379">propuesta</text:span><text:span text:style-name="T11_380"><text:s/></text:span><text:span text:style-name="T11_381">de</text:span><text:span text:style-name="T11_382"><text:s/></text:span><text:span text:style-name="T11_383">tesis</text:span><text:span text:style-name="T11_384"><text:s/></text:span><text:span text:style-name="T11_385">de</text:span><text:span text:style-name="T11_386"><text:s/></text:span><text:span text:style-name="T11_387">licenciatura</text:span><text:span text:style-name="T11_388">.</text:span></text:p>
      <text:p text:style-name="P12"/>
      <text:list text:style-name="LS1" xml:id="list2">
        <text:list-item>
          <text:p text:style-name="P13"><text:span text:style-name="T13_1">Referencias</text:span><text:span text:style-name="T13_2"><text:s/></text:span><text:span text:style-name="T13_3">bibliográficas</text:span></text:p>
        </text:list-item>
      </text:list>
      <text:p text:style-name="P14"/>
      <text:p text:style-name="P15"><text:span text:style-name="T15_1">[1</text:span><text:span text:style-name="T15_2">]<text:s/></text:span><text:span text:style-name="T15_3"><text:a xlink:type="simple" xlink:href="http://www.fzj.helmholtz.de/nic-series/volume23/allen.pdf"><text:span text:style-name="T15_4">Introduction</text:span></text:a></text:span><text:span text:style-name="T15_5"><text:a xlink:type="simple" xlink:href="http://www.fzj.helmholtz.de/nic-series/volume23/allen.pdf"><text:span text:style-name="T15_6"><text:s/></text:span></text:a></text:span><text:span text:style-name="T15_7"><text:a xlink:type="simple" xlink:href="http://www.fzj.helmholtz.de/nic-series/volume23/allen.pdf"><text:span text:style-name="T15_8">to</text:span></text:a></text:span><text:span text:style-name="T15_9"><text:a xlink:type="simple" xlink:href="http://www.fzj.helmholtz.de/nic-series/volume23/allen.pdf"><text:span text:style-name="T15_10"><text:s/></text:span></text:a></text:span><text:span text:style-name="T15_11"><text:a xlink:type="simple" xlink:href="http://www.fzj.helmholtz.de/nic-series/volume23/allen.pdf"><text:span text:style-name="T15_12">molecular</text:span></text:a></text:span><text:span text:style-name="T15_13"><text:a xlink:type="simple" xlink:href="http://www.fzj.helmholtz.de/nic-series/volume23/allen.pdf"><text:span text:style-name="T15_14"><text:s/></text:span></text:a></text:span><text:span text:style-name="T15_15"><text:a xlink:type="simple" xlink:href="http://www.fzj.helmholtz.de/nic-series/volume23/allen.pdf"><text:span text:style-name="T15_16">dynamics</text:span></text:a></text:span><text:span text:style-name="T15_17"><text:a xlink:type="simple" xlink:href="http://www.fzj.helmholtz.de/nic-series/volume23/allen.pdf"><text:span text:style-name="T15_18"><text:s/></text:span></text:a></text:span><text:span text:style-name="T15_19"><text:a xlink:type="simple" xlink:href="http://www.fzj.helmholtz.de/nic-series/volume23/allen.pdf"><text:span text:style-name="T15_20">simulation</text:span></text:a></text:span><text:span text:style-name="T15_21">.</text:span><text:span text:style-name="T15_22"><text:s/></text:span><text:span text:style-name="T15_23">M</text:span><text:span text:style-name="T15_24">.</text:span><text:span text:style-name="T15_25">P</text:span><text:span text:style-name="T15_26">.<text:s/></text:span><text:span text:style-name="T15_27">Allen</text:span><text:span text:style-name="T15_28">,<text:s/></text:span><text:span text:style-name="T15_29">in</text:span><text:span text:style-name="T15_30">:<text:s/></text:span><text:span text:style-name="T15_31">Computational</text:span></text:p>
      <text:p text:style-name="P16"><text:span text:style-name="T16_1">Soft</text:span><text:span text:style-name="T16_2"><text:s/></text:span><text:span text:style-name="T16_3">Matter</text:span><text:span text:style-name="T16_4">—</text:span><text:span text:style-name="T16_5">From</text:span><text:span text:style-name="T16_6"><text:s/></text:span><text:span text:style-name="T16_7">Synthetic</text:span><text:span text:style-name="T16_8"><text:s/></text:span><text:span text:style-name="T16_9">Polymers</text:span><text:span text:style-name="T16_10"><text:s/></text:span><text:span text:style-name="T16_11">to</text:span><text:span text:style-name="T16_12"><text:s/></text:span><text:span text:style-name="T16_13">Proteins</text:span><text:span text:style-name="T16_14">,<text:s/></text:span><text:span text:style-name="T16_15">NIC</text:span><text:span text:style-name="T16_16"><text:s/></text:span><text:span text:style-name="T16_17">Series</text:span><text:span text:style-name="T16_18">,<text:s/></text:span><text:span text:style-name="T16_19">vol</text:span><text:span text:style-name="T16_20">.<text:s/>23,<text:s/></text:span><text:span text:style-name="T16_21">John</text:span><text:span text:style-name="T16_22"><text:s/></text:span><text:span text:style-name="T16_23">von</text:span></text:p>
      <text:p text:style-name="P17"><text:span text:style-name="T17_1">Neumann</text:span><text:span text:style-name="T17_2"><text:s/></text:span><text:span text:style-name="T17_3">Institute</text:span><text:span text:style-name="T17_4"><text:s/></text:span><text:span text:style-name="T17_5">for</text:span><text:span text:style-name="T17_6"><text:s/></text:span><text:span text:style-name="T17_7">Computing</text:span><text:span text:style-name="T17_8">,<text:s/>2004,<text:s/></text:span><text:span text:style-name="T17_9">pp</text:span><text:span text:style-name="T17_10">.<text:s/>1–28,</text:span></text:p>
      <text:p text:style-name="P18"/>
      <text:p text:style-name="P19"><text:span text:style-name="T19_1">[2]<text:s/></text:span><text:span text:style-name="T19_2"><text:a xlink:type="simple" xlink:href="http://www.ncbi.nlm.nih.gov/pubmed/24463371"><text:span text:style-name="T19_3">Assessing</text:span></text:a></text:span><text:span text:style-name="T19_4"><text:a xlink:type="simple" xlink:href="http://www.ncbi.nlm.nih.gov/pubmed/24463371"><text:span text:style-name="T19_5"><text:s/></text:span></text:a></text:span><text:span text:style-name="T19_6"><text:a xlink:type="simple" xlink:href="http://www.ncbi.nlm.nih.gov/pubmed/24463371"><text:span text:style-name="T19_7">the</text:span></text:a></text:span><text:span text:style-name="T19_8"><text:a xlink:type="simple" xlink:href="http://www.ncbi.nlm.nih.gov/pubmed/24463371"><text:span text:style-name="T19_9"><text:s/></text:span></text:a></text:span><text:span text:style-name="T19_10"><text:a xlink:type="simple" xlink:href="http://www.ncbi.nlm.nih.gov/pubmed/24463371"><text:span text:style-name="T19_11">accuracy</text:span></text:a></text:span><text:span text:style-name="T19_12"><text:a xlink:type="simple" xlink:href="http://www.ncbi.nlm.nih.gov/pubmed/24463371"><text:span text:style-name="T19_13"><text:s/></text:span></text:a></text:span><text:span text:style-name="T19_14"><text:a xlink:type="simple" xlink:href="http://www.ncbi.nlm.nih.gov/pubmed/24463371"><text:span text:style-name="T19_15">of</text:span></text:a></text:span><text:span text:style-name="T19_16"><text:a xlink:type="simple" xlink:href="http://www.ncbi.nlm.nih.gov/pubmed/24463371"><text:span text:style-name="T19_17"><text:s/></text:span></text:a></text:span><text:span text:style-name="T19_18"><text:a xlink:type="simple" xlink:href="http://www.ncbi.nlm.nih.gov/pubmed/24463371"><text:span text:style-name="T19_19">physical</text:span></text:a></text:span><text:span text:style-name="T19_20"><text:a xlink:type="simple" xlink:href="http://www.ncbi.nlm.nih.gov/pubmed/24463371"><text:span text:style-name="T19_21"><text:s/></text:span></text:a></text:span><text:span text:style-name="T19_22"><text:a xlink:type="simple" xlink:href="http://www.ncbi.nlm.nih.gov/pubmed/24463371"><text:span text:style-name="T19_23">models</text:span></text:a></text:span><text:span text:style-name="T19_24"><text:a xlink:type="simple" xlink:href="http://www.ncbi.nlm.nih.gov/pubmed/24463371"><text:span text:style-name="T19_25"><text:s/></text:span></text:a></text:span><text:span text:style-name="T19_26"><text:a xlink:type="simple" xlink:href="http://www.ncbi.nlm.nih.gov/pubmed/24463371"><text:span text:style-name="T19_27">used</text:span></text:a></text:span><text:span text:style-name="T19_28"><text:a xlink:type="simple" xlink:href="http://www.ncbi.nlm.nih.gov/pubmed/24463371"><text:span text:style-name="T19_29"><text:s/></text:span></text:a></text:span><text:span text:style-name="T19_30"><text:a xlink:type="simple" xlink:href="http://www.ncbi.nlm.nih.gov/pubmed/24463371"><text:span text:style-name="T19_31">in</text:span></text:a></text:span><text:span text:style-name="T19_32"><text:a xlink:type="simple" xlink:href="http://www.ncbi.nlm.nih.gov/pubmed/24463371"><text:span text:style-name="T19_33"><text:s/></text:span></text:a></text:span><text:span text:style-name="T19_34"><text:a xlink:type="simple" xlink:href="http://www.ncbi.nlm.nih.gov/pubmed/24463371"><text:span text:style-name="T19_35">protein</text:span></text:a></text:span><text:span text:style-name="T19_36"><text:a xlink:type="simple" xlink:href="http://www.ncbi.nlm.nih.gov/pubmed/24463371"><text:span text:style-name="T19_37">-</text:span></text:a></text:span><text:span text:style-name="T19_38"><text:a xlink:type="simple" xlink:href="http://www.ncbi.nlm.nih.gov/pubmed/24463371"><text:span text:style-name="T19_39">folding</text:span></text:a></text:span><text:span text:style-name="T19_40"><text:a xlink:type="simple" xlink:href="http://www.ncbi.nlm.nih.gov/pubmed/24463371"><text:span text:style-name="T19_41"><text:s/></text:span></text:a></text:span><text:span text:style-name="T19_42"><text:a xlink:type="simple" xlink:href="http://www.ncbi.nlm.nih.gov/pubmed/24463371"><text:span text:style-name="T19_43">simulations</text:span></text:a></text:span><text:span text:style-name="T19_44"><text:a xlink:type="simple" xlink:href="http://www.ncbi.nlm.nih.gov/pubmed/24463371"><text:span text:style-name="T19_45">:<text:s/></text:span></text:a></text:span><text:span text:style-name="T19_46"><text:a xlink:type="simple" xlink:href="http://www.ncbi.nlm.nih.gov/pubmed/24463371"><text:span text:style-name="T19_47">quantitative</text:span></text:a></text:span><text:span text:style-name="T19_48"><text:a xlink:type="simple" xlink:href="http://www.ncbi.nlm.nih.gov/pubmed/24463371"><text:span text:style-name="T19_49"><text:s/></text:span></text:a></text:span><text:span text:style-name="T19_50"><text:a xlink:type="simple" xlink:href="http://www.ncbi.nlm.nih.gov/pubmed/24463371"><text:span text:style-name="T19_51">evidence</text:span></text:a></text:span><text:span text:style-name="T19_52"><text:a xlink:type="simple" xlink:href="http://www.ncbi.nlm.nih.gov/pubmed/24463371"><text:span text:style-name="T19_53"><text:s/></text:span></text:a></text:span><text:span text:style-name="T19_54"><text:a xlink:type="simple" xlink:href="http://www.ncbi.nlm.nih.gov/pubmed/24463371"><text:span text:style-name="T19_55">from</text:span></text:a></text:span><text:span text:style-name="T19_56"><text:a xlink:type="simple" xlink:href="http://www.ncbi.nlm.nih.gov/pubmed/24463371"><text:span text:style-name="T19_57"><text:s/></text:span></text:a></text:span><text:span text:style-name="T19_58"><text:a xlink:type="simple" xlink:href="http://www.ncbi.nlm.nih.gov/pubmed/24463371"><text:span text:style-name="T19_59">long</text:span></text:a></text:span><text:span text:style-name="T19_60"><text:a xlink:type="simple" xlink:href="http://www.ncbi.nlm.nih.gov/pubmed/24463371"><text:span text:style-name="T19_61"><text:s/></text:span></text:a></text:span><text:span text:style-name="T19_62"><text:a xlink:type="simple" xlink:href="http://www.ncbi.nlm.nih.gov/pubmed/24463371"><text:span text:style-name="T19_63">molecular</text:span></text:a></text:span><text:span text:style-name="T19_64"><text:a xlink:type="simple" xlink:href="http://www.ncbi.nlm.nih.gov/pubmed/24463371"><text:span text:style-name="T19_65"><text:s/></text:span></text:a></text:span><text:span text:style-name="T19_66"><text:a xlink:type="simple" xlink:href="http://www.ncbi.nlm.nih.gov/pubmed/24463371"><text:span text:style-name="T19_67">dynamics</text:span></text:a></text:span><text:span text:style-name="T19_68"><text:a xlink:type="simple" xlink:href="http://www.ncbi.nlm.nih.gov/pubmed/24463371"><text:span text:style-name="T19_69"><text:s/></text:span></text:a></text:span><text:span text:style-name="T19_70"><text:a xlink:type="simple" xlink:href="http://www.ncbi.nlm.nih.gov/pubmed/24463371"><text:span text:style-name="T19_71">simulations</text:span></text:a></text:span><text:span text:style-name="T19_72"><text:a xlink:type="simple" xlink:href="http://www.ncbi.nlm.nih.gov/pubmed/24463371"><text:span text:style-name="T19_73">.</text:span></text:a></text:span><text:span text:style-name="T19_74"><text:s/></text:span><text:span text:style-name="T19_75">Piana</text:span><text:span text:style-name="T19_76"><text:s/></text:span><text:span text:style-name="T19_77">S</text:span><text:span text:style-name="T19_78">,<text:s/></text:span><text:span text:style-name="T19_79">Klepeis</text:span><text:span text:style-name="T19_80"><text:s/></text:span><text:span text:style-name="T19_81">JL</text:span><text:span text:style-name="T19_82">,<text:s/></text:span><text:span text:style-name="T19_83">Shaw</text:span><text:span text:style-name="T19_84"><text:s/></text:span><text:span text:style-name="T19_85">DE</text:span><text:span text:style-name="T19_86">.<text:s/></text:span><text:span text:style-name="T19_87">Curr</text:span><text:span text:style-name="T19_88"><text:s/></text:span><text:span text:style-name="T19_89">Opin</text:span><text:span text:style-name="T19_90"><text:s/></text:span><text:span text:style-name="T19_91">Struct</text:span><text:span text:style-name="T19_92"><text:s/></text:span><text:span text:style-name="T19_93">Biol</text:span><text:span text:style-name="T19_94">.<text:s/>2014<text:s/></text:span><text:span text:style-name="T19_95">Feb</text:span><text:span text:style-name="T19_96">;24</text:span><text:span text:style-name="T19_97">C</text:span><text:span text:style-name="T19_98">:98-105.<text:s/></text:span><text:span text:style-name="T19_99">doi</text:span><text:span text:style-name="T19_100">:<text:s/>10.1016/</text:span><text:span text:style-name="T19_101">j</text:span><text:span text:style-name="T19_102">.</text:span><text:span text:style-name="T19_103">sbi</text:span><text:span text:style-name="T19_104">.2013.12.006.<text:s/></text:span><text:span text:style-name="T19_105">Epub</text:span><text:span text:style-name="T19_106"><text:s/>2014<text:s/></text:span><text:span text:style-name="T19_107">Jan</text:span><text:span text:style-name="T19_108"><text:s/>24.<text:s/></text:span><text:span text:style-name="T19_109">Review</text:span><text:span text:style-name="T19_110">.</text:span></text:p>
      <text:p text:style-name="P20"/>
      <text:p text:style-name="P21"><text:span text:style-name="T21_1">[3]<text:s/></text:span><text:span text:style-name="T21_2"><text:a xlink:type="simple" xlink:href="http://ieeexplore.ieee.org/xpl/articleDetails.jsp?arnumber=4490127"><text:span text:style-name="T21_3">GPU</text:span></text:a></text:span><text:span text:style-name="T21_4"><text:a xlink:type="simple" xlink:href="http://ieeexplore.ieee.org/xpl/articleDetails.jsp?arnumber=4490127"><text:span text:style-name="T21_5"><text:s/></text:span></text:a></text:span><text:span text:style-name="T21_6"><text:a xlink:type="simple" xlink:href="http://ieeexplore.ieee.org/xpl/articleDetails.jsp?arnumber=4490127"><text:span text:style-name="T21_7">Computing</text:span></text:a></text:span><text:span text:style-name="T21_8">.<text:s/></text:span><text:span text:style-name="T21_9">Owens</text:span><text:span text:style-name="T21_10"><text:s/></text:span><text:span text:style-name="T21_11">JD</text:span><text:span text:style-name="T21_12">,<text:s/></text:span><text:span text:style-name="T21_13">Houston</text:span><text:span text:style-name="T21_14"><text:s/></text:span><text:span text:style-name="T21_15">M</text:span><text:span text:style-name="T21_16">,<text:s/></text:span><text:span text:style-name="T21_17">Luebke</text:span><text:span text:style-name="T21_18"><text:s/></text:span><text:span text:style-name="T21_19">D</text:span><text:span text:style-name="T21_20">,<text:s/></text:span><text:span text:style-name="T21_21">Green</text:span><text:span text:style-name="T21_22"><text:s/></text:span><text:span text:style-name="T21_23">S</text:span><text:span text:style-name="T21_24">,<text:s/></text:span><text:span text:style-name="T21_25">Stone</text:span><text:span text:style-name="T21_26"><text:s/></text:span><text:span text:style-name="T21_27">JE</text:span><text:span text:style-name="T21_28">,<text:s/></text:span><text:span text:style-name="T21_29">Phillips</text:span><text:span text:style-name="T21_30"><text:s/></text:span><text:span text:style-name="T21_31">JC</text:span><text:span text:style-name="T21_32">.<text:s/></text:span><text:span text:style-name="T21_33">GPU</text:span><text:span text:style-name="T21_34"><text:s/></text:span><text:span text:style-name="T21_35">computing</text:span><text:span text:style-name="T21_36">.<text:s/></text:span><text:span text:style-name="T21_37">Proc</text:span><text:span text:style-name="T21_38">.<text:s/></text:span><text:span text:style-name="T21_39">IEEE</text:span><text:span text:style-name="T21_40">.2008;96:879–899.</text:span></text:p>
      <text:p text:style-name="P22"><text:span text:style-name="T22_1">[4]<text:s/></text:span><text:span text:style-name="T22_2"><text:a xlink:type="simple" xlink:href="http://developer.download.nvidia.com/compute/cuda/1_0/NVIDIA_CUDA_Programming_Guide_1.0.pdf"><text:span text:style-name="T22_3">NVIDIA</text:span></text:a></text:span><text:span text:style-name="T22_4"><text:a xlink:type="simple" xlink:href="http://developer.download.nvidia.com/compute/cuda/1_0/NVIDIA_CUDA_Programming_Guide_1.0.pdf"><text:span text:style-name="T22_5"><text:s/></text:span></text:a></text:span><text:span text:style-name="T22_6"><text:a xlink:type="simple" xlink:href="http://developer.download.nvidia.com/compute/cuda/1_0/NVIDIA_CUDA_Programming_Guide_1.0.pdf"><text:span text:style-name="T22_7">CUDA</text:span></text:a></text:span><text:span text:style-name="T22_8"><text:a xlink:type="simple" xlink:href="http://developer.download.nvidia.com/compute/cuda/1_0/NVIDIA_CUDA_Programming_Guide_1.0.pdf"><text:span text:style-name="T22_9"><text:s/></text:span></text:a></text:span><text:span text:style-name="T22_10"><text:a xlink:type="simple" xlink:href="http://developer.download.nvidia.com/compute/cuda/1_0/NVIDIA_CUDA_Programming_Guide_1.0.pdf"><text:span text:style-name="T22_11">Compute</text:span></text:a></text:span><text:span text:style-name="T22_12"><text:a xlink:type="simple" xlink:href="http://developer.download.nvidia.com/compute/cuda/1_0/NVIDIA_CUDA_Programming_Guide_1.0.pdf"><text:span text:style-name="T22_13"><text:s/></text:span></text:a></text:span><text:span text:style-name="T22_14"><text:a xlink:type="simple" xlink:href="http://developer.download.nvidia.com/compute/cuda/1_0/NVIDIA_CUDA_Programming_Guide_1.0.pdf"><text:span text:style-name="T22_15">Uniﬁed</text:span></text:a></text:span><text:span text:style-name="T22_16"><text:a xlink:type="simple" xlink:href="http://developer.download.nvidia.com/compute/cuda/1_0/NVIDIA_CUDA_Programming_Guide_1.0.pdf"><text:span text:style-name="T22_17"><text:s/></text:span></text:a></text:span><text:span text:style-name="T22_18"><text:a xlink:type="simple" xlink:href="http://developer.download.nvidia.com/compute/cuda/1_0/NVIDIA_CUDA_Programming_Guide_1.0.pdf"><text:span text:style-name="T22_19">Device</text:span></text:a></text:span><text:span text:style-name="T22_20"><text:a xlink:type="simple" xlink:href="http://developer.download.nvidia.com/compute/cuda/1_0/NVIDIA_CUDA_Programming_Guide_1.0.pdf"><text:span text:style-name="T22_21"><text:s/></text:span></text:a></text:span><text:span text:style-name="T22_22"><text:a xlink:type="simple" xlink:href="http://developer.download.nvidia.com/compute/cuda/1_0/NVIDIA_CUDA_Programming_Guide_1.0.pdf"><text:span text:style-name="T22_23">Architecture</text:span></text:a></text:span><text:span text:style-name="T22_24"><text:a xlink:type="simple" xlink:href="http://developer.download.nvidia.com/compute/cuda/1_0/NVIDIA_CUDA_Programming_Guide_1.0.pdf"><text:span text:style-name="T22_25"><text:s/></text:span></text:a></text:span><text:span text:style-name="T22_26"><text:a xlink:type="simple" xlink:href="http://developer.download.nvidia.com/compute/cuda/1_0/NVIDIA_CUDA_Programming_Guide_1.0.pdf"><text:span text:style-name="T22_27">Programming</text:span></text:a></text:span><text:span text:style-name="T22_28"><text:a xlink:type="simple" xlink:href="http://developer.download.nvidia.com/compute/cuda/1_0/NVIDIA_CUDA_Programming_Guide_1.0.pdf"><text:span text:style-name="T22_29"><text:s/></text:span></text:a></text:span><text:span text:style-name="T22_30"><text:a xlink:type="simple" xlink:href="http://developer.download.nvidia.com/compute/cuda/1_0/NVIDIA_CUDA_Programming_Guide_1.0.pdf"><text:span text:style-name="T22_31">Guide</text:span></text:a></text:span><text:span text:style-name="T22_32">;<text:s/></text:span><text:span text:style-name="T22_33">NVIDIA</text:span><text:span text:style-name="T22_34">:<text:s/></text:span><text:span text:style-name="T22_35">Santa</text:span><text:span text:style-name="T22_36"><text:s/></text:span><text:span text:style-name="T22_37">Clara</text:span><text:span text:style-name="T22_38">,<text:s/></text:span><text:span text:style-name="T22_39">CA</text:span><text:span text:style-name="T22_40">,<text:s/>2007</text:span></text:p>
      <text:p text:style-name="P23"/>
      <text:p text:style-name="P24"><text:span text:style-name="T24_1">[5]<text:s/></text:span><text:span text:style-name="T24_2"><text:a xlink:type="simple" xlink:href="http://www.ncbi.nlm.nih.gov/pmc/articles/PMC2934899/"><text:span text:style-name="T24_3">GPU</text:span></text:a></text:span><text:span text:style-name="T24_4"><text:a xlink:type="simple" xlink:href="http://www.ncbi.nlm.nih.gov/pmc/articles/PMC2934899/"><text:span text:style-name="T24_5">-</text:span></text:a></text:span><text:span text:style-name="T24_6"><text:a xlink:type="simple" xlink:href="http://www.ncbi.nlm.nih.gov/pmc/articles/PMC2934899/"><text:span text:style-name="T24_7">accelerated</text:span></text:a></text:span><text:span text:style-name="T24_8"><text:a xlink:type="simple" xlink:href="http://www.ncbi.nlm.nih.gov/pmc/articles/PMC2934899/"><text:span text:style-name="T24_9"><text:s/></text:span></text:a></text:span><text:span text:style-name="T24_10"><text:a xlink:type="simple" xlink:href="http://www.ncbi.nlm.nih.gov/pmc/articles/PMC2934899/"><text:span text:style-name="T24_11">molecular</text:span></text:a></text:span><text:span text:style-name="T24_12"><text:a xlink:type="simple" xlink:href="http://www.ncbi.nlm.nih.gov/pmc/articles/PMC2934899/"><text:span text:style-name="T24_13"><text:s/></text:span></text:a></text:span><text:span text:style-name="T24_14"><text:a xlink:type="simple" xlink:href="http://www.ncbi.nlm.nih.gov/pmc/articles/PMC2934899/"><text:span text:style-name="T24_15">modeling</text:span></text:a></text:span><text:span text:style-name="T24_16"><text:a xlink:type="simple" xlink:href="http://www.ncbi.nlm.nih.gov/pmc/articles/PMC2934899/"><text:span text:style-name="T24_17"><text:s/></text:span></text:a></text:span><text:span text:style-name="T24_18"><text:a xlink:type="simple" xlink:href="http://www.ncbi.nlm.nih.gov/pmc/articles/PMC2934899/"><text:span text:style-name="T24_19">coming</text:span></text:a></text:span><text:span text:style-name="T24_20"><text:a xlink:type="simple" xlink:href="http://www.ncbi.nlm.nih.gov/pmc/articles/PMC2934899/"><text:span text:style-name="T24_21"><text:s/></text:span></text:a></text:span><text:span text:style-name="T24_22"><text:a xlink:type="simple" xlink:href="http://www.ncbi.nlm.nih.gov/pmc/articles/PMC2934899/"><text:span text:style-name="T24_23">of</text:span></text:a></text:span><text:span text:style-name="T24_24"><text:a xlink:type="simple" xlink:href="http://www.ncbi.nlm.nih.gov/pmc/articles/PMC2934899/"><text:span text:style-name="T24_25"><text:s/></text:span></text:a></text:span><text:span text:style-name="T24_26"><text:a xlink:type="simple" xlink:href="http://www.ncbi.nlm.nih.gov/pmc/articles/PMC2934899/"><text:span text:style-name="T24_27">age</text:span></text:a></text:span><text:span text:style-name="T24_28">.<text:s/></text:span><text:span text:style-name="T24_29">Stone</text:span><text:span text:style-name="T24_30">,<text:s/></text:span><text:span text:style-name="T24_31">John</text:span><text:span text:style-name="T24_32"><text:s/></text:span><text:span text:style-name="T24_33">E</text:span><text:span text:style-name="T24_34">.,<text:s/></text:span><text:span text:style-name="T24_35">et</text:span><text:span text:style-name="T24_36"><text:s/></text:span><text:span text:style-name="T24_37">al</text:span><text:span text:style-name="T24_38">.<text:s/></text:span><text:span text:style-name="T24_39">Journal</text:span><text:span text:style-name="T24_40"><text:s/></text:span><text:span text:style-name="T24_41">of</text:span><text:span text:style-name="T24_42"><text:s/></text:span><text:span text:style-name="T24_43">Molecular</text:span><text:span text:style-name="T24_44"><text:s/></text:span><text:span text:style-name="T24_45">Graphics</text:span><text:span text:style-name="T24_46"><text:s/></text:span><text:span text:style-name="T24_47">and</text:span><text:span text:style-name="T24_48"><text:s/></text:span><text:span text:style-name="T24_49">Modelling</text:span><text:span text:style-name="T24_50"><text:s/>29.2<text:s/>(2010):<text:s/>116-125.</text:span></text:p>
      <text:p text:style-name="P25"/>
      <text:p text:style-name="P26"><text:span text:style-name="T26_1">[6]<text:s/></text:span><text:span text:style-name="T26_2"><text:a xlink:type="simple" xlink:href="http://europepmc.org/articles/PMC2724265"><text:span text:style-name="T26_3">Accelerating</text:span></text:a></text:span><text:span text:style-name="T26_4"><text:a xlink:type="simple" xlink:href="http://europepmc.org/articles/PMC2724265"><text:span text:style-name="T26_5"><text:s/></text:span></text:a></text:span><text:span text:style-name="T26_6"><text:a xlink:type="simple" xlink:href="http://europepmc.org/articles/PMC2724265"><text:span text:style-name="T26_7">molecular</text:span></text:a></text:span><text:span text:style-name="T26_8"><text:a xlink:type="simple" xlink:href="http://europepmc.org/articles/PMC2724265"><text:span text:style-name="T26_9"><text:s/></text:span></text:a></text:span><text:span text:style-name="T26_10"><text:a xlink:type="simple" xlink:href="http://europepmc.org/articles/PMC2724265"><text:span text:style-name="T26_11">dynamic</text:span></text:a></text:span><text:span text:style-name="T26_12"><text:a xlink:type="simple" xlink:href="http://europepmc.org/articles/PMC2724265"><text:span text:style-name="T26_13"><text:s/></text:span></text:a></text:span><text:span text:style-name="T26_14"><text:a xlink:type="simple" xlink:href="http://europepmc.org/articles/PMC2724265"><text:span text:style-name="T26_15">simulation</text:span></text:a></text:span><text:span text:style-name="T26_16"><text:a xlink:type="simple" xlink:href="http://europepmc.org/articles/PMC2724265"><text:span text:style-name="T26_17"><text:s/></text:span></text:a></text:span><text:span text:style-name="T26_18"><text:a xlink:type="simple" xlink:href="http://europepmc.org/articles/PMC2724265"><text:span text:style-name="T26_19">on</text:span></text:a></text:span><text:span text:style-name="T26_20"><text:a xlink:type="simple" xlink:href="http://europepmc.org/articles/PMC2724265"><text:span text:style-name="T26_21"><text:s/></text:span></text:a></text:span><text:span text:style-name="T26_22"><text:a xlink:type="simple" xlink:href="http://europepmc.org/articles/PMC2724265"><text:span text:style-name="T26_23">graphics</text:span></text:a></text:span><text:span text:style-name="T26_24"><text:a xlink:type="simple" xlink:href="http://europepmc.org/articles/PMC2724265"><text:span text:style-name="T26_25"><text:s/></text:span></text:a></text:span><text:span text:style-name="T26_26"><text:a xlink:type="simple" xlink:href="http://europepmc.org/articles/PMC2724265"><text:span text:style-name="T26_27">processing</text:span></text:a></text:span><text:span text:style-name="T26_28"><text:a xlink:type="simple" xlink:href="http://europepmc.org/articles/PMC2724265"><text:span text:style-name="T26_29"><text:s/></text:span></text:a></text:span><text:span text:style-name="T26_30"><text:a xlink:type="simple" xlink:href="http://europepmc.org/articles/PMC2724265"><text:span text:style-name="T26_31">units</text:span></text:a></text:span></text:p>
      <text:p text:style-name="P27"><text:span text:style-name="T27_1">Friedrichs</text:span><text:span text:style-name="T27_2">,<text:s/></text:span><text:span text:style-name="T27_3">Mark</text:span><text:span text:style-name="T27_4"><text:s/></text:span><text:span text:style-name="T27_5">S</text:span><text:span text:style-name="T27_6">.,<text:s/></text:span><text:span text:style-name="T27_7">et</text:span><text:span text:style-name="T27_8"><text:s/></text:span><text:span text:style-name="T27_9">al</text:span><text:span text:style-name="T27_10">.<text:s/></text:span><text:span text:style-name="T27_11">Journal</text:span><text:span text:style-name="T27_12"><text:s/></text:span><text:span text:style-name="T27_13">of</text:span><text:span text:style-name="T27_14"><text:s/></text:span><text:span text:style-name="T27_15">computational</text:span><text:span text:style-name="T27_16"><text:s/></text:span><text:span text:style-name="T27_17">chemistry</text:span><text:span text:style-name="T27_18"><text:s/>30.6<text:s/>(2009):<text:s/>864-872.</text:span></text:p>
      <text:p text:style-name="P28"/>
      <text:p text:style-name="P29"><text:span text:style-name="T29_1">[7]<text:s/></text:span><text:span text:style-name="T29_2"><text:a xlink:type="simple" xlink:href="http://www.ncbi.nlm.nih.gov/pubmed/24436689"><text:span text:style-name="T29_3">Long</text:span></text:a></text:span><text:span text:style-name="T29_4"><text:a xlink:type="simple" xlink:href="http://www.ncbi.nlm.nih.gov/pubmed/24436689"><text:span text:style-name="T29_5"><text:s/></text:span></text:a></text:span><text:span text:style-name="T29_6"><text:a xlink:type="simple" xlink:href="http://www.ncbi.nlm.nih.gov/pubmed/24436689"><text:span text:style-name="T29_7">Timestep</text:span></text:a></text:span><text:span text:style-name="T29_8"><text:a xlink:type="simple" xlink:href="http://www.ncbi.nlm.nih.gov/pubmed/24436689"><text:span text:style-name="T29_9"><text:s/></text:span></text:a></text:span><text:span text:style-name="T29_10"><text:a xlink:type="simple" xlink:href="http://www.ncbi.nlm.nih.gov/pubmed/24436689"><text:span text:style-name="T29_11">Molecular</text:span></text:a></text:span><text:span text:style-name="T29_12"><text:a xlink:type="simple" xlink:href="http://www.ncbi.nlm.nih.gov/pubmed/24436689"><text:span text:style-name="T29_13"><text:s/></text:span></text:a></text:span><text:span text:style-name="T29_14"><text:a xlink:type="simple" xlink:href="http://www.ncbi.nlm.nih.gov/pubmed/24436689"><text:span text:style-name="T29_15">Dynamics</text:span></text:a></text:span><text:span text:style-name="T29_16"><text:a xlink:type="simple" xlink:href="http://www.ncbi.nlm.nih.gov/pubmed/24436689"><text:span text:style-name="T29_17"><text:s/></text:span></text:a></text:span><text:span text:style-name="T29_18"><text:a xlink:type="simple" xlink:href="http://www.ncbi.nlm.nih.gov/pubmed/24436689"><text:span text:style-name="T29_19">on</text:span></text:a></text:span><text:span text:style-name="T29_20"><text:a xlink:type="simple" xlink:href="http://www.ncbi.nlm.nih.gov/pubmed/24436689"><text:span text:style-name="T29_21"><text:s/></text:span></text:a></text:span><text:span text:style-name="T29_22"><text:a xlink:type="simple" xlink:href="http://www.ncbi.nlm.nih.gov/pubmed/24436689"><text:span text:style-name="T29_23">the</text:span></text:a></text:span><text:span text:style-name="T29_24"><text:a xlink:type="simple" xlink:href="http://www.ncbi.nlm.nih.gov/pubmed/24436689"><text:span text:style-name="T29_25"><text:s/></text:span></text:a></text:span><text:span text:style-name="T29_26"><text:a xlink:type="simple" xlink:href="http://www.ncbi.nlm.nih.gov/pubmed/24436689"><text:span text:style-name="T29_27">Graphical</text:span></text:a></text:span><text:span text:style-name="T29_28"><text:a xlink:type="simple" xlink:href="http://www.ncbi.nlm.nih.gov/pubmed/24436689"><text:span text:style-name="T29_29"><text:s/></text:span></text:a></text:span><text:span text:style-name="T29_30"><text:a xlink:type="simple" xlink:href="http://www.ncbi.nlm.nih.gov/pubmed/24436689"><text:span text:style-name="T29_31">Processing</text:span></text:a></text:span><text:span text:style-name="T29_32"><text:a xlink:type="simple" xlink:href="http://www.ncbi.nlm.nih.gov/pubmed/24436689"><text:span text:style-name="T29_33"><text:s/></text:span></text:a></text:span><text:span text:style-name="T29_34"><text:a xlink:type="simple" xlink:href="http://www.ncbi.nlm.nih.gov/pubmed/24436689"><text:span text:style-name="T29_35">Unit</text:span></text:a></text:span><text:span text:style-name="T29_36"><text:a xlink:type="simple" xlink:href="http://www.ncbi.nlm.nih.gov/pubmed/24436689"><text:span text:style-name="T29_37">.</text:span></text:a></text:span><text:span text:style-name="T29_38">Sweet</text:span><text:span text:style-name="T29_39"><text:s/></text:span><text:span text:style-name="T29_40">JC</text:span><text:span text:style-name="T29_41">,<text:s/></text:span><text:span text:style-name="T29_42">Nowling</text:span><text:span text:style-name="T29_43"><text:s/></text:span><text:span text:style-name="T29_44">RJ</text:span><text:span text:style-name="T29_45">,<text:s/></text:span><text:span text:style-name="T29_46">Cickovski</text:span><text:span text:style-name="T29_47"><text:s/></text:span><text:span text:style-name="T29_48">T</text:span><text:span text:style-name="T29_49">,<text:s/></text:span><text:span text:style-name="T29_50">Sweet</text:span><text:span text:style-name="T29_51"><text:s/></text:span><text:span text:style-name="T29_52">CR</text:span><text:span text:style-name="T29_53">,<text:s/></text:span><text:span text:style-name="T29_54">Pande</text:span><text:span text:style-name="T29_55"><text:s/></text:span><text:span text:style-name="T29_56">VS</text:span><text:span text:style-name="T29_57">,<text:s/></text:span><text:span text:style-name="T29_58">Izaguirre</text:span><text:span text:style-name="T29_59"><text:s/></text:span><text:span text:style-name="T29_60">JA</text:span><text:span text:style-name="T29_61">.<text:s/></text:span><text:span text:style-name="T29_62">J</text:span><text:span text:style-name="T29_63"><text:s/></text:span><text:span text:style-name="T29_64">Chem</text:span><text:span text:style-name="T29_65"><text:s/></text:span><text:span text:style-name="T29_66">Theory</text:span><text:span text:style-name="T29_67"><text:s/></text:span><text:span text:style-name="T29_68">Comput</text:span><text:span text:style-name="T29_69">.<text:s/>2013<text:s/></text:span><text:span text:style-name="T29_70">Aug</text:span><text:span text:style-name="T29_71"><text:s/>13;9(8):3267-3281.</text:span></text:p>
      <text:p text:style-name="P30"/>
      <text:p text:style-name="P31"><text:span text:style-name="T31_1">[8]<text:s/></text:span><text:span text:style-name="T31_2"><text:a xlink:type="simple" xlink:href="http://www.ncbi.nlm.nih.gov/pubmed/22582031"><text:span text:style-name="T31_3">Routine</text:span></text:a></text:span><text:span text:style-name="T31_4"><text:a xlink:type="simple" xlink:href="http://www.ncbi.nlm.nih.gov/pubmed/22582031"><text:span text:style-name="T31_5"><text:s/></text:span></text:a></text:span><text:span text:style-name="T31_6"><text:a xlink:type="simple" xlink:href="http://www.ncbi.nlm.nih.gov/pubmed/22582031"><text:span text:style-name="T31_7">Microsecond</text:span></text:a></text:span><text:span text:style-name="T31_8"><text:a xlink:type="simple" xlink:href="http://www.ncbi.nlm.nih.gov/pubmed/22582031"><text:span text:style-name="T31_9"><text:s/></text:span></text:a></text:span><text:span text:style-name="T31_10"><text:a xlink:type="simple" xlink:href="http://www.ncbi.nlm.nih.gov/pubmed/22582031"><text:span text:style-name="T31_11">Molecular</text:span></text:a></text:span><text:span text:style-name="T31_12"><text:a xlink:type="simple" xlink:href="http://www.ncbi.nlm.nih.gov/pubmed/22582031"><text:span text:style-name="T31_13"><text:s/></text:span></text:a></text:span><text:span text:style-name="T31_14"><text:a xlink:type="simple" xlink:href="http://www.ncbi.nlm.nih.gov/pubmed/22582031"><text:span text:style-name="T31_15">Dynamics</text:span></text:a></text:span><text:span text:style-name="T31_16"><text:a xlink:type="simple" xlink:href="http://www.ncbi.nlm.nih.gov/pubmed/22582031"><text:span text:style-name="T31_17"><text:s/></text:span></text:a></text:span><text:span text:style-name="T31_18"><text:a xlink:type="simple" xlink:href="http://www.ncbi.nlm.nih.gov/pubmed/22582031"><text:span text:style-name="T31_19">Simulations</text:span></text:a></text:span><text:span text:style-name="T31_20"><text:a xlink:type="simple" xlink:href="http://www.ncbi.nlm.nih.gov/pubmed/22582031"><text:span text:style-name="T31_21"><text:s/></text:span></text:a></text:span><text:span text:style-name="T31_22"><text:a xlink:type="simple" xlink:href="http://www.ncbi.nlm.nih.gov/pubmed/22582031"><text:span text:style-name="T31_23">with</text:span></text:a></text:span><text:span text:style-name="T31_24"><text:a xlink:type="simple" xlink:href="http://www.ncbi.nlm.nih.gov/pubmed/22582031"><text:span text:style-name="T31_25"><text:s/></text:span></text:a></text:span><text:span text:style-name="T31_26"><text:a xlink:type="simple" xlink:href="http://www.ncbi.nlm.nih.gov/pubmed/22582031"><text:span text:style-name="T31_27">AMBER</text:span></text:a></text:span><text:span text:style-name="T31_28"><text:a xlink:type="simple" xlink:href="http://www.ncbi.nlm.nih.gov/pubmed/22582031"><text:span text:style-name="T31_29"><text:s/></text:span></text:a></text:span><text:span text:style-name="T31_30"><text:a xlink:type="simple" xlink:href="http://www.ncbi.nlm.nih.gov/pubmed/22582031"><text:span text:style-name="T31_31">on</text:span></text:a></text:span><text:span text:style-name="T31_32"><text:a xlink:type="simple" xlink:href="http://www.ncbi.nlm.nih.gov/pubmed/22582031"><text:span text:style-name="T31_33"><text:s/></text:span></text:a></text:span><text:span text:style-name="T31_34"><text:a xlink:type="simple" xlink:href="http://www.ncbi.nlm.nih.gov/pubmed/22582031"><text:span text:style-name="T31_35">GPUs</text:span></text:a></text:span><text:span text:style-name="T31_36"><text:a xlink:type="simple" xlink:href="http://www.ncbi.nlm.nih.gov/pubmed/22582031"><text:span text:style-name="T31_37">.<text:s/>1.<text:s/></text:span></text:a></text:span><text:span text:style-name="T31_38"><text:a xlink:type="simple" xlink:href="http://www.ncbi.nlm.nih.gov/pubmed/22582031"><text:span text:style-name="T31_39">Generalized</text:span></text:a></text:span><text:span text:style-name="T31_40"><text:a xlink:type="simple" xlink:href="http://www.ncbi.nlm.nih.gov/pubmed/22582031"><text:span text:style-name="T31_41"><text:s/></text:span></text:a></text:span><text:span text:style-name="T31_42"><text:a xlink:type="simple" xlink:href="http://www.ncbi.nlm.nih.gov/pubmed/22582031"><text:span text:style-name="T31_43">Born</text:span></text:a></text:span><text:span text:style-name="T31_44"><text:a xlink:type="simple" xlink:href="http://www.ncbi.nlm.nih.gov/pubmed/22582031"><text:span text:style-name="T31_45">.</text:span></text:a></text:span><text:span text:style-name="T31_46"><text:s/></text:span><text:span text:style-name="T31_47">Götz</text:span><text:span text:style-name="T31_48"><text:s/></text:span><text:span text:style-name="T31_49">AW</text:span><text:span text:style-name="T31_50">,<text:s/></text:span><text:span text:style-name="T31_51">Williamson</text:span><text:span text:style-name="T31_52"><text:s/></text:span><text:span text:style-name="T31_53">MJ</text:span><text:span text:style-name="T31_54">,<text:s/></text:span><text:span text:style-name="T31_55">Xu</text:span><text:span text:style-name="T31_56"><text:s/></text:span><text:span text:style-name="T31_57">D</text:span><text:span text:style-name="T31_58">,<text:s/></text:span><text:span text:style-name="T31_59">Poole</text:span><text:span text:style-name="T31_60"><text:s/></text:span><text:span text:style-name="T31_61">D</text:span><text:span text:style-name="T31_62">,<text:s/></text:span><text:span text:style-name="T31_63">Le</text:span><text:span text:style-name="T31_64"><text:s/></text:span><text:span text:style-name="T31_65">Grand</text:span><text:span text:style-name="T31_66"><text:s/></text:span><text:span text:style-name="T31_67">S</text:span><text:span text:style-name="T31_68">,<text:s/></text:span><text:span text:style-name="T31_69">Walker</text:span><text:span text:style-name="T31_70"><text:s/></text:span><text:span text:style-name="T31_71">RC</text:span><text:span text:style-name="T31_72">.</text:span></text:p>
      <text:p text:style-name="P32"><text:span text:style-name="T32_1">J</text:span><text:span text:style-name="T32_2"><text:s/></text:span><text:span text:style-name="T32_3">Chem</text:span><text:span text:style-name="T32_4"><text:s/></text:span><text:span text:style-name="T32_5">Theory</text:span><text:span text:style-name="T32_6"><text:s/></text:span><text:span text:style-name="T32_7">Comput</text:span><text:span text:style-name="T32_8">.<text:s/>2012<text:s/></text:span><text:span text:style-name="T32_9">May</text:span><text:span text:style-name="T32_10"><text:s/>8;8(5):1542-1555.<text:s/></text:span><text:span text:style-name="T32_11">Epub</text:span><text:span text:style-name="T32_12"><text:s/>2012<text:s/></text:span><text:span text:style-name="T32_13">Mar</text:span><text:span text:style-name="T32_14"><text:s/>26.</text:span></text:p>
      <text:h text:style-name="P33" text:outline-level="10"><text:bookmark-start text:name="h.451lk5e7wrpm"/><text:bookmark-end text:name="h.451lk5e7wrpm"/><text:span text:style-name="T33_1">[9]<text:s/></text:span><text:span text:style-name="T33_2"><text:a xlink:type="simple" xlink:href="http://pubs.acs.org/doi/abs/10.1021/ct400314y"><text:span text:style-name="T33_3">Routine</text:span></text:a></text:span><text:span text:style-name="T33_4"><text:a xlink:type="simple" xlink:href="http://pubs.acs.org/doi/abs/10.1021/ct400314y"><text:span text:style-name="T33_5"><text:s/></text:span></text:a></text:span><text:span text:style-name="T33_6"><text:a xlink:type="simple" xlink:href="http://pubs.acs.org/doi/abs/10.1021/ct400314y"><text:span text:style-name="T33_7">Microsecond</text:span></text:a></text:span><text:span text:style-name="T33_8"><text:a xlink:type="simple" xlink:href="http://pubs.acs.org/doi/abs/10.1021/ct400314y"><text:span text:style-name="T33_9"><text:s/></text:span></text:a></text:span><text:span text:style-name="T33_10"><text:a xlink:type="simple" xlink:href="http://pubs.acs.org/doi/abs/10.1021/ct400314y"><text:span text:style-name="T33_11">Molecular</text:span></text:a></text:span><text:span text:style-name="T33_12"><text:a xlink:type="simple" xlink:href="http://pubs.acs.org/doi/abs/10.1021/ct400314y"><text:span text:style-name="T33_13"><text:s/></text:span></text:a></text:span><text:span text:style-name="T33_14"><text:a xlink:type="simple" xlink:href="http://pubs.acs.org/doi/abs/10.1021/ct400314y"><text:span text:style-name="T33_15">Dynamics</text:span></text:a></text:span><text:span text:style-name="T33_16"><text:a xlink:type="simple" xlink:href="http://pubs.acs.org/doi/abs/10.1021/ct400314y"><text:span text:style-name="T33_17"><text:s/></text:span></text:a></text:span><text:span text:style-name="T33_18"><text:a xlink:type="simple" xlink:href="http://pubs.acs.org/doi/abs/10.1021/ct400314y"><text:span text:style-name="T33_19">Simulations</text:span></text:a></text:span><text:span text:style-name="T33_20"><text:a xlink:type="simple" xlink:href="http://pubs.acs.org/doi/abs/10.1021/ct400314y"><text:span text:style-name="T33_21"><text:s/></text:span></text:a></text:span><text:span text:style-name="T33_22"><text:a xlink:type="simple" xlink:href="http://pubs.acs.org/doi/abs/10.1021/ct400314y"><text:span text:style-name="T33_23">with</text:span></text:a></text:span><text:span text:style-name="T33_24"><text:a xlink:type="simple" xlink:href="http://pubs.acs.org/doi/abs/10.1021/ct400314y"><text:span text:style-name="T33_25"><text:s/></text:span></text:a></text:span><text:span text:style-name="T33_26"><text:a xlink:type="simple" xlink:href="http://pubs.acs.org/doi/abs/10.1021/ct400314y"><text:span text:style-name="T33_27">AMBER</text:span></text:a></text:span><text:span text:style-name="T33_28"><text:a xlink:type="simple" xlink:href="http://pubs.acs.org/doi/abs/10.1021/ct400314y"><text:span text:style-name="T33_29"><text:s/></text:span></text:a></text:span><text:span text:style-name="T33_30"><text:a xlink:type="simple" xlink:href="http://pubs.acs.org/doi/abs/10.1021/ct400314y"><text:span text:style-name="T33_31">on</text:span></text:a></text:span><text:span text:style-name="T33_32"><text:a xlink:type="simple" xlink:href="http://pubs.acs.org/doi/abs/10.1021/ct400314y"><text:span text:style-name="T33_33"><text:s/></text:span></text:a></text:span><text:span text:style-name="T33_34"><text:a xlink:type="simple" xlink:href="http://pubs.acs.org/doi/abs/10.1021/ct400314y"><text:span text:style-name="T33_35">GPUs</text:span></text:a></text:span><text:span text:style-name="T33_36"><text:a xlink:type="simple" xlink:href="http://pubs.acs.org/doi/abs/10.1021/ct400314y"><text:span text:style-name="T33_37">.<text:s/>2.<text:s/></text:span></text:a></text:span><text:span text:style-name="T33_38"><text:a xlink:type="simple" xlink:href="http://pubs.acs.org/doi/abs/10.1021/ct400314y"><text:span text:style-name="T33_39">Explicit</text:span></text:a></text:span><text:span text:style-name="T33_40"><text:a xlink:type="simple" xlink:href="http://pubs.acs.org/doi/abs/10.1021/ct400314y"><text:span text:style-name="T33_41"><text:s/></text:span></text:a></text:span><text:span text:style-name="T33_42"><text:a xlink:type="simple" xlink:href="http://pubs.acs.org/doi/abs/10.1021/ct400314y"><text:span text:style-name="T33_43">Solvent</text:span></text:a></text:span><text:span text:style-name="T33_44"><text:a xlink:type="simple" xlink:href="http://pubs.acs.org/doi/abs/10.1021/ct400314y"><text:span text:style-name="T33_45"><text:s/></text:span></text:a></text:span><text:span text:style-name="T33_46"><text:a xlink:type="simple" xlink:href="http://pubs.acs.org/doi/abs/10.1021/ct400314y"><text:span text:style-name="T33_47">Particle</text:span></text:a></text:span><text:span text:style-name="T33_48"><text:a xlink:type="simple" xlink:href="http://pubs.acs.org/doi/abs/10.1021/ct400314y"><text:span text:style-name="T33_49"><text:s/></text:span></text:a></text:span><text:span text:style-name="T33_50"><text:a xlink:type="simple" xlink:href="http://pubs.acs.org/doi/abs/10.1021/ct400314y"><text:span text:style-name="T33_51">Mesh</text:span></text:a></text:span><text:span text:style-name="T33_52"><text:a xlink:type="simple" xlink:href="http://pubs.acs.org/doi/abs/10.1021/ct400314y"><text:span text:style-name="T33_53"><text:s/></text:span></text:a></text:span><text:span text:style-name="T33_54"><text:a xlink:type="simple" xlink:href="http://pubs.acs.org/doi/abs/10.1021/ct400314y"><text:span text:style-name="T33_55">Ewald</text:span></text:a></text:span><text:span text:style-name="T33_56"><text:s/></text:span><text:span text:style-name="T33_57">Romelia</text:span><text:span text:style-name="T33_58"><text:s/></text:span><text:span text:style-name="T33_59">Salomon</text:span><text:span text:style-name="T33_60">-</text:span><text:span text:style-name="T33_61">Ferrer</text:span><text:span text:style-name="T33_62"><text:s/>,<text:s/></text:span><text:span text:style-name="T33_63">Andreas</text:span><text:span text:style-name="T33_64"><text:s/></text:span><text:span text:style-name="T33_65">W</text:span><text:span text:style-name="T33_66">.<text:s/></text:span><text:span text:style-name="T33_67">Götz</text:span><text:span text:style-name="T33_68"><text:s/>,</text:span><text:span text:style-name="T33_69">Duncan</text:span><text:span text:style-name="T33_70"><text:s/></text:span><text:span text:style-name="T33_71">Poole</text:span><text:span text:style-name="T33_72"><text:s/>,<text:s/></text:span><text:span text:style-name="T33_73">Scott</text:span><text:span text:style-name="T33_74"><text:s/></text:span><text:span text:style-name="T33_75">Le</text:span><text:span text:style-name="T33_76"><text:s/></text:span><text:span text:style-name="T33_77">Grand</text:span><text:span text:style-name="T33_78"><text:s/>,<text:s/></text:span><text:span text:style-name="T33_79">Ross</text:span><text:span text:style-name="T33_80"><text:s/></text:span><text:span text:style-name="T33_81">C</text:span><text:span text:style-name="T33_82">.<text:s/></text:span><text:span text:style-name="T33_83">Walker</text:span><text:span text:style-name="T33_84">.</text:span><text:span text:style-name="T33_85"><text:s/></text:span><text:span text:style-name="T33_86">J</text:span><text:span text:style-name="T33_87">.<text:s/></text:span><text:span text:style-name="T33_88">Chem</text:span><text:span text:style-name="T33_89">.<text:s/></text:span><text:span text:style-name="T33_90">Theory</text:span><text:span text:style-name="T33_91"><text:s/></text:span><text:span text:style-name="T33_92">Comput</text:span><text:span text:style-name="T33_93">.,<text:s/>2013,<text:s/></text:span><text:span text:style-name="T33_94">9</text:span><text:span text:style-name="T33_95"><text:s/>(9),<text:s/></text:span><text:span text:style-name="T33_96">pp</text:span><text:span text:style-name="T33_97"><text:s/>3878–3888<text:s/></text:span><text:span text:style-name="T33_98">DOI</text:span><text:span text:style-name="T33_99">:<text:s/>10.1021/</text:span><text:span text:style-name="T33_100">ct</text:span><text:span text:style-name="T33_101">400314</text:span><text:span text:style-name="T33_102">y</text:span></text:h>
      <text:p text:style-name="P34"/>
      <text:p text:style-name="P35"><text:span text:style-name="T35_1">[10]<text:s/></text:span><text:span text:style-name="T35_2"><text:a xlink:type="simple" xlink:href="http://www.ncbi.nlm.nih.gov/pubmed/24028092"><text:span text:style-name="T35_3">Perspective</text:span></text:a></text:span><text:span text:style-name="T35_4"><text:a xlink:type="simple" xlink:href="http://www.ncbi.nlm.nih.gov/pubmed/24028092"><text:span text:style-name="T35_5">:<text:s/></text:span></text:a></text:span><text:span text:style-name="T35_6"><text:a xlink:type="simple" xlink:href="http://www.ncbi.nlm.nih.gov/pubmed/24028092"><text:span text:style-name="T35_7">Coarse</text:span></text:a></text:span><text:span text:style-name="T35_8"><text:a xlink:type="simple" xlink:href="http://www.ncbi.nlm.nih.gov/pubmed/24028092"><text:span text:style-name="T35_9">-</text:span></text:a></text:span><text:span text:style-name="T35_10"><text:a xlink:type="simple" xlink:href="http://www.ncbi.nlm.nih.gov/pubmed/24028092"><text:span text:style-name="T35_11">grained</text:span></text:a></text:span><text:span text:style-name="T35_12"><text:a xlink:type="simple" xlink:href="http://www.ncbi.nlm.nih.gov/pubmed/24028092"><text:span text:style-name="T35_13"><text:s/></text:span></text:a></text:span><text:span text:style-name="T35_14"><text:a xlink:type="simple" xlink:href="http://www.ncbi.nlm.nih.gov/pubmed/24028092"><text:span text:style-name="T35_15">models</text:span></text:a></text:span><text:span text:style-name="T35_16"><text:a xlink:type="simple" xlink:href="http://www.ncbi.nlm.nih.gov/pubmed/24028092"><text:span text:style-name="T35_17"><text:s/></text:span></text:a></text:span><text:span text:style-name="T35_18"><text:a xlink:type="simple" xlink:href="http://www.ncbi.nlm.nih.gov/pubmed/24028092"><text:span text:style-name="T35_19">for</text:span></text:a></text:span><text:span text:style-name="T35_20"><text:a xlink:type="simple" xlink:href="http://www.ncbi.nlm.nih.gov/pubmed/24028092"><text:span text:style-name="T35_21"><text:s/></text:span></text:a></text:span><text:span text:style-name="T35_22"><text:a xlink:type="simple" xlink:href="http://www.ncbi.nlm.nih.gov/pubmed/24028092"><text:span text:style-name="T35_23">biomolecular</text:span></text:a></text:span><text:span text:style-name="T35_24"><text:a xlink:type="simple" xlink:href="http://www.ncbi.nlm.nih.gov/pubmed/24028092"><text:span text:style-name="T35_25"><text:s/></text:span></text:a></text:span><text:span text:style-name="T35_26"><text:a xlink:type="simple" xlink:href="http://www.ncbi.nlm.nih.gov/pubmed/24028092"><text:span text:style-name="T35_27">systems</text:span></text:a></text:span><text:span text:style-name="T35_28"><text:a xlink:type="simple" xlink:href="http://www.ncbi.nlm.nih.gov/pubmed/24028092"><text:span text:style-name="T35_29">.</text:span></text:a></text:span><text:span text:style-name="T35_30"><text:s/></text:span><text:span text:style-name="T35_31">Noid</text:span><text:span text:style-name="T35_32"><text:s/></text:span><text:span text:style-name="T35_33">WG</text:span><text:span text:style-name="T35_34">.<text:s/></text:span><text:span text:style-name="T35_35">J</text:span><text:span text:style-name="T35_36"><text:s/></text:span><text:span text:style-name="T35_37">Chem</text:span><text:span text:style-name="T35_38"><text:s/></text:span><text:span text:style-name="T35_39">Phys</text:span><text:span text:style-name="T35_40">.<text:s/>2013<text:s/></text:span><text:span text:style-name="T35_41">Sep</text:span><text:span text:style-name="T35_42"><text:s/>7;139(9):090901.<text:s/></text:span><text:span text:style-name="T35_43">doi</text:span><text:span text:style-name="T35_44">:<text:s/>10.1063/1.4818908.<text:s/></text:span><text:span text:style-name="T35_45">Review</text:span><text:span text:style-name="T35_46">.</text:span></text:p>
      <text:p text:style-name="P36"/>
      <text:p text:style-name="P37"><text:span text:style-name="T37_1">[11]<text:s/></text:span><text:span text:style-name="T37_2"><text:a xlink:type="simple" xlink:href="http://www.ncbi.nlm.nih.gov/pubmed/24580471"><text:span text:style-name="T37_3">Accurate</text:span></text:a></text:span><text:span text:style-name="T37_4"><text:a xlink:type="simple" xlink:href="http://www.ncbi.nlm.nih.gov/pubmed/24580471"><text:span text:style-name="T37_5"><text:s/></text:span></text:a></text:span><text:span text:style-name="T37_6"><text:a xlink:type="simple" xlink:href="http://www.ncbi.nlm.nih.gov/pubmed/24580471"><text:span text:style-name="T37_7">and</text:span></text:a></text:span><text:span text:style-name="T37_8"><text:a xlink:type="simple" xlink:href="http://www.ncbi.nlm.nih.gov/pubmed/24580471"><text:span text:style-name="T37_9"><text:s/></text:span></text:a></text:span><text:span text:style-name="T37_10"><text:a xlink:type="simple" xlink:href="http://www.ncbi.nlm.nih.gov/pubmed/24580471"><text:span text:style-name="T37_11">scalable</text:span></text:a></text:span><text:span text:style-name="T37_12"><text:a xlink:type="simple" xlink:href="http://www.ncbi.nlm.nih.gov/pubmed/24580471"><text:span text:style-name="T37_13"><text:s/></text:span></text:a></text:span><text:span text:style-name="T37_14"><text:a xlink:type="simple" xlink:href="http://www.ncbi.nlm.nih.gov/pubmed/24580471"><text:span text:style-name="T37_15">O</text:span></text:a></text:span><text:span text:style-name="T37_16"><text:a xlink:type="simple" xlink:href="http://www.ncbi.nlm.nih.gov/pubmed/24580471"><text:span text:style-name="T37_17">(</text:span></text:a></text:span><text:span text:style-name="T37_18"><text:a xlink:type="simple" xlink:href="http://www.ncbi.nlm.nih.gov/pubmed/24580471"><text:span text:style-name="T37_19">N</text:span></text:a></text:span><text:span text:style-name="T37_20"><text:a xlink:type="simple" xlink:href="http://www.ncbi.nlm.nih.gov/pubmed/24580471"><text:span text:style-name="T37_21">)<text:s/></text:span></text:a></text:span><text:span text:style-name="T37_22"><text:a xlink:type="simple" xlink:href="http://www.ncbi.nlm.nih.gov/pubmed/24580471"><text:span text:style-name="T37_23">algorithm</text:span></text:a></text:span><text:span text:style-name="T37_24"><text:a xlink:type="simple" xlink:href="http://www.ncbi.nlm.nih.gov/pubmed/24580471"><text:span text:style-name="T37_25"><text:s/></text:span></text:a></text:span><text:span text:style-name="T37_26"><text:a xlink:type="simple" xlink:href="http://www.ncbi.nlm.nih.gov/pubmed/24580471"><text:span text:style-name="T37_27">for</text:span></text:a></text:span><text:span text:style-name="T37_28"><text:a xlink:type="simple" xlink:href="http://www.ncbi.nlm.nih.gov/pubmed/24580471"><text:span text:style-name="T37_29"><text:s/></text:span></text:a></text:span><text:span text:style-name="T37_30"><text:a xlink:type="simple" xlink:href="http://www.ncbi.nlm.nih.gov/pubmed/24580471"><text:span text:style-name="T37_31">first</text:span></text:a></text:span><text:span text:style-name="T37_32"><text:a xlink:type="simple" xlink:href="http://www.ncbi.nlm.nih.gov/pubmed/24580471"><text:span text:style-name="T37_33">-</text:span></text:a></text:span><text:span text:style-name="T37_34"><text:a xlink:type="simple" xlink:href="http://www.ncbi.nlm.nih.gov/pubmed/24580471"><text:span text:style-name="T37_35">principles</text:span></text:a></text:span><text:span text:style-name="T37_36"><text:a xlink:type="simple" xlink:href="http://www.ncbi.nlm.nih.gov/pubmed/24580471"><text:span text:style-name="T37_37"><text:s/></text:span></text:a></text:span><text:span text:style-name="T37_38"><text:a xlink:type="simple" xlink:href="http://www.ncbi.nlm.nih.gov/pubmed/24580471"><text:span text:style-name="T37_39">molecular</text:span></text:a></text:span><text:span text:style-name="T37_40"><text:a xlink:type="simple" xlink:href="http://www.ncbi.nlm.nih.gov/pubmed/24580471"><text:span text:style-name="T37_41">-</text:span></text:a></text:span><text:span text:style-name="T37_42"><text:a xlink:type="simple" xlink:href="http://www.ncbi.nlm.nih.gov/pubmed/24580471"><text:span text:style-name="T37_43">dynamics</text:span></text:a></text:span><text:span text:style-name="T37_44"><text:a xlink:type="simple" xlink:href="http://www.ncbi.nlm.nih.gov/pubmed/24580471"><text:span text:style-name="T37_45"><text:s/></text:span></text:a></text:span><text:span text:style-name="T37_46"><text:a xlink:type="simple" xlink:href="http://www.ncbi.nlm.nih.gov/pubmed/24580471"><text:span text:style-name="T37_47">computations</text:span></text:a></text:span><text:span text:style-name="T37_48"><text:a xlink:type="simple" xlink:href="http://www.ncbi.nlm.nih.gov/pubmed/24580471"><text:span text:style-name="T37_49"><text:s/></text:span></text:a></text:span><text:span text:style-name="T37_50"><text:a xlink:type="simple" xlink:href="http://www.ncbi.nlm.nih.gov/pubmed/24580471"><text:span text:style-name="T37_51">on</text:span></text:a></text:span><text:span text:style-name="T37_52"><text:a xlink:type="simple" xlink:href="http://www.ncbi.nlm.nih.gov/pubmed/24580471"><text:span text:style-name="T37_53"><text:s/></text:span></text:a></text:span><text:span text:style-name="T37_54"><text:a xlink:type="simple" xlink:href="http://www.ncbi.nlm.nih.gov/pubmed/24580471"><text:span text:style-name="T37_55">large</text:span></text:a></text:span><text:span text:style-name="T37_56"><text:a xlink:type="simple" xlink:href="http://www.ncbi.nlm.nih.gov/pubmed/24580471"><text:span text:style-name="T37_57"><text:s/></text:span></text:a></text:span><text:span text:style-name="T37_58"><text:a xlink:type="simple" xlink:href="http://www.ncbi.nlm.nih.gov/pubmed/24580471"><text:span text:style-name="T37_59">parallel</text:span></text:a></text:span><text:span text:style-name="T37_60"><text:a xlink:type="simple" xlink:href="http://www.ncbi.nlm.nih.gov/pubmed/24580471"><text:span text:style-name="T37_61"><text:s/></text:span></text:a></text:span><text:span text:style-name="T37_62"><text:a xlink:type="simple" xlink:href="http://www.ncbi.nlm.nih.gov/pubmed/24580471"><text:span text:style-name="T37_63">computers</text:span></text:a></text:span><text:span text:style-name="T37_64"><text:a xlink:type="simple" xlink:href="http://www.ncbi.nlm.nih.gov/pubmed/24580471"><text:span text:style-name="T37_65">.</text:span></text:a></text:span><text:span text:style-name="T37_66"><text:s/></text:span><text:span text:style-name="T37_67">Osei</text:span><text:span text:style-name="T37_68">-</text:span><text:span text:style-name="T37_69">Kuffuor</text:span><text:span text:style-name="T37_70"><text:s/></text:span><text:span text:style-name="T37_71">D</text:span><text:span text:style-name="T37_72">,<text:s/></text:span><text:span text:style-name="T37_73">Fattebert</text:span><text:span text:style-name="T37_74"><text:s/></text:span><text:span text:style-name="T37_75">JL</text:span><text:span text:style-name="T37_76">.<text:s/></text:span><text:span text:style-name="T37_77">Phys</text:span><text:span text:style-name="T37_78"><text:s/></text:span><text:span text:style-name="T37_79">Rev</text:span><text:span text:style-name="T37_80"><text:s/></text:span><text:span text:style-name="T37_81">Lett</text:span><text:span text:style-name="T37_82">.<text:s/>2014<text:s/></text:span><text:span text:style-name="T37_83">Jan</text:span><text:span text:style-name="T37_84"><text:s/>31;112(4):046401.</text:span></text:p>
      <text:p text:style-name="P38"/>
      <text:p text:style-name="P39"/>
      <text:list text:style-name="LS1" xml:id="list3">
        <text:list-item>
          <text:p text:style-name="P40"><text:span text:style-name="T40_1">Desarrollos</text:span><text:span text:style-name="T40_2"><text:s/></text:span><text:span text:style-name="T40_3">propuestos</text:span><text:span text:style-name="T40_4"><text:s/></text:span></text:p>
        </text:list-item>
      </text:list>
      <text:p text:style-name="P41"/>
      <text:p text:style-name="P42"><text:span text:style-name="T42_1">El</text:span><text:span text:style-name="T42_2"><text:s/></text:span><text:span text:style-name="T42_3">desarrollo</text:span><text:span text:style-name="T42_4"><text:s/></text:span><text:span text:style-name="T42_5">propuesto</text:span><text:span text:style-name="T42_6"><text:s/></text:span><text:span text:style-name="T42_7">se</text:span><text:span text:style-name="T42_8"><text:s/></text:span><text:span text:style-name="T42_9">puede</text:span><text:span text:style-name="T42_10"><text:s/></text:span><text:span text:style-name="T42_11">modularizar</text:span><text:span text:style-name="T42_12"><text:s/></text:span><text:span text:style-name="T42_13">en</text:span><text:span text:style-name="T42_14"><text:s/>2<text:s/></text:span><text:span text:style-name="T42_15">partes</text:span><text:span text:style-name="T42_16">:</text:span></text:p>
      <text:p text:style-name="P43"/>
      <text:p text:style-name="P44"><text:span text:style-name="T44_1">1)<text:s/></text:span><text:span text:style-name="T44_2">Implementación</text:span><text:span text:style-name="T44_3"><text:s/></text:span><text:span text:style-name="T44_4">eficiente</text:span><text:span text:style-name="T44_5"><text:s/></text:span><text:span text:style-name="T44_6">en</text:span><text:span text:style-name="T44_7"><text:s/></text:span><text:span text:style-name="T44_8">GPUs</text:span><text:span text:style-name="T44_9"><text:s/></text:span><text:span text:style-name="T44_10">del</text:span><text:span text:style-name="T44_11"><text:s/></text:span><text:span text:style-name="T44_12">cálculo</text:span><text:span text:style-name="T44_13"><text:s/></text:span><text:span text:style-name="T44_14">de</text:span><text:span text:style-name="T44_15"><text:s/></text:span><text:span text:style-name="T44_16">fuerzas</text:span><text:span text:style-name="T44_17"><text:s/></text:span><text:span text:style-name="T44_18">para</text:span><text:span text:style-name="T44_19"><text:s/></text:span><text:span text:style-name="T44_20">una</text:span><text:span text:style-name="T44_21"><text:s/></text:span><text:span text:style-name="T44_22">interacción</text:span><text:span text:style-name="T44_23"><text:s/></text:span><text:span text:style-name="T44_24">dependiente</text:span><text:span text:style-name="T44_25"><text:s/></text:span><text:span text:style-name="T44_26">de</text:span><text:span text:style-name="T44_27"><text:s/></text:span><text:span text:style-name="T44_28">la</text:span><text:span text:style-name="T44_29"><text:s/></text:span><text:span text:style-name="T44_30">distancia</text:span><text:span text:style-name="T44_31"><text:s/></text:span><text:span text:style-name="T44_32">descrita</text:span><text:span text:style-name="T44_33"><text:s/></text:span><text:span text:style-name="T44_34">numéricamente</text:span><text:span text:style-name="T44_35">.<text:s/></text:span></text:p>
      <text:p text:style-name="P45"><text:span text:style-name="T45_1">Este</text:span><text:span text:style-name="T45_2"><text:s/></text:span><text:span text:style-name="T45_3">módulo</text:span><text:span text:style-name="T45_4"><text:s/></text:span><text:span text:style-name="T45_5">independiente</text:span><text:span text:style-name="T45_6">,<text:s/></text:span><text:span text:style-name="T45_7">realiza</text:span><text:span text:style-name="T45_8"><text:s/></text:span><text:span text:style-name="T45_9">el</text:span><text:span text:style-name="T45_10"><text:s/></text:span><text:span text:style-name="T45_11">cálculo</text:span><text:span text:style-name="T45_12"><text:s/></text:span><text:span text:style-name="T45_13">de</text:span><text:span text:style-name="T45_14"><text:s/></text:span><text:span text:style-name="T45_15">la</text:span><text:span text:style-name="T45_16"><text:s/></text:span><text:span text:style-name="T45_17">función</text:span><text:span text:style-name="T45_18"><text:s/></text:span><text:span text:style-name="T45_19">que</text:span><text:span text:style-name="T45_20"><text:s/></text:span><text:span text:style-name="T45_21">modela</text:span><text:span text:style-name="T45_22"><text:s/></text:span><text:span text:style-name="T45_23">las</text:span><text:span text:style-name="T45_24"><text:s/></text:span><text:span text:style-name="T45_25">interacciones</text:span><text:span text:style-name="T45_26"><text:s/></text:span><text:span text:style-name="T45_27">de</text:span><text:span text:style-name="T45_28"><text:s/></text:span><text:span text:style-name="T45_29">a</text:span><text:span text:style-name="T45_30"><text:s/></text:span><text:span text:style-name="T45_31">pares</text:span><text:span text:style-name="T45_32"><text:s/></text:span><text:span text:style-name="T45_33">del</text:span><text:span text:style-name="T45_34"><text:s/></text:span><text:span text:style-name="T45_35">sistema</text:span><text:span text:style-name="T45_36">.<text:s/></text:span><text:span text:style-name="T45_37">Para</text:span><text:span text:style-name="T45_38"><text:s/></text:span><text:span text:style-name="T45_39">ello</text:span><text:span text:style-name="T45_40"><text:s/></text:span><text:span text:style-name="T45_41">el</text:span><text:span text:style-name="T45_42"><text:s/></text:span><text:span text:style-name="T45_43">módulo</text:span><text:span text:style-name="T45_44"><text:s/></text:span><text:span text:style-name="T45_45">toma</text:span><text:span text:style-name="T45_46"><text:s/></text:span><text:span text:style-name="T45_47">como</text:span><text:span text:style-name="T45_48"><text:s/></text:span><text:span text:style-name="T45_49">punto</text:span><text:span text:style-name="T45_50"><text:s/></text:span><text:span text:style-name="T45_51">de</text:span><text:span text:style-name="T45_52"><text:s/></text:span><text:span text:style-name="T45_53">partida</text:span><text:span text:style-name="T45_54"><text:s/></text:span><text:span text:style-name="T45_55">el</text:span><text:span text:style-name="T45_56"><text:s/></text:span><text:span text:style-name="T45_57">vector</text:span><text:span text:style-name="T45_58"><text:s/></text:span><text:span text:style-name="T45_59">que</text:span><text:span text:style-name="T45_60"><text:s/></text:span><text:span text:style-name="T45_61">contiene</text:span><text:span text:style-name="T45_62"><text:s/></text:span><text:span text:style-name="T45_63">las</text:span><text:span text:style-name="T45_64"><text:s/>3</text:span><text:span text:style-name="T45_65">N</text:span><text:span text:style-name="T45_66"><text:s/></text:span><text:span text:style-name="T45_67">coordenadas</text:span><text:span text:style-name="T45_68"><text:s/></text:span><text:span text:style-name="T45_69">del</text:span><text:span text:style-name="T45_70"><text:s/></text:span><text:span text:style-name="T45_71">sistema</text:span><text:span text:style-name="T45_72"><text:s text:c="2"/>(</text:span><text:span text:style-name="T45_73">o</text:span><text:span text:style-name="T45_74"><text:s/></text:span><text:span text:style-name="T45_75">sea</text:span><text:span text:style-name="T45_76"><text:s/></text:span><text:span text:style-name="T45_77">las</text:span><text:span text:style-name="T45_78"><text:s/></text:span><text:span text:style-name="T45_79">coordenadas</text:span><text:span text:style-name="T45_80"><text:s/></text:span><text:span text:style-name="T45_81">cartesianas</text:span><text:span text:style-name="T45_82">:<text:s/></text:span><text:span text:style-name="T45_83">x</text:span><text:span text:style-name="T45_84">,</text:span><text:span text:style-name="T45_85">y</text:span><text:span text:style-name="T45_86">,</text:span><text:span text:style-name="T45_87">z</text:span><text:span text:style-name="T45_88"><text:s/></text:span><text:span text:style-name="T45_89">de</text:span><text:span text:style-name="T45_90"><text:s/></text:span><text:span text:style-name="T45_91">las</text:span><text:span text:style-name="T45_92"><text:s/></text:span><text:span text:style-name="T45_93">N</text:span><text:span text:style-name="T45_94"><text:s/></text:span><text:span text:style-name="T45_95">partículas</text:span><text:span text:style-name="T45_96">),<text:s/></text:span><text:span text:style-name="T45_97">en</text:span><text:span text:style-name="T45_98"><text:s/></text:span><text:span text:style-name="T45_99">instante</text:span><text:span text:style-name="T45_100"><text:s/></text:span><text:span text:style-name="T45_101">dado</text:span><text:span text:style-name="T45_102"><text:s/></text:span><text:span text:style-name="T45_103">inicial</text:span><text:span text:style-name="T45_104"><text:s/>(</text:span><text:span text:style-name="T45_105">tiempo</text:span><text:span text:style-name="T45_106">=</text:span><text:span text:style-name="T45_107">t</text:span><text:span text:style-name="T45_108">0)<text:s/></text:span><text:span text:style-name="T45_109">y</text:span><text:span text:style-name="T45_110"><text:s/></text:span><text:span text:style-name="T45_111">que</text:span><text:span text:style-name="T45_112"><text:s/></text:span><text:span text:style-name="T45_113">llamaremos</text:span><text:span text:style-name="T45_114"><text:s/>(<text:s/></text:span><text:span text:style-name="T45_115">r</text:span><text:span text:style-name="T45_116">N</text:span><text:span text:style-name="T45_117">(</text:span><text:span text:style-name="T45_118">(</text:span><text:span text:style-name="T45_119">t</text:span><text:span text:style-name="T45_120">0)<text:s/>).<text:s/></text:span><text:span text:style-name="T45_121">Ademas</text:span><text:span text:style-name="T45_122"><text:s/></text:span><text:span text:style-name="T45_123">el</text:span><text:span text:style-name="T45_124"><text:s/></text:span><text:span text:style-name="T45_125">mismo</text:span><text:span text:style-name="T45_126"><text:s/></text:span><text:span text:style-name="T45_127">tendrá</text:span><text:span text:style-name="T45_128"><text:s/></text:span><text:span text:style-name="T45_129">definida</text:span><text:span text:style-name="T45_130"><text:s/></text:span><text:span text:style-name="T45_131">numéricamente</text:span><text:span text:style-name="T45_132"><text:s/></text:span><text:span text:style-name="T45_133">la</text:span><text:span text:style-name="T45_134"><text:s/></text:span><text:span text:style-name="T45_135">función</text:span><text:span text:style-name="T45_136"><text:s/></text:span><text:span text:style-name="T45_137">de</text:span><text:span text:style-name="T45_138"><text:s/></text:span><text:span text:style-name="T45_139">interacción</text:span><text:span text:style-name="T45_140"><text:s/></text:span><text:span text:style-name="T45_141">como</text:span><text:span text:style-name="T45_142"><text:s/></text:span><text:span text:style-name="T45_143">una</text:span><text:span text:style-name="T45_144"><text:s/></text:span><text:span text:style-name="T45_145">lista</text:span><text:span text:style-name="T45_146"><text:s/></text:span><text:span text:style-name="T45_147">de</text:span><text:span text:style-name="T45_148"><text:s/></text:span><text:span text:style-name="T45_149">pares</text:span><text:span text:style-name="T45_150"><text:s/></text:span><text:span text:style-name="T45_151">de</text:span><text:span text:style-name="T45_152"><text:s/></text:span><text:span text:style-name="T45_153">valores</text:span><text:span text:style-name="T45_154"><text:s/></text:span><text:span text:style-name="T45_155">distancia</text:span><text:span text:style-name="T45_156">(</text:span><text:span text:style-name="T45_157">d</text:span><text:span text:style-name="T45_158">)-</text:span><text:span text:style-name="T45_159">energia</text:span><text:span text:style-name="T45_160">(</text:span><text:span text:style-name="T45_161">E</text:span><text:span text:style-name="T45_162">)<text:s/></text:span><text:span text:style-name="T45_163">o</text:span><text:span text:style-name="T45_164"><text:s/></text:span><text:span text:style-name="T45_165">sea</text:span><text:span text:style-name="T45_166">:<text:s/></text:span><text:span text:style-name="T45_167">E</text:span><text:span text:style-name="T45_168">(</text:span><text:span text:style-name="T45_169">d</text:span><text:span text:style-name="T45_170">)<text:s/>(</text:span><text:span text:style-name="T45_171">esta</text:span><text:span text:style-name="T45_172"><text:s/></text:span><text:span text:style-name="T45_173">función</text:span><text:span text:style-name="T45_174"><text:s/></text:span><text:span text:style-name="T45_175">será</text:span><text:span text:style-name="T45_176"><text:s/></text:span><text:span text:style-name="T45_177">provista</text:span><text:span text:style-name="T45_178"><text:s/></text:span><text:span text:style-name="T45_179">por</text:span><text:span text:style-name="T45_180"><text:s/></text:span><text:span text:style-name="T45_181">el</text:span><text:span text:style-name="T45_182"><text:s/></text:span><text:span text:style-name="T45_183">usuario</text:span><text:span text:style-name="T45_184"><text:s/></text:span><text:span text:style-name="T45_185">y</text:span><text:span text:style-name="T45_186"><text:s/></text:span><text:span text:style-name="T45_187">depende</text:span><text:span text:style-name="T45_188"><text:s/></text:span><text:span text:style-name="T45_189">del</text:span><text:span text:style-name="T45_190"><text:s/></text:span><text:span text:style-name="T45_191">tipo</text:span><text:span text:style-name="T45_192"><text:s/></text:span><text:span text:style-name="T45_193">de</text:span><text:span text:style-name="T45_194"><text:s/></text:span><text:span text:style-name="T45_195">interacción</text:span><text:span text:style-name="T45_196">-</text:span><text:span text:style-name="T45_197">sistema</text:span><text:span text:style-name="T45_198"><text:s/></text:span><text:span text:style-name="T45_199">a</text:span><text:span text:style-name="T45_200"><text:s/></text:span><text:span text:style-name="T45_201">simular</text:span><text:span text:style-name="T45_202">).<text:s/></text:span><text:span text:style-name="T45_203">El</text:span><text:span text:style-name="T45_204"><text:s/></text:span><text:span text:style-name="T45_205">módulo</text:span><text:span text:style-name="T45_206"><text:s/></text:span><text:span text:style-name="T45_207">debe</text:span><text:span text:style-name="T45_208"><text:s/></text:span><text:span text:style-name="T45_209">calcular</text:span><text:span text:style-name="T45_210"><text:s/></text:span><text:span text:style-name="T45_211">las</text:span><text:span text:style-name="T45_212"><text:s/></text:span><text:span text:style-name="T45_213">NxN</text:span><text:span text:style-name="T45_214"><text:s/></text:span><text:span text:style-name="T45_215">distancias</text:span><text:span text:style-name="T45_216"><text:s/></text:span><text:span text:style-name="T45_217">entre</text:span><text:span text:style-name="T45_218"><text:s/></text:span><text:span text:style-name="T45_219">todos</text:span><text:span text:style-name="T45_220"><text:s/></text:span><text:span text:style-name="T45_221">los</text:span><text:span text:style-name="T45_222"><text:s/></text:span><text:span text:style-name="T45_223">pares</text:span><text:span text:style-name="T45_224"><text:s/></text:span><text:span text:style-name="T45_225">de</text:span><text:span text:style-name="T45_226"><text:s/></text:span><text:span text:style-name="T45_227">partículas</text:span><text:span text:style-name="T45_228"><text:s/>“</text:span><text:span text:style-name="T45_229">índices</text:span><text:span text:style-name="T45_230"><text:s/></text:span><text:span text:style-name="T45_231">i</text:span><text:span text:style-name="T45_232"><text:s/></text:span><text:span text:style-name="T45_233">y</text:span><text:span text:style-name="T45_234"><text:s/></text:span><text:span text:style-name="T45_235">j</text:span><text:span text:style-name="T45_236">”</text:span><text:span text:style-name="T45_237">o</text:span><text:span text:style-name="T45_238"><text:s/></text:span><text:span text:style-name="T45_239">sea</text:span><text:span text:style-name="T45_240"><text:s/></text:span><text:span text:style-name="T45_241">las</text:span><text:span text:style-name="T45_242"><text:s/></text:span><text:span text:style-name="T45_243">dij</text:span><text:span text:style-name="T45_244"><text:s/></text:span><text:span text:style-name="T45_245">y</text:span><text:span text:style-name="T45_246"><text:s/></text:span><text:span text:style-name="T45_247">para</text:span><text:span text:style-name="T45_248"><text:s/></text:span><text:span text:style-name="T45_249">cada</text:span><text:span text:style-name="T45_250"><text:s/></text:span><text:span text:style-name="T45_251">distancia</text:span><text:span text:style-name="T45_252"><text:s/></text:span><text:span text:style-name="T45_253">obtener</text:span><text:span text:style-name="T45_254"><text:s/></text:span><text:span text:style-name="T45_255">de</text:span><text:span text:style-name="T45_256"><text:s/></text:span><text:span text:style-name="T45_257">la</text:span><text:span text:style-name="T45_258"><text:s/></text:span><text:span text:style-name="T45_259">función</text:span><text:span text:style-name="T45_260"><text:s/></text:span><text:span text:style-name="T45_261">E</text:span><text:span text:style-name="T45_262">(</text:span><text:span text:style-name="T45_263">d</text:span><text:span text:style-name="T45_264">)<text:s/></text:span><text:span text:style-name="T45_265">el</text:span><text:span text:style-name="T45_266"><text:s/></text:span><text:span text:style-name="T45_267">valor</text:span><text:span text:style-name="T45_268"><text:s/></text:span><text:span text:style-name="T45_269">de</text:span><text:span text:style-name="T45_270"><text:s/></text:span><text:span text:style-name="T45_271">energía</text:span><text:span text:style-name="T45_272"><text:s/></text:span><text:span text:style-name="T45_273">para</text:span><text:span text:style-name="T45_274"><text:s/></text:span><text:span text:style-name="T45_275">esa</text:span><text:span text:style-name="T45_276"><text:s/></text:span><text:span text:style-name="T45_277">interacción</text:span><text:span text:style-name="T45_278"><text:s/></text:span><text:span text:style-name="T45_279">Eij</text:span><text:span text:style-name="T45_280">.<text:s/></text:span><text:span text:style-name="T45_281">Luego</text:span><text:span text:style-name="T45_282"><text:s/></text:span><text:span text:style-name="T45_283">debe</text:span><text:span text:style-name="T45_284"><text:s/></text:span><text:span text:style-name="T45_285">calcular</text:span><text:span text:style-name="T45_286"><text:s/></text:span><text:span text:style-name="T45_287">la</text:span><text:span text:style-name="T45_288"><text:s/></text:span><text:span text:style-name="T45_289">fuerza</text:span><text:span text:style-name="T45_290"><text:s/></text:span><text:span text:style-name="T45_291">que</text:span><text:span text:style-name="T45_292"><text:s/></text:span><text:span text:style-name="T45_293">actúa</text:span><text:span text:style-name="T45_294"><text:s/></text:span><text:span text:style-name="T45_295">sobre</text:span><text:span text:style-name="T45_296"><text:s/></text:span><text:span text:style-name="T45_297">cada</text:span><text:span text:style-name="T45_298"><text:s/></text:span><text:span text:style-name="T45_299">partícula</text:span><text:span text:style-name="T45_300"><text:s/></text:span><text:span text:style-name="T45_301">en</text:span><text:span text:style-name="T45_302"><text:s/></text:span><text:span text:style-name="T45_303">cada</text:span><text:span text:style-name="T45_304"><text:s/></text:span><text:span text:style-name="T45_305">eje</text:span><text:span text:style-name="T45_306"><text:s/></text:span><text:span text:style-name="T45_307">de</text:span><text:span text:style-name="T45_308"><text:s/></text:span><text:span text:style-name="T45_309">coordenadas</text:span><text:span text:style-name="T45_310">,<text:s/></text:span><text:span text:style-name="T45_311">tomando</text:span><text:span text:style-name="T45_312"><text:s/></text:span><text:span text:style-name="T45_313">la</text:span><text:span text:style-name="T45_314"><text:s/></text:span><text:span text:style-name="T45_315">derivada</text:span><text:span text:style-name="T45_316"><text:s/></text:span><text:span text:style-name="T45_317">de</text:span><text:span text:style-name="T45_318"><text:s/></text:span><text:span text:style-name="T45_319">E</text:span><text:span text:style-name="T45_320">(</text:span><text:span text:style-name="T45_321">d</text:span><text:span text:style-name="T45_322">)<text:s/></text:span><text:span text:style-name="T45_323">respecto</text:span><text:span text:style-name="T45_324"><text:s/></text:span><text:span text:style-name="T45_325">de</text:span><text:span text:style-name="T45_326"><text:s/></text:span><text:span text:style-name="T45_327">sus</text:span><text:span text:style-name="T45_328"><text:s/></text:span><text:span text:style-name="T45_329">coordenadas</text:span><text:span text:style-name="T45_330"><text:s/></text:span><text:span text:style-name="T45_331">x</text:span><text:span text:style-name="T45_332">,</text:span><text:span text:style-name="T45_333">y</text:span><text:span text:style-name="T45_334">,</text:span><text:span text:style-name="T45_335">x</text:span><text:span text:style-name="T45_336">,<text:s/></text:span><text:span text:style-name="T45_337">para</text:span><text:span text:style-name="T45_338"><text:s/></text:span><text:span text:style-name="T45_339">cada</text:span><text:span text:style-name="T45_340"><text:s/></text:span><text:span text:style-name="T45_341">interacción</text:span><text:span text:style-name="T45_342">.<text:s/></text:span><text:span text:style-name="T45_343">El</text:span><text:span text:style-name="T45_344"><text:s/></text:span><text:span text:style-name="T45_345">resultado</text:span><text:span text:style-name="T45_346"><text:s/></text:span><text:span text:style-name="T45_347">de</text:span><text:span text:style-name="T45_348"><text:s/></text:span><text:span text:style-name="T45_349">hacer</text:span><text:span text:style-name="T45_350"><text:s/></text:span><text:span text:style-name="T45_351">este</text:span><text:span text:style-name="T45_352"><text:s/></text:span><text:span text:style-name="T45_353">proceso</text:span><text:span text:style-name="T45_354"><text:s/></text:span><text:span text:style-name="T45_355">para</text:span><text:span text:style-name="T45_356"><text:s/></text:span><text:span text:style-name="T45_357">todas</text:span><text:span text:style-name="T45_358"><text:s/></text:span><text:span text:style-name="T45_359">las</text:span><text:span text:style-name="T45_360"><text:s/></text:span><text:span text:style-name="T45_361">partículas</text:span><text:span text:style-name="T45_362"><text:s/></text:span><text:span text:style-name="T45_363">y</text:span><text:span text:style-name="T45_364"><text:s/></text:span><text:span text:style-name="T45_365">todas</text:span><text:span text:style-name="T45_366"><text:s/></text:span><text:span text:style-name="T45_367">sus</text:span><text:span text:style-name="T45_368"><text:s/></text:span><text:span text:style-name="T45_369">interacciones</text:span><text:span text:style-name="T45_370"><text:s/></text:span><text:span text:style-name="T45_371">es</text:span><text:span text:style-name="T45_372"><text:s/></text:span><text:span text:style-name="T45_373">el</text:span><text:span text:style-name="T45_374"><text:s/></text:span><text:span text:style-name="T45_375">vector</text:span><text:span text:style-name="T45_376"><text:s/></text:span><text:span text:style-name="T45_377">de</text:span><text:span text:style-name="T45_378"><text:s/></text:span><text:span text:style-name="T45_379">fuerzas</text:span><text:span text:style-name="T45_380">:<text:s/></text:span><text:span text:style-name="T45_381">F</text:span><text:span text:style-name="T45_382">(3</text:span><text:span text:style-name="T45_383">N</text:span><text:span text:style-name="T45_384">).<text:s/></text:span><text:span text:style-name="T45_385">En</text:span><text:span text:style-name="T45_386"><text:s/></text:span><text:span text:style-name="T45_387">este</text:span><text:span text:style-name="T45_388"><text:s/></text:span><text:span text:style-name="T45_389">módulo</text:span><text:span text:style-name="T45_390"><text:s/></text:span><text:span text:style-name="T45_391">es</text:span><text:span text:style-name="T45_392"><text:s/></text:span><text:span text:style-name="T45_393">donde</text:span><text:span text:style-name="T45_394"><text:s/></text:span><text:span text:style-name="T45_395">esperamos</text:span><text:span text:style-name="T45_396"><text:s/></text:span><text:span text:style-name="T45_397">aprovechar</text:span><text:span text:style-name="T45_398"><text:s/></text:span><text:span text:style-name="T45_399">al</text:span><text:span text:style-name="T45_400"><text:s/></text:span><text:span text:style-name="T45_401">máximo</text:span><text:span text:style-name="T45_402"><text:s/></text:span><text:span text:style-name="T45_403">la</text:span><text:span text:style-name="T45_404"><text:s/></text:span><text:span text:style-name="T45_405">capacidad</text:span><text:span text:style-name="T45_406"><text:s/></text:span><text:span text:style-name="T45_407">de</text:span><text:span text:style-name="T45_408"><text:s/></text:span><text:span text:style-name="T45_409">las</text:span><text:span text:style-name="T45_410"><text:s/></text:span><text:span text:style-name="T45_411">GPU</text:span><text:span text:style-name="T45_412"><text:s/></text:span><text:span text:style-name="T45_413">para</text:span><text:span text:style-name="T45_414"><text:s/></text:span><text:span text:style-name="T45_415">calcular</text:span><text:span text:style-name="T45_416"><text:s/></text:span><text:span text:style-name="T45_417">las</text:span><text:span text:style-name="T45_418"><text:s/></text:span><text:span text:style-name="T45_419">distancias</text:span><text:span text:style-name="T45_420"><text:s/>(</text:span><text:span text:style-name="T45_421">dij</text:span><text:span text:style-name="T45_422">)<text:s/></text:span><text:span text:style-name="T45_423">y</text:span><text:span text:style-name="T45_424"><text:s/></text:span><text:span text:style-name="T45_425">para</text:span><text:span text:style-name="T45_426"><text:s/></text:span><text:span text:style-name="T45_427">extrapolar</text:span><text:span text:style-name="T45_428"><text:s/></text:span><text:span text:style-name="T45_429">a</text:span><text:span text:style-name="T45_430"><text:s/></text:span><text:span text:style-name="T45_431">partir</text:span><text:span text:style-name="T45_432"><text:s/></text:span><text:span text:style-name="T45_433">de</text:span><text:span text:style-name="T45_434"><text:s/></text:span><text:span text:style-name="T45_435">E</text:span><text:span text:style-name="T45_436">(</text:span><text:span text:style-name="T45_437">d</text:span><text:span text:style-name="T45_438">)<text:s/></text:span><text:span text:style-name="T45_439">las</text:span><text:span text:style-name="T45_440"><text:s/></text:span><text:span text:style-name="T45_441">fuerzas</text:span><text:span text:style-name="T45_442">.<text:s/></text:span></text:p>
      <text:p text:style-name="P46"><text:span text:style-name="T46_1">Entre</text:span><text:span text:style-name="T46_2"><text:s/></text:span><text:span text:style-name="T46_3">las</text:span><text:span text:style-name="T46_4"><text:s/></text:span><text:span text:style-name="T46_5">variables</text:span><text:span text:style-name="T46_6"><text:s/></text:span><text:span text:style-name="T46_7">que</text:span><text:span text:style-name="T46_8"><text:s/></text:span><text:span text:style-name="T46_9">se</text:span><text:span text:style-name="T46_10"><text:s/></text:span><text:span text:style-name="T46_11">analizaran</text:span><text:span text:style-name="T46_12"><text:s/></text:span><text:span text:style-name="T46_13">en</text:span><text:span text:style-name="T46_14"><text:s/></text:span><text:span text:style-name="T46_15">relación</text:span><text:span text:style-name="T46_16"><text:s/></text:span><text:span text:style-name="T46_17">con</text:span><text:span text:style-name="T46_18"><text:s/></text:span><text:span text:style-name="T46_19">la</text:span><text:span text:style-name="T46_20"><text:s/></text:span><text:span text:style-name="T46_21">performance</text:span><text:span text:style-name="T46_22"><text:s/></text:span><text:span text:style-name="T46_23">del</text:span><text:span text:style-name="T46_24"><text:s/></text:span><text:span text:style-name="T46_25">código</text:span><text:span text:style-name="T46_26">,<text:s/></text:span><text:span text:style-name="T46_27">tendremos</text:span><text:span text:style-name="T46_28"><text:s/></text:span><text:span text:style-name="T46_29">el</text:span><text:span text:style-name="T46_30"><text:s/></text:span><text:span text:style-name="T46_31">número</text:span><text:span text:style-name="T46_32"><text:s/></text:span><text:span text:style-name="T46_33">de</text:span><text:span text:style-name="T46_34"><text:s/></text:span><text:span text:style-name="T46_35">puntos</text:span><text:span text:style-name="T46_36"><text:s/></text:span><text:span text:style-name="T46_37">que</text:span><text:span text:style-name="T46_38"><text:s/></text:span><text:span text:style-name="T46_39">describen</text:span><text:span text:style-name="T46_40"><text:s/></text:span><text:span text:style-name="T46_41">la</text:span><text:span text:style-name="T46_42"><text:s/></text:span><text:span text:style-name="T46_43">E</text:span><text:span text:style-name="T46_44">(</text:span><text:span text:style-name="T46_45">d</text:span><text:span text:style-name="T46_46">),<text:s/></text:span><text:span text:style-name="T46_47">la</text:span><text:span text:style-name="T46_48"><text:s/></text:span><text:span text:style-name="T46_49">forma</text:span><text:span text:style-name="T46_50"><text:s/></text:span><text:span text:style-name="T46_51">de</text:span><text:span text:style-name="T46_52"><text:s/></text:span><text:span text:style-name="T46_53">interpolar</text:span><text:span text:style-name="T46_54"><text:s/></text:span><text:span text:style-name="T46_55">valores</text:span><text:span text:style-name="T46_56"><text:s/></text:span><text:span text:style-name="T46_57">intermedios</text:span><text:span text:style-name="T46_58">,<text:s/></text:span><text:span text:style-name="T46_59">la</text:span><text:span text:style-name="T46_60"><text:s/></text:span><text:span text:style-name="T46_61">forma</text:span><text:span text:style-name="T46_62"><text:s/></text:span><text:span text:style-name="T46_63">de</text:span><text:span text:style-name="T46_64"><text:s/></text:span><text:span text:style-name="T46_65">determinación</text:span><text:span text:style-name="T46_66"><text:s/></text:span><text:span text:style-name="T46_67">de</text:span><text:span text:style-name="T46_68"><text:s/></text:span><text:span text:style-name="T46_69">la</text:span><text:span text:style-name="T46_70"><text:s/></text:span><text:span text:style-name="T46_71">derivada</text:span><text:span text:style-name="T46_72">,<text:s/></text:span><text:span text:style-name="T46_73">la</text:span><text:span text:style-name="T46_74"><text:s/></text:span><text:span text:style-name="T46_75">precisión</text:span><text:span text:style-name="T46_76"><text:s/></text:span><text:span text:style-name="T46_77">en</text:span><text:span text:style-name="T46_78"><text:s/></text:span><text:span text:style-name="T46_79">las</text:span><text:span text:style-name="T46_80"><text:s/></text:span><text:span text:style-name="T46_81">variables</text:span><text:span text:style-name="T46_82"><text:s/></text:span><text:span text:style-name="T46_83">coordenadas</text:span><text:span text:style-name="T46_84">,<text:s/></text:span><text:span text:style-name="T46_85">distancia</text:span><text:span text:style-name="T46_86"><text:s/></text:span><text:span text:style-name="T46_87">etc</text:span><text:span text:style-name="T46_88">.<text:s/></text:span><text:span text:style-name="T46_89">entre</text:span><text:span text:style-name="T46_90"><text:s/></text:span><text:span text:style-name="T46_91">otros</text:span><text:span text:style-name="T46_92">.</text:span></text:p>
      <text:p text:style-name="P47"><text:span text:style-name="T47_1">Como</text:span><text:span text:style-name="T47_2"><text:s/></text:span><text:span text:style-name="T47_3">resultado</text:span><text:span text:style-name="T47_4"><text:s/></text:span><text:span text:style-name="T47_5">de</text:span><text:span text:style-name="T47_6"><text:s/></text:span><text:span text:style-name="T47_7">este</text:span><text:span text:style-name="T47_8"><text:s/></text:span><text:span text:style-name="T47_9">módulo</text:span><text:span text:style-name="T47_10"><text:s/></text:span><text:span text:style-name="T47_11">entonces</text:span><text:span text:style-name="T47_12"><text:s/></text:span><text:span text:style-name="T47_13">tenemos</text:span><text:span text:style-name="T47_14"><text:s/></text:span><text:span text:style-name="T47_15">un</text:span><text:span text:style-name="T47_16"><text:s/></text:span><text:span text:style-name="T47_17">código</text:span><text:span text:style-name="T47_18"><text:s/></text:span><text:span text:style-name="T47_19">en</text:span><text:span text:style-name="T47_20"><text:s/></text:span><text:span text:style-name="T47_21">GPU</text:span><text:span text:style-name="T47_22"><text:s/></text:span><text:span text:style-name="T47_23">que</text:span><text:span text:style-name="T47_24"><text:s/></text:span><text:span text:style-name="T47_25">dadas</text:span><text:span text:style-name="T47_26"><text:s/></text:span><text:span text:style-name="T47_27">r</text:span><text:span text:style-name="T47_28">N</text:span><text:span text:style-name="T47_29">(</text:span><text:span text:style-name="T47_30">(</text:span><text:span text:style-name="T47_31">t</text:span><text:span text:style-name="T47_32">0)<text:s/></text:span><text:span text:style-name="T47_33">permite</text:span><text:span text:style-name="T47_34"><text:s/></text:span><text:span text:style-name="T47_35">obtener</text:span><text:span text:style-name="T47_36"><text:s/></text:span><text:span text:style-name="T47_37">la</text:span><text:span text:style-name="T47_38"><text:s/></text:span><text:span text:style-name="T47_39">energía</text:span><text:span text:style-name="T47_40"><text:s/></text:span><text:span text:style-name="T47_41">E</text:span><text:span text:style-name="T47_42">(</text:span><text:span text:style-name="T47_43">to</text:span><text:span text:style-name="T47_44">)<text:s/></text:span><text:span text:style-name="T47_45">y</text:span><text:span text:style-name="T47_46"><text:s/></text:span><text:span text:style-name="T47_47">fuerzas</text:span><text:span text:style-name="T47_48"><text:s/></text:span><text:span text:style-name="T47_49">para</text:span><text:span text:style-name="T47_50"><text:s/></text:span><text:span text:style-name="T47_51">esa</text:span><text:span text:style-name="T47_52"><text:s/></text:span><text:span text:style-name="T47_53">configuracion</text:span><text:span text:style-name="T47_54"><text:s/></text:span><text:span text:style-name="T47_55">F</text:span><text:span text:style-name="T47_56">(3</text:span><text:span text:style-name="T47_57">N</text:span><text:span text:style-name="T47_58">,</text:span><text:span text:style-name="T47_59">t</text:span><text:span text:style-name="T47_60">0).</text:span></text:p>
      <text:p text:style-name="P48"/>
      <text:p text:style-name="P49"><text:span text:style-name="T49_1">2)<text:s/></text:span><text:span text:style-name="T49_2">En</text:span><text:span text:style-name="T49_3"><text:s/></text:span><text:span text:style-name="T49_4">segundo</text:span><text:span text:style-name="T49_5"><text:s/></text:span><text:span text:style-name="T49_6">lugar</text:span><text:span text:style-name="T49_7"><text:s/></text:span><text:span text:style-name="T49_8">se</text:span><text:span text:style-name="T49_9"><text:s/></text:span><text:span text:style-name="T49_10">implementa</text:span><text:span text:style-name="T49_11"><text:s/></text:span><text:span text:style-name="T49_12">eficientemente</text:span><text:span text:style-name="T49_13"><text:s/></text:span><text:span text:style-name="T49_14">un</text:span><text:span text:style-name="T49_15"><text:s/></text:span><text:span text:style-name="T49_16">algoritmo</text:span><text:span text:style-name="T49_17"><text:s/></text:span><text:span text:style-name="T49_18">de</text:span><text:span text:style-name="T49_19"><text:s/></text:span><text:span text:style-name="T49_20">dinámica</text:span><text:span text:style-name="T49_21"><text:s/></text:span><text:span text:style-name="T49_22">molecular</text:span><text:span text:style-name="T49_23">.</text:span><text:span text:style-name="T49_24"><text:s/></text:span></text:p>
      <text:p text:style-name="P50"><text:span text:style-name="T50_1">Este</text:span><text:span text:style-name="T50_2"><text:s/></text:span><text:span text:style-name="T50_3">algoritmo</text:span><text:span text:style-name="T50_4"><text:s/></text:span><text:span text:style-name="T50_5">toma</text:span><text:span text:style-name="T50_6"><text:s/></text:span><text:span text:style-name="T50_7">como</text:span><text:span text:style-name="T50_8"><text:s/></text:span><text:span text:style-name="T50_9">punto</text:span><text:span text:style-name="T50_10"><text:s/></text:span><text:span text:style-name="T50_11">de</text:span><text:span text:style-name="T50_12"><text:s/></text:span><text:span text:style-name="T50_13">partida</text:span><text:span text:style-name="T50_14"><text:s/></text:span><text:span text:style-name="T50_15">también</text:span><text:span text:style-name="T50_16"><text:s/></text:span><text:span text:style-name="T50_17">la</text:span><text:span text:style-name="T50_18"><text:s/></text:span><text:span text:style-name="T50_19">configuración</text:span><text:span text:style-name="T50_20"><text:s/></text:span><text:span text:style-name="T50_21">inicial</text:span><text:span text:style-name="T50_22"><text:s/></text:span><text:span text:style-name="T50_23">del</text:span><text:span text:style-name="T50_24"><text:s/></text:span><text:span text:style-name="T50_25">sistema</text:span><text:span text:style-name="T50_26"><text:s/></text:span><text:span text:style-name="T50_27">r</text:span><text:span text:style-name="T50_28">N</text:span><text:span text:style-name="T50_29">(</text:span><text:span text:style-name="T50_30">(</text:span><text:span text:style-name="T50_31">t</text:span><text:span text:style-name="T50_32">0),<text:s/></text:span><text:span text:style-name="T50_33">junto</text:span><text:span text:style-name="T50_34"><text:s/></text:span><text:span text:style-name="T50_35">con</text:span><text:span text:style-name="T50_36"><text:s/></text:span><text:span text:style-name="T50_37">el</text:span><text:span text:style-name="T50_38"><text:s/></text:span><text:span text:style-name="T50_39">vector</text:span><text:span text:style-name="T50_40"><text:s/></text:span><text:span text:style-name="T50_41">de</text:span><text:span text:style-name="T50_42"><text:s/></text:span><text:span text:style-name="T50_43">fuerzas</text:span><text:span text:style-name="T50_44"><text:s/></text:span><text:span text:style-name="T50_45">determinado</text:span><text:span text:style-name="T50_46"><text:s/></text:span><text:span text:style-name="T50_47">en</text:span><text:span text:style-name="T50_48"><text:s/></text:span><text:span text:style-name="T50_49">el</text:span><text:span text:style-name="T50_50"><text:s/></text:span><text:span text:style-name="T50_51">módulo</text:span><text:span text:style-name="T50_52"><text:s/></text:span><text:span text:style-name="T50_53">anterior</text:span><text:span text:style-name="T50_54"><text:s/></text:span><text:span text:style-name="T50_55">F</text:span><text:span text:style-name="T50_56">(3</text:span><text:span text:style-name="T50_57">N</text:span><text:span text:style-name="T50_58">,</text:span><text:span text:style-name="T50_59">t</text:span><text:span text:style-name="T50_60">0)<text:s/></text:span><text:span text:style-name="T50_61">y</text:span><text:span text:style-name="T50_62"><text:s/></text:span><text:span text:style-name="T50_63">actualiza</text:span><text:span text:style-name="T50_64"><text:s/></text:span><text:span text:style-name="T50_65">las</text:span><text:span text:style-name="T50_66"><text:s/></text:span><text:span text:style-name="T50_67">coordenadas</text:span><text:span text:style-name="T50_68"><text:s/></text:span><text:span text:style-name="T50_69">del</text:span><text:span text:style-name="T50_70"><text:s/></text:span><text:span text:style-name="T50_71">sistema</text:span><text:span text:style-name="T50_72"><text:s/></text:span><text:span text:style-name="T50_73">un</text:span><text:span text:style-name="T50_74"><text:s/></text:span><text:span text:style-name="T50_75">intervalo</text:span><text:span text:style-name="T50_76"><text:s/></text:span><text:span text:style-name="T50_77">de</text:span><text:span text:style-name="T50_78"><text:s/></text:span><text:span text:style-name="T50_79">tiempo</text:span><text:span text:style-name="T50_80"><text:s/>(</text:span><text:span text:style-name="T50_81">dt</text:span><text:span text:style-name="T50_82">)<text:s/></text:span><text:span text:style-name="T50_83">posterior</text:span><text:span text:style-name="T50_84">,<text:s/></text:span><text:span text:style-name="T50_85">o</text:span><text:span text:style-name="T50_86"><text:s/></text:span><text:span text:style-name="T50_87">sea</text:span><text:span text:style-name="T50_88"><text:s/></text:span><text:span text:style-name="T50_89">obtiene</text:span><text:span text:style-name="T50_90"><text:s/></text:span><text:span text:style-name="T50_91">r</text:span><text:span text:style-name="T50_92">N</text:span><text:span text:style-name="T50_93">(</text:span><text:span text:style-name="T50_94">(</text:span><text:span text:style-name="T50_95">t</text:span><text:span text:style-name="T50_96">0+</text:span><text:span text:style-name="T50_97">dt</text:span><text:span text:style-name="T50_98">)<text:s/>.<text:s/></text:span><text:span text:style-name="T50_99">Esto</text:span><text:span text:style-name="T50_100"><text:s/></text:span><text:span text:style-name="T50_101">se</text:span><text:span text:style-name="T50_102"><text:s/></text:span><text:span text:style-name="T50_103">realiza</text:span><text:span text:style-name="T50_104"><text:s/></text:span><text:span text:style-name="T50_105">resolviendo</text:span><text:span text:style-name="T50_106"><text:s/></text:span><text:span text:style-name="T50_107">numéricamente</text:span><text:span text:style-name="T50_108"><text:s/></text:span><text:span text:style-name="T50_109">las</text:span><text:span text:style-name="T50_110"><text:s/></text:span><text:span text:style-name="T50_111">ecuaciones</text:span><text:span text:style-name="T50_112"><text:s/></text:span><text:span text:style-name="T50_113">de</text:span><text:span text:style-name="T50_114"><text:s/></text:span><text:span text:style-name="T50_115">movimiento</text:span><text:span text:style-name="T50_116"><text:s/></text:span><text:span text:style-name="T50_117">de</text:span><text:span text:style-name="T50_118"><text:s/></text:span><text:span text:style-name="T50_119">newton</text:span><text:span text:style-name="T50_120"><text:s/></text:span><text:span text:style-name="T50_121">y</text:span><text:span text:style-name="T50_122"><text:s/></text:span><text:span text:style-name="T50_123">agregando</text:span><text:span text:style-name="T50_124"><text:s/></text:span><text:span text:style-name="T50_125">a</text:span><text:span text:style-name="T50_126"><text:s/></text:span><text:span text:style-name="T50_127">las</text:span><text:span text:style-name="T50_128"><text:s/></text:span><text:span text:style-name="T50_129">velocidades</text:span><text:span text:style-name="T50_130"><text:s/></text:span><text:span text:style-name="T50_131">una</text:span><text:span text:style-name="T50_132"><text:s/></text:span><text:span text:style-name="T50_133">corrección</text:span><text:span text:style-name="T50_134"><text:s/></text:span><text:span text:style-name="T50_135">que</text:span><text:span text:style-name="T50_136"><text:s/></text:span><text:span text:style-name="T50_137">mantiene</text:span><text:span text:style-name="T50_138"><text:s/></text:span><text:span text:style-name="T50_139">constante</text:span><text:span text:style-name="T50_140"><text:s/></text:span><text:span text:style-name="T50_141">la</text:span><text:span text:style-name="T50_142"><text:s/></text:span><text:span text:style-name="T50_143">temperatura</text:span><text:span text:style-name="T50_144"><text:s/>(</text:span><text:span text:style-name="T50_145">termostato</text:span><text:span text:style-name="T50_146">).<text:s/></text:span><text:span text:style-name="T50_147">En</text:span><text:span text:style-name="T50_148"><text:s/></text:span><text:span text:style-name="T50_149">este</text:span><text:span text:style-name="T50_150"><text:s/></text:span><text:span text:style-name="T50_151">plan</text:span><text:span text:style-name="T50_152"><text:s/></text:span><text:span text:style-name="T50_153">proponemos</text:span><text:span text:style-name="T50_154"><text:s/></text:span><text:span text:style-name="T50_155">implementar</text:span><text:span text:style-name="T50_156"><text:s/></text:span><text:span text:style-name="T50_157">los</text:span><text:span text:style-name="T50_158"><text:s/></text:span><text:span text:style-name="T50_159">termostatos</text:span><text:span text:style-name="T50_160"><text:s/></text:span><text:span text:style-name="T50_161">de</text:span><text:span text:style-name="T50_162"><text:s/></text:span><text:span text:style-name="T50_163">Berendsen</text:span><text:span text:style-name="T50_164"><text:s/></text:span><text:span text:style-name="T50_165">y</text:span><text:span text:style-name="T50_166"><text:s/></text:span><text:span text:style-name="T50_167">Langevin</text:span><text:span text:style-name="T50_168"><text:s/></text:span><text:span text:style-name="T50_169">comúnmente</text:span><text:span text:style-name="T50_170"><text:s/></text:span><text:span text:style-name="T50_171">utilizados</text:span><text:span text:style-name="T50_172"><text:s/></text:span><text:span text:style-name="T50_173">en</text:span><text:span text:style-name="T50_174"><text:s/></text:span><text:span text:style-name="T50_175">DM</text:span><text:span text:style-name="T50_176">.<text:s/></text:span><text:span text:style-name="T50_177">Una</text:span><text:span text:style-name="T50_178"><text:s/></text:span><text:span text:style-name="T50_179">vez</text:span><text:span text:style-name="T50_180"><text:s/></text:span><text:span text:style-name="T50_181">obtenidas</text:span><text:span text:style-name="T50_182"><text:s/></text:span><text:span text:style-name="T50_183">las</text:span><text:span text:style-name="T50_184"><text:s/></text:span><text:span text:style-name="T50_185">coordenadas</text:span><text:span text:style-name="T50_186"><text:s/></text:span><text:span text:style-name="T50_187">actualizadas</text:span><text:span text:style-name="T50_188"><text:s/></text:span><text:span text:style-name="T50_189">estas</text:span><text:span text:style-name="T50_190"><text:s/></text:span><text:span text:style-name="T50_191">se</text:span><text:span text:style-name="T50_192"><text:s/></text:span><text:span text:style-name="T50_193">envían</text:span><text:span text:style-name="T50_194"><text:s/></text:span><text:span text:style-name="T50_195">al</text:span><text:span text:style-name="T50_196"><text:s/></text:span><text:span text:style-name="T50_197">módulo</text:span><text:span text:style-name="T50_198"><text:s/></text:span><text:span text:style-name="T50_199">anterior</text:span><text:span text:style-name="T50_200"><text:s/></text:span><text:span text:style-name="T50_201">para</text:span><text:span text:style-name="T50_202"><text:s/></text:span><text:span text:style-name="T50_203">calcular</text:span><text:span text:style-name="T50_204"><text:s/></text:span><text:span text:style-name="T50_205">nuevamente</text:span><text:span text:style-name="T50_206"><text:s/></text:span><text:span text:style-name="T50_207">la</text:span><text:span text:style-name="T50_208"><text:s/></text:span><text:span text:style-name="T50_209">Energía</text:span><text:span text:style-name="T50_210"><text:s/></text:span><text:span text:style-name="T50_211">y</text:span><text:span text:style-name="T50_212"><text:s/></text:span><text:span text:style-name="T50_213">fuerzas</text:span><text:span text:style-name="T50_214"><text:s/></text:span><text:span text:style-name="T50_215">para</text:span><text:span text:style-name="T50_216"><text:s/></text:span><text:span text:style-name="T50_217">la</text:span><text:span text:style-name="T50_218"><text:s/></text:span><text:span text:style-name="T50_219">nueva</text:span><text:span text:style-name="T50_220"><text:s/></text:span><text:span text:style-name="T50_221">configuración</text:span><text:span text:style-name="T50_222">,<text:s/></text:span><text:span text:style-name="T50_223">para</text:span><text:span text:style-name="T50_224"><text:s/></text:span><text:span text:style-name="T50_225">luego</text:span><text:span text:style-name="T50_226"><text:s/></text:span><text:span text:style-name="T50_227">re</text:span><text:span text:style-name="T50_228">-</text:span><text:span text:style-name="T50_229">actualizar</text:span><text:span text:style-name="T50_230"><text:s/></text:span><text:span text:style-name="T50_231">las</text:span><text:span text:style-name="T50_232"><text:s/></text:span><text:span text:style-name="T50_233">coordenadas</text:span><text:span text:style-name="T50_234">.<text:s/></text:span><text:span text:style-name="T50_235">Este</text:span><text:span text:style-name="T50_236"><text:s/></text:span><text:span text:style-name="T50_237">proceso</text:span><text:span text:style-name="T50_238"><text:s/></text:span><text:span text:style-name="T50_239">se</text:span><text:span text:style-name="T50_240"><text:s/></text:span><text:span text:style-name="T50_241">realiza</text:span><text:span text:style-name="T50_242"><text:s/></text:span><text:span text:style-name="T50_243">iterativamente</text:span><text:span text:style-name="T50_244"><text:s/></text:span><text:span text:style-name="T50_245">y</text:span><text:span text:style-name="T50_246"><text:s/></text:span><text:span text:style-name="T50_247">su</text:span><text:span text:style-name="T50_248"><text:s/></text:span><text:span text:style-name="T50_249">resultado</text:span><text:span text:style-name="T50_250"><text:s/></text:span><text:span text:style-name="T50_251">es</text:span><text:span text:style-name="T50_252"><text:s/></text:span><text:span text:style-name="T50_253">la</text:span><text:span text:style-name="T50_254"><text:s/></text:span><text:span text:style-name="T50_255">obtención</text:span><text:span text:style-name="T50_256"><text:s/></text:span><text:span text:style-name="T50_257">de</text:span><text:span text:style-name="T50_258"><text:s/></text:span><text:span text:style-name="T50_259">una</text:span><text:span text:style-name="T50_260"><text:s/></text:span><text:span text:style-name="T50_261">trayectoria</text:span><text:span text:style-name="T50_262"><text:s/></text:span><text:span text:style-name="T50_263">que</text:span><text:span text:style-name="T50_264"><text:s/></text:span><text:span text:style-name="T50_265">contiene</text:span><text:span text:style-name="T50_266"><text:s/></text:span><text:span text:style-name="T50_267">las</text:span><text:span text:style-name="T50_268"><text:s/></text:span><text:span text:style-name="T50_269">posiciones</text:span><text:span text:style-name="T50_270"><text:s/></text:span><text:span text:style-name="T50_271">y</text:span><text:span text:style-name="T50_272"><text:s/></text:span><text:span text:style-name="T50_273">velocidades</text:span><text:span text:style-name="T50_274"><text:s/></text:span><text:span text:style-name="T50_275">de</text:span><text:span text:style-name="T50_276"><text:s/></text:span><text:span text:style-name="T50_277">cada</text:span><text:span text:style-name="T50_278"><text:s/></text:span><text:span text:style-name="T50_279">partícula</text:span><text:span text:style-name="T50_280"><text:s/></text:span><text:span text:style-name="T50_281">del</text:span><text:span text:style-name="T50_282"><text:s/></text:span><text:span text:style-name="T50_283">sistema</text:span><text:span text:style-name="T50_284"><text:s/></text:span><text:span text:style-name="T50_285">en</text:span><text:span text:style-name="T50_286"><text:s/></text:span><text:span text:style-name="T50_287">los</text:span><text:span text:style-name="T50_288"><text:s/></text:span><text:span text:style-name="T50_289">sucesivos</text:span><text:span text:style-name="T50_290"><text:s/></text:span><text:span text:style-name="T50_291">intervalos</text:span><text:span text:style-name="T50_292"><text:s/></text:span><text:span text:style-name="T50_293">de</text:span><text:span text:style-name="T50_294"><text:s/></text:span><text:span text:style-name="T50_295">tiempo</text:span><text:span text:style-name="T50_296"><text:s/></text:span><text:span text:style-name="T50_297">y</text:span><text:span text:style-name="T50_298"><text:s/></text:span><text:span text:style-name="T50_299">es</text:span><text:span text:style-name="T50_300"><text:s/></text:span><text:span text:style-name="T50_301">lo</text:span><text:span text:style-name="T50_302"><text:s/></text:span><text:span text:style-name="T50_303">que</text:span><text:span text:style-name="T50_304"><text:s/></text:span><text:span text:style-name="T50_305">representa</text:span><text:span text:style-name="T50_306"><text:s/></text:span><text:span text:style-name="T50_307">la</text:span><text:span text:style-name="T50_308"><text:s/></text:span><text:span text:style-name="T50_309">DM</text:span><text:span text:style-name="T50_310">.</text:span></text:p>
      <text:p text:style-name="P51"/>
      <text:p text:style-name="P52"><text:span text:style-name="T52_1">Ambos</text:span><text:span text:style-name="T52_2"><text:s/></text:span><text:span text:style-name="T52_3">algoritmos</text:span><text:span text:style-name="T52_4"><text:s/></text:span><text:span text:style-name="T52_5">se</text:span><text:span text:style-name="T52_6"><text:s/></text:span><text:span text:style-name="T52_7">acoplarán</text:span><text:span text:style-name="T52_8"><text:s/></text:span><text:span text:style-name="T52_9">como</text:span><text:span text:style-name="T52_10"><text:s/></text:span><text:span text:style-name="T52_11">módulos</text:span><text:span text:style-name="T52_12"><text:s/></text:span><text:span text:style-name="T52_13">con</text:span><text:span text:style-name="T52_14"><text:s/></text:span><text:span text:style-name="T52_15">una</text:span><text:span text:style-name="T52_16"><text:s/></text:span><text:span text:style-name="T52_17">mínima</text:span><text:span text:style-name="T52_18"><text:s/></text:span><text:span text:style-name="T52_19">interfaz</text:span><text:span text:style-name="T52_20"><text:s/></text:span><text:span text:style-name="T52_21">de</text:span><text:span text:style-name="T52_22"><text:s/></text:span><text:span text:style-name="T52_23">usuario</text:span><text:span text:style-name="T52_24"><text:s/></text:span><text:span text:style-name="T52_25">via</text:span><text:span text:style-name="T52_26"><text:s/></text:span><text:span text:style-name="T52_27">scripting</text:span><text:span text:style-name="T52_28"><text:s/></text:span><text:span text:style-name="T52_29">que</text:span><text:span text:style-name="T52_30"><text:s/></text:span><text:span text:style-name="T52_31">permite</text:span><text:span text:style-name="T52_32"><text:s/></text:span><text:span text:style-name="T52_33">controlar</text:span><text:span text:style-name="T52_34"><text:s/></text:span><text:span text:style-name="T52_35">la</text:span><text:span text:style-name="T52_36"><text:s/></text:span><text:span text:style-name="T52_37">performance</text:span><text:span text:style-name="T52_38"><text:s/></text:span><text:span text:style-name="T52_39">del</text:span><text:span text:style-name="T52_40"><text:s/></text:span><text:span text:style-name="T52_41">programa</text:span><text:span text:style-name="T52_42"><text:s/></text:span><text:span text:style-name="T52_43">en</text:span><text:span text:style-name="T52_44"><text:s/></text:span><text:span text:style-name="T52_45">cuanto</text:span><text:span text:style-name="T52_46"><text:s/></text:span><text:span text:style-name="T52_47">a</text:span><text:span text:style-name="T52_48">:<text:s/></text:span><text:span text:style-name="T52_49">variables</text:span><text:span text:style-name="T52_50"><text:s/></text:span><text:span text:style-name="T52_51">de</text:span><text:span text:style-name="T52_52"><text:s/></text:span><text:span text:style-name="T52_53">entrada</text:span><text:span text:style-name="T52_54"><text:s/>(</text:span><text:span text:style-name="T52_55">configuración</text:span><text:span text:style-name="T52_56"><text:s/></text:span><text:span text:style-name="T52_57">inicial</text:span><text:span text:style-name="T52_58">,<text:s/></text:span><text:span text:style-name="T52_59">definición</text:span><text:span text:style-name="T52_60"><text:s/></text:span><text:span text:style-name="T52_61">del</text:span><text:span text:style-name="T52_62"><text:s/></text:span><text:span text:style-name="T52_63">sistema</text:span><text:span text:style-name="T52_64">,<text:s/></text:span><text:span text:style-name="T52_65">función</text:span><text:span text:style-name="T52_66"><text:s/></text:span><text:span text:style-name="T52_67">de</text:span><text:span text:style-name="T52_68"><text:s/></text:span><text:span text:style-name="T52_69">interacciones</text:span><text:span text:style-name="T52_70">)<text:s/></text:span><text:span text:style-name="T52_71">y</text:span><text:span text:style-name="T52_72"><text:s/></text:span><text:span text:style-name="T52_73">variables</text:span><text:span text:style-name="T52_74"><text:s/></text:span><text:span text:style-name="T52_75">de</text:span><text:span text:style-name="T52_76"><text:s/></text:span><text:span text:style-name="T52_77">control</text:span><text:span text:style-name="T52_78"><text:s/>(</text:span><text:span text:style-name="T52_79">número</text:span><text:span text:style-name="T52_80"><text:s/></text:span><text:span text:style-name="T52_81">de</text:span><text:span text:style-name="T52_82"><text:s/></text:span><text:span text:style-name="T52_83">pasos</text:span><text:span text:style-name="T52_84">,<text:s/></text:span><text:span text:style-name="T52_85">temperatura</text:span><text:span text:style-name="T52_86">,<text:s/></text:span><text:span text:style-name="T52_87">dt</text:span><text:span text:style-name="T52_88">,<text:s/></text:span><text:span text:style-name="T52_89">etc</text:span><text:span text:style-name="T52_90">.)</text:span></text:p>
      <text:p text:style-name="P53"/>
      <text:list text:style-name="LS1" xml:id="list4">
        <text:list-item>
          <text:p text:style-name="P54"><text:span text:style-name="T54_1">Resultados</text:span><text:span text:style-name="T54_2"><text:s/></text:span><text:span text:style-name="T54_3">esperados</text:span></text:p>
        </text:list-item>
      </text:list>
      <text:p text:style-name="P55"><text:span text:style-name="T55_1">Se</text:span><text:span text:style-name="T55_2"><text:s/></text:span><text:span text:style-name="T55_3">espera</text:span><text:span text:style-name="T55_4"><text:s/></text:span><text:span text:style-name="T55_5">que</text:span><text:span text:style-name="T55_6"><text:s/></text:span><text:span text:style-name="T55_7">como</text:span><text:span text:style-name="T55_8"><text:s/></text:span><text:span text:style-name="T55_9">resultado</text:span><text:span text:style-name="T55_10"><text:s/></text:span><text:span text:style-name="T55_11">de</text:span><text:span text:style-name="T55_12"><text:s/></text:span><text:span text:style-name="T55_13">la</text:span><text:span text:style-name="T55_14"><text:s/></text:span><text:span text:style-name="T55_15">conclusión</text:span><text:span text:style-name="T55_16"><text:s/></text:span><text:span text:style-name="T55_17">exitosa</text:span><text:span text:style-name="T55_18"><text:s/></text:span><text:span text:style-name="T55_19">de</text:span><text:span text:style-name="T55_20"><text:s/></text:span><text:span text:style-name="T55_21">la</text:span><text:span text:style-name="T55_22"><text:s/></text:span><text:span text:style-name="T55_23">presente</text:span><text:span text:style-name="T55_24"><text:s/></text:span><text:span text:style-name="T55_25">tesis</text:span><text:span text:style-name="T55_26"><text:s/></text:span><text:span text:style-name="T55_27">se</text:span><text:span text:style-name="T55_28"><text:s/></text:span><text:span text:style-name="T55_29">cuente</text:span><text:span text:style-name="T55_30"><text:s/></text:span><text:span text:style-name="T55_31">con</text:span><text:span text:style-name="T55_32"><text:s/></text:span><text:span text:style-name="T55_33">un</text:span><text:span text:style-name="T55_34"><text:s/></text:span><text:span text:style-name="T55_35">código</text:span><text:span text:style-name="T55_36"><text:s/></text:span><text:span text:style-name="T55_37">funcional</text:span><text:span text:style-name="T55_38"><text:s/></text:span><text:span text:style-name="T55_39">en</text:span><text:span text:style-name="T55_40"><text:s/></text:span><text:span text:style-name="T55_41">GPU</text:span><text:span text:style-name="T55_42"><text:s/></text:span><text:span text:style-name="T55_43">de</text:span><text:span text:style-name="T55_44"><text:s/></text:span><text:span text:style-name="T55_45">un</text:span><text:span text:style-name="T55_46"><text:s/></text:span><text:span text:style-name="T55_47">algoritmo</text:span><text:span text:style-name="T55_48"><text:s/></text:span><text:span text:style-name="T55_49">de</text:span><text:span text:style-name="T55_50"><text:s/></text:span><text:span text:style-name="T55_51">DM</text:span><text:span text:style-name="T55_52"><text:s/></text:span><text:span text:style-name="T55_53">de</text:span><text:span text:style-name="T55_54"><text:s/></text:span><text:span text:style-name="T55_55">dos</text:span><text:span text:style-name="T55_56"><text:s/></text:span><text:span text:style-name="T55_57">pasos</text:span><text:span text:style-name="T55_58"><text:s/>(</text:span><text:span text:style-name="T55_59">cálculos</text:span><text:span text:style-name="T55_60"><text:s/></text:span><text:span text:style-name="T55_61">de</text:span><text:span text:style-name="T55_62"><text:s/></text:span><text:span text:style-name="T55_63">fuerzas</text:span><text:span text:style-name="T55_64">-</text:span><text:span text:style-name="T55_65">actualización</text:span><text:span text:style-name="T55_66"><text:s/></text:span><text:span text:style-name="T55_67">de</text:span><text:span text:style-name="T55_68"><text:s/></text:span><text:span text:style-name="T55_69">coordenadas</text:span><text:span text:style-name="T55_70">)<text:s/></text:span><text:span text:style-name="T55_71">basado</text:span><text:span text:style-name="T55_72"><text:s/></text:span><text:span text:style-name="T55_73">en</text:span><text:span text:style-name="T55_74"><text:s/></text:span><text:span text:style-name="T55_75">interacciones</text:span><text:span text:style-name="T55_76"><text:s/></text:span><text:span text:style-name="T55_77">de</text:span><text:span text:style-name="T55_78"><text:s/></text:span><text:span text:style-name="T55_79">a</text:span><text:span text:style-name="T55_80"><text:s/></text:span><text:span text:style-name="T55_81">pares</text:span><text:span text:style-name="T55_82"><text:s/></text:span><text:span text:style-name="T55_83">descritas</text:span><text:span text:style-name="T55_84"><text:s/></text:span><text:span text:style-name="T55_85">mediante</text:span><text:span text:style-name="T55_86"><text:s/></text:span><text:span text:style-name="T55_87">un</text:span><text:span text:style-name="T55_88"><text:s/></text:span><text:span text:style-name="T55_89">potencial</text:span><text:span text:style-name="T55_90"><text:s/></text:span><text:span text:style-name="T55_91">empírico</text:span><text:span text:style-name="T55_92"><text:s/></text:span><text:span text:style-name="T55_93">numérico</text:span><text:span text:style-name="T55_94">.<text:s/></text:span><text:span text:style-name="T55_95">El</text:span><text:span text:style-name="T55_96"><text:s/></text:span><text:span text:style-name="T55_97">código</text:span><text:span text:style-name="T55_98"><text:s/></text:span><text:span text:style-name="T55_99">deberá</text:span><text:span text:style-name="T55_100"><text:s/></text:span><text:span text:style-name="T55_101">incorporar</text:span><text:span text:style-name="T55_102"><text:s/></text:span><text:span text:style-name="T55_103">como</text:span><text:span text:style-name="T55_104"><text:s/></text:span><text:span text:style-name="T55_105">input</text:span><text:span text:style-name="T55_106"><text:s/></text:span><text:span text:style-name="T55_107">un</text:span><text:span text:style-name="T55_108"><text:s/></text:span><text:span text:style-name="T55_109">sistema</text:span><text:span text:style-name="T55_110"><text:s/></text:span><text:span text:style-name="T55_111">de</text:span><text:span text:style-name="T55_112"><text:s/></text:span><text:span text:style-name="T55_113">N</text:span><text:span text:style-name="T55_114"><text:s/></text:span><text:span text:style-name="T55_115">partículas</text:span><text:span text:style-name="T55_116"><text:s/></text:span><text:span text:style-name="T55_117">descritas</text:span><text:span text:style-name="T55_118"><text:s/></text:span><text:span text:style-name="T55_119">por</text:span><text:span text:style-name="T55_120"><text:s/></text:span><text:span text:style-name="T55_121">el</text:span><text:span text:style-name="T55_122"><text:s/></text:span><text:span text:style-name="T55_123">arreglo</text:span><text:span text:style-name="T55_124"><text:s/></text:span><text:span text:style-name="T55_125">de</text:span><text:span text:style-name="T55_126"><text:s/></text:span><text:span text:style-name="T55_127">coordenadas</text:span><text:span text:style-name="T55_128"><text:s/></text:span><text:span text:style-name="T55_129">cartesianas</text:span><text:span text:style-name="T55_130"><text:s/></text:span><text:span text:style-name="T55_131">de</text:span><text:span text:style-name="T55_132"><text:s/></text:span><text:span text:style-name="T55_133">las</text:span><text:span text:style-name="T55_134"><text:s/></text:span><text:span text:style-name="T55_135">mismas</text:span><text:span text:style-name="T55_136"><text:s/>(</text:span><text:span text:style-name="T55_137">configuración</text:span><text:span text:style-name="T55_138"><text:s/></text:span><text:span text:style-name="T55_139">inicial</text:span><text:span text:style-name="T55_140"><text:s/></text:span><text:span text:style-name="T55_141">del</text:span><text:span text:style-name="T55_142"><text:s/></text:span><text:span text:style-name="T55_143">sistema</text:span><text:span text:style-name="T55_144">),<text:s/></text:span><text:span text:style-name="T55_145">junto</text:span><text:span text:style-name="T55_146"><text:s/></text:span><text:span text:style-name="T55_147">con</text:span><text:span text:style-name="T55_148"><text:s/></text:span><text:span text:style-name="T55_149">la</text:span><text:span text:style-name="T55_150"><text:s/></text:span><text:span text:style-name="T55_151">función</text:span><text:span text:style-name="T55_152"><text:s/></text:span><text:span text:style-name="T55_153">de</text:span><text:span text:style-name="T55_154"><text:s/></text:span><text:span text:style-name="T55_155">interacción</text:span><text:span text:style-name="T55_156"><text:s/></text:span><text:span text:style-name="T55_157">de</text:span><text:span text:style-name="T55_158"><text:s/></text:span><text:span text:style-name="T55_159">a</text:span><text:span text:style-name="T55_160"><text:s/></text:span><text:span text:style-name="T55_161">pares</text:span><text:span text:style-name="T55_162"><text:s/></text:span><text:span text:style-name="T55_163">descrita</text:span><text:span text:style-name="T55_164"><text:s/></text:span><text:span text:style-name="T55_165">mediante</text:span><text:span text:style-name="T55_166"><text:s/></text:span><text:span text:style-name="T55_167">la</text:span><text:span text:style-name="T55_168"><text:s/></text:span><text:span text:style-name="T55_169">tabla</text:span><text:span text:style-name="T55_170"><text:s/></text:span><text:span text:style-name="T55_171">de</text:span><text:span text:style-name="T55_172"><text:s/></text:span><text:span text:style-name="T55_173">valores</text:span><text:span text:style-name="T55_174"><text:s/></text:span><text:span text:style-name="T55_175">distancia</text:span><text:span text:style-name="T55_176">-</text:span><text:span text:style-name="T55_177">energía</text:span><text:span text:style-name="T55_178">.<text:s/></text:span><text:span text:style-name="T55_179">El</text:span><text:span text:style-name="T55_180"><text:s/></text:span><text:span text:style-name="T55_181">código</text:span><text:span text:style-name="T55_182"><text:s/></text:span><text:span text:style-name="T55_183">deberá</text:span><text:span text:style-name="T55_184"><text:s/></text:span><text:span text:style-name="T55_185">calcular</text:span><text:span text:style-name="T55_186"><text:s/></text:span><text:span text:style-name="T55_187">en</text:span><text:span text:style-name="T55_188"><text:s/></text:span><text:span text:style-name="T55_189">GPU</text:span><text:span text:style-name="T55_190"><text:s/></text:span><text:span text:style-name="T55_191">las</text:span><text:span text:style-name="T55_192"><text:s/></text:span><text:span text:style-name="T55_193">fuerzas</text:span><text:span text:style-name="T55_194"><text:s/></text:span><text:span text:style-name="T55_195">que</text:span><text:span text:style-name="T55_196"><text:s/></text:span><text:span text:style-name="T55_197">actúan</text:span><text:span text:style-name="T55_198"><text:s/></text:span><text:span text:style-name="T55_199">sobre</text:span><text:span text:style-name="T55_200"><text:s/></text:span><text:span text:style-name="T55_201">las</text:span><text:span text:style-name="T55_202"><text:s/></text:span><text:span text:style-name="T55_203">N</text:span><text:span text:style-name="T55_204"><text:s/></text:span><text:span text:style-name="T55_205">partículas</text:span><text:span text:style-name="T55_206">,<text:s/></text:span><text:span text:style-name="T55_207">y</text:span><text:span text:style-name="T55_208"><text:s/></text:span><text:span text:style-name="T55_209">luego</text:span><text:span text:style-name="T55_210"><text:s/></text:span><text:span text:style-name="T55_211">actualizar</text:span><text:span text:style-name="T55_212"><text:s/></text:span><text:span text:style-name="T55_213">la</text:span><text:span text:style-name="T55_214"><text:s/></text:span><text:span text:style-name="T55_215">configuración</text:span><text:span text:style-name="T55_216"><text:s/></text:span><text:span text:style-name="T55_217">del</text:span><text:span text:style-name="T55_218"><text:s/></text:span><text:span text:style-name="T55_219">sistema</text:span><text:span text:style-name="T55_220"><text:s/></text:span><text:span text:style-name="T55_221">en</text:span><text:span text:style-name="T55_222"><text:s/></text:span><text:span text:style-name="T55_223">función</text:span><text:span text:style-name="T55_224"><text:s/></text:span><text:span text:style-name="T55_225">de</text:span><text:span text:style-name="T55_226"><text:s/></text:span><text:span text:style-name="T55_227">las</text:span><text:span text:style-name="T55_228"><text:s/></text:span><text:span text:style-name="T55_229">mismas</text:span><text:span text:style-name="T55_230"><text:s/></text:span><text:span text:style-name="T55_231">y</text:span><text:span text:style-name="T55_232"><text:s/></text:span><text:span text:style-name="T55_233">la</text:span><text:span text:style-name="T55_234"><text:s/></text:span><text:span text:style-name="T55_235">temperatura</text:span><text:span text:style-name="T55_236"><text:s/>(</text:span><text:span text:style-name="T55_237">variable</text:span><text:span text:style-name="T55_238"><text:s/></text:span><text:span text:style-name="T55_239">de</text:span><text:span text:style-name="T55_240"><text:s/></text:span><text:span text:style-name="T55_241">control</text:span><text:span text:style-name="T55_242">).<text:s/></text:span><text:span text:style-name="T55_243">El</text:span><text:span text:style-name="T55_244"><text:s/></text:span><text:span text:style-name="T55_245">sistema</text:span><text:span text:style-name="T55_246"><text:s/></text:span><text:span text:style-name="T55_247">deberá</text:span><text:span text:style-name="T55_248"><text:s/></text:span><text:span text:style-name="T55_249">poder</text:span><text:span text:style-name="T55_250"><text:s/></text:span><text:span text:style-name="T55_251">realizar</text:span><text:span text:style-name="T55_252"><text:s/></text:span><text:span text:style-name="T55_253">este</text:span><text:span text:style-name="T55_254"><text:s/></text:span><text:span text:style-name="T55_255">ciclo</text:span><text:span text:style-name="T55_256"><text:s/></text:span><text:span text:style-name="T55_257">de</text:span><text:span text:style-name="T55_258"><text:s/></text:span><text:span text:style-name="T55_259">pasos</text:span><text:span text:style-name="T55_260"><text:s/></text:span><text:span text:style-name="T55_261">de</text:span><text:span text:style-name="T55_262"><text:s/></text:span><text:span text:style-name="T55_263">DM</text:span><text:span text:style-name="T55_264">,<text:s/></text:span><text:span text:style-name="T55_265">repetidas</text:span><text:span text:style-name="T55_266"><text:s/></text:span><text:span text:style-name="T55_267">veces</text:span><text:span text:style-name="T55_268">,<text:s/></text:span><text:span text:style-name="T55_269">o</text:span><text:span text:style-name="T55_270"><text:s/></text:span><text:span text:style-name="T55_271">sea</text:span><text:span text:style-name="T55_272"><text:s/></text:span><text:span text:style-name="T55_273">durante</text:span><text:span text:style-name="T55_274"><text:s/>#<text:s/></text:span><text:span text:style-name="T55_275">pasos</text:span><text:span text:style-name="T55_276"><text:s/>(</text:span><text:span text:style-name="T55_277">otra</text:span><text:span text:style-name="T55_278"><text:s/></text:span><text:span text:style-name="T55_279">variable</text:span><text:span text:style-name="T55_280"><text:s/></text:span><text:span text:style-name="T55_281">de</text:span><text:span text:style-name="T55_282"><text:s/></text:span><text:span text:style-name="T55_283">control</text:span><text:span text:style-name="T55_284">),<text:s/></text:span><text:span text:style-name="T55_285">generando</text:span><text:span text:style-name="T55_286"><text:s/></text:span><text:span text:style-name="T55_287">de</text:span><text:span text:style-name="T55_288"><text:s/></text:span><text:span text:style-name="T55_289">esta</text:span><text:span text:style-name="T55_290"><text:s/></text:span><text:span text:style-name="T55_291">manera</text:span><text:span text:style-name="T55_292"><text:s/></text:span><text:span text:style-name="T55_293">una</text:span><text:span text:style-name="T55_294"><text:s/></text:span><text:span text:style-name="T55_295">trayectoria</text:span><text:span text:style-name="T55_296"><text:s/></text:span><text:span text:style-name="T55_297">del</text:span><text:span text:style-name="T55_298"><text:s/></text:span><text:span text:style-name="T55_299">sistema</text:span><text:span text:style-name="T55_300">,<text:s/></text:span><text:span text:style-name="T55_301">que</text:span><text:span text:style-name="T55_302"><text:s/></text:span><text:span text:style-name="T55_303">podemos</text:span><text:span text:style-name="T55_304"><text:s/></text:span><text:span text:style-name="T55_305">definir</text:span><text:span text:style-name="T55_306"><text:s/></text:span><text:span text:style-name="T55_307">como</text:span><text:span text:style-name="T55_308"><text:s/></text:span><text:span text:style-name="T55_309">la</text:span><text:span text:style-name="T55_310"><text:s/></text:span><text:span text:style-name="T55_311">salida</text:span><text:span text:style-name="T55_312"><text:s/></text:span><text:span text:style-name="T55_313">o</text:span><text:span text:style-name="T55_314"><text:s/></text:span><text:span text:style-name="T55_315">resultado</text:span><text:span text:style-name="T55_316">.<text:s/></text:span><text:span text:style-name="T55_317">La</text:span><text:span text:style-name="T55_318"><text:s/></text:span><text:span text:style-name="T55_319">performance</text:span><text:span text:style-name="T55_320"><text:s/></text:span><text:span text:style-name="T55_321">del</text:span><text:span text:style-name="T55_322"><text:s/></text:span><text:span text:style-name="T55_323">sistema</text:span><text:span text:style-name="T55_324"><text:s/></text:span><text:span text:style-name="T55_325">en</text:span><text:span text:style-name="T55_326"><text:s/></text:span><text:span text:style-name="T55_327">cuanto</text:span><text:span text:style-name="T55_328"><text:s/></text:span><text:span text:style-name="T55_329">a</text:span><text:span text:style-name="T55_330"><text:s/></text:span><text:span text:style-name="T55_331">su</text:span><text:span text:style-name="T55_332"><text:s/></text:span><text:span text:style-name="T55_333">velocidad</text:span><text:span text:style-name="T55_334"><text:s/>“</text:span><text:span text:style-name="T55_335">real</text:span><text:span text:style-name="T55_336">”,<text:s/></text:span><text:span text:style-name="T55_337">escalamiento</text:span><text:span text:style-name="T55_338"><text:s/></text:span><text:span text:style-name="T55_339">con</text:span><text:span text:style-name="T55_340"><text:s/></text:span><text:span text:style-name="T55_341">el</text:span><text:span text:style-name="T55_342"><text:s/></text:span><text:span text:style-name="T55_343">número</text:span><text:span text:style-name="T55_344"><text:s/></text:span><text:span text:style-name="T55_345">de</text:span><text:span text:style-name="T55_346"><text:s/></text:span><text:span text:style-name="T55_347">partículas</text:span><text:span text:style-name="T55_348"><text:s/></text:span><text:span text:style-name="T55_349">y</text:span><text:span text:style-name="T55_350"><text:s/></text:span><text:span text:style-name="T55_351">precisión</text:span><text:span text:style-name="T55_352"><text:s/></text:span><text:span text:style-name="T55_353">de</text:span><text:span text:style-name="T55_354"><text:s/></text:span><text:span text:style-name="T55_355">los</text:span><text:span text:style-name="T55_356"><text:s/></text:span><text:span text:style-name="T55_357">resultados</text:span><text:span text:style-name="T55_358">,<text:s/></text:span><text:span text:style-name="T55_359">se</text:span><text:span text:style-name="T55_360"><text:s/></text:span><text:span text:style-name="T55_361">comparar</text:span><text:span text:style-name="T55_362"><text:s/></text:span><text:span text:style-name="T55_363">con</text:span><text:span text:style-name="T55_364"><text:s/></text:span><text:span text:style-name="T55_365">resultados</text:span><text:span text:style-name="T55_366"><text:s/></text:span><text:span text:style-name="T55_367">obtenidos</text:span><text:span text:style-name="T55_368"><text:s/></text:span><text:span text:style-name="T55_369">con</text:span><text:span text:style-name="T55_370"><text:s/></text:span><text:span text:style-name="T55_371">el</text:span><text:span text:style-name="T55_372"><text:s/></text:span><text:span text:style-name="T55_373">paquete</text:span><text:span text:style-name="T55_374"><text:s/></text:span><text:span text:style-name="T55_375">de</text:span><text:span text:style-name="T55_376"><text:s/></text:span><text:span text:style-name="T55_377">dinámica</text:span><text:span text:style-name="T55_378"><text:s/></text:span><text:span text:style-name="T55_379">molecular</text:span><text:span text:style-name="T55_380"><text:s/></text:span><text:span text:style-name="T55_381">AMBER</text:span><text:span text:style-name="T55_382">,<text:s/></text:span><text:span text:style-name="T55_383">que</text:span><text:span text:style-name="T55_384"><text:s/></text:span><text:span text:style-name="T55_385">funciona</text:span><text:span text:style-name="T55_386"><text:s/></text:span><text:span text:style-name="T55_387">tanto</text:span><text:span text:style-name="T55_388"><text:s/></text:span><text:span text:style-name="T55_389">en</text:span><text:span text:style-name="T55_390"><text:s/></text:span><text:span text:style-name="T55_391">serie</text:span><text:span text:style-name="T55_392">,<text:s/></text:span><text:span text:style-name="T55_393">como</text:span><text:span text:style-name="T55_394"><text:s/></text:span><text:span text:style-name="T55_395">en</text:span><text:span text:style-name="T55_396"><text:s/></text:span><text:span text:style-name="T55_397">paralelo</text:span><text:span text:style-name="T55_398">,<text:s/></text:span><text:span text:style-name="T55_399">y</text:span><text:span text:style-name="T55_400"><text:s/></text:span><text:span text:style-name="T55_401">también</text:span><text:span text:style-name="T55_402"><text:s/></text:span><text:span text:style-name="T55_403">GPU</text:span><text:span text:style-name="T55_404"><text:s/></text:span><text:span text:style-name="T55_405">utilizando</text:span><text:span text:style-name="T55_406"><text:s/></text:span><text:span text:style-name="T55_407">funciones</text:span><text:span text:style-name="T55_408"><text:s/></text:span><text:span text:style-name="T55_409">analiticas</text:span><text:span text:style-name="T55_410"><text:s/></text:span><text:span text:style-name="T55_411">para</text:span><text:span text:style-name="T55_412"><text:s/></text:span><text:span text:style-name="T55_413">dinámica</text:span><text:span text:style-name="T55_414"><text:s/></text:span><text:span text:style-name="T55_415">molecular</text:span><text:span text:style-name="T55_416"><text:s/></text:span><text:span text:style-name="T55_417">atomística</text:span><text:span text:style-name="T55_418">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